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17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689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882in" fo:break-before="auto" style:use-optimal-row-height="true"/>
    </style:style>
    <style:style style:name="ro12" style:family="table-row">
      <style:table-row-properties style:row-height="0.2839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0.7807in" fo:break-before="auto" style:use-optimal-row-height="false"/>
    </style:style>
    <style:style style:name="ro16" style:family="table-row">
      <style:table-row-properties style:row-height="1.2437in" fo:break-before="auto" style:use-optimal-row-height="true"/>
    </style:style>
    <style:style style:name="ro17" style:family="table-row">
      <style:table-row-properties style:row-height="0.2957in" fo:break-before="auto" style:use-optimal-row-height="fals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2339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ackground-color="transparent" fo:border="0.0008in solid #000000"/>
    </style:style>
    <style:style style:name="ce4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2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Default">
      <style:text-properties fo:font-size="9pt" style:font-size-asian="9pt" style:font-size-complex="9pt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 fo:wrap-option="wrap" fo:border="0.0008in solid #000000"/>
    </style:style>
    <style:style style:name="ce67" style:family="table-cell" style:parent-style-name="Default" style:data-style-name="N60">
      <style:table-cell-properties fo:wrap-option="wrap" fo:border="0.0008in solid #000000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1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0008in solid #000000" fo:padding="0.028in"/>
    </style:style>
    <style:style style:name="ce73" style:family="table-cell" style:parent-style-name="Default">
      <style:table-cell-properties fo:background-color="#ff9999" fo:border="0.0008in solid #000000"/>
    </style:style>
    <style:style style:name="ce74" style:family="table-cell" style:parent-style-name="Default">
      <style:table-cell-properties fo:background-color="#ffcc00" fo:border="0.0008in solid #000000"/>
    </style:style>
    <style:style style:name="ce7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5" style:family="table-cell" style:parent-style-name="Default"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8" style:family="table-cell" style:parent-style-name="Default"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9" style:family="table-cell" style:parent-style-name="Default"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1" style:family="table-cell" style:parent-style-name="Default"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2" style:family="table-cell" style:parent-style-name="Default"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3" style:family="table-cell" style:parent-style-name="Default"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7" table:number-columns-repeated="1014"/>
          <table:table-cell table:style-name="ce38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34" office:value-type="string">
            <text:p>Initiate and add content</text:p>
          </table:table-cell>
          <table:table-cell table:style-name="ce35" office:value-type="string">
            <text:p>Thuyen Tran-Thanh-Nha</text:p>
          </table:table-cell>
          <table:table-cell table:style-name="ce36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2">
            <text:p>0.2</text:p>
          </table:table-cell>
          <table:table-cell table:style-name="ce34" office:value-type="string">
            <text:p>Add TinNQ</text:p>
          </table:table-cell>
          <table:table-cell table:style-name="ce35" office:value-type="string">
            <text:p>Thuyen Tran-Thanh-Nha</text:p>
          </table:table-cell>
          <table:table-cell table:style-name="ce36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79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6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4"/>
        <table:table-column table:style-name="co20" table:default-cell-style-name="Default"/>
        <table:table-column table:style-name="co21" table:default-cell-style-name="Default"/>
        <table:table-column table:style-name="co7" table:number-columns-repeated="1010" table:default-cell-style-name="Default"/>
        <table:table-row table:style-name="ro9">
          <table:table-cell table:style-name="ce39" office:value-type="string">
            <text:p>Tổng hợp ngày nghỉ 2018</text:p>
          </table:table-cell>
          <table:table-cell table:style-name="ce42" table:number-columns-repeated="5"/>
          <table:table-cell table:style-name="ce52"/>
          <table:table-cell table:style-name="ce57"/>
          <table:table-cell table:style-name="ce42" table:number-columns-repeated="3"/>
          <table:table-cell table:style-name="ce61"/>
          <table:table-cell table:style-name="ce42" table:number-columns-repeated="2"/>
          <table:table-cell table:number-columns-repeated="1010"/>
        </table:table-row>
        <table:table-row table:style-name="ro10" table:number-rows-repeated="4">
          <table:table-cell table:style-name="ce39"/>
          <table:table-cell table:style-name="ce42" table:number-columns-repeated="5"/>
          <table:table-cell table:style-name="ce52"/>
          <table:table-cell table:style-name="ce57"/>
          <table:table-cell table:style-name="ce42" table:number-columns-repeated="3"/>
          <table:table-cell table:style-name="ce61"/>
          <table:table-cell table:style-name="ce42" table:number-columns-repeated="2"/>
          <table:table-cell table:number-columns-repeated="1010"/>
        </table:table-row>
        <table:table-row table:style-name="ro11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6" office:value-type="string">
            <office:annotation draw:style-name="gr1" draw:text-style-name="P1" svg:width="3.4126in" svg:height="1.3232in" svg:x="3.1705in" svg:y="0.3988in" draw:caption-point-x="-0.7689in" draw:caption-point-y="0.960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</text:p>
          </table:table-cell>
          <table:table-cell table:style-name="ce46" office:value-type="string">
            <office:annotation draw:style-name="gr2" draw:text-style-name="P1" svg:width="1.1413in" svg:height="0.5457in" svg:x="3.6827in" svg:y="0.6965in" draw:caption-point-x="-0.2402in" draw:caption-point-y="0.662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6" office:value-type="string">
            <text:p>Working To</text:p>
          </table:table-cell>
          <table:table-cell table:style-name="ce46" office:value-type="string">
            <office:annotation draw:style-name="gr3" draw:text-style-name="P1" svg:width="1.1413in" svg:height="0.7012in" svg:x="5.6634in" svg:y="0.6965in" draw:caption-point-x="-0.2622in" draw:caption-point-y="0.662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3" office:value-type="string">
            <office:annotation draw:style-name="gr2" draw:text-style-name="P1" svg:width="1.1413in" svg:height="0.5457in" svg:x="6.8232in" svg:y="0.6965in" draw:caption-point-x="-0.2402in" draw:caption-point-y="0.662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8" office:value-type="string">
            <office:annotation draw:style-name="gr4" draw:text-style-name="P1" svg:width="1.1413in" svg:height="0.3902in" svg:x="7.989in" svg:y="0.6965in" draw:caption-point-x="-0.2402in" draw:caption-point-y="0.662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6" office:value-type="string">
            <text:p>Remaining Leave Days</text:p>
          </table:table-cell>
          <table:table-cell table:style-name="ce46" office:value-type="string">
            <text:p>Extended Leave Days</text:p>
          </table:table-cell>
          <table:table-cell table:style-name="ce46" office:value-type="string">
            <text:p>Leave Days Already Subtracted From Salary</text:p>
          </table:table-cell>
          <table:table-cell table:style-name="ce46" office:value-type="string">
            <text:p>Leave Days Seniority (over 3 years)</text:p>
          </table:table-cell>
          <table:table-cell table:style-name="ce46" office:value-type="string">
            <office:annotation office:display="true" draw:style-name="gr5" draw:text-style-name="P1" svg:width="1.9224in" svg:height="1.4787in" svg:x="14.6122in" svg:y="1.0169in" draw:caption-point-x="-1.4484in" draw:caption-point-y="0.342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0" office:value-type="string">
            <text:p>Notes</text:p>
          </table:table-cell>
          <table:table-cell table:number-columns-repeated="1010"/>
        </table:table-row>
        <table:table-row table:style-name="ro12">
          <table:table-cell table:style-name="ce41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47" office:value-type="float" office:value="-8.5">
            <text:p>-8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7]);DATE(YEAR([.D7]);12;31);NOW())" office:value-type="date" office:date-value="2018-02-06T14:50:29.82">
            <text:p>02/06/18</text:p>
          </table:table-cell>
          <table:table-cell table:style-name="ce51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">
            <text:p>1</text:p>
          </table:table-cell>
          <table:table-cell table:style-name="ce54" table:formula="of:=SUMPRODUCT([Thong_Tin_Ngay_Nghi_201801.$B$3:.$B$61]=[.$B7];[Thong_Tin_Ngay_Nghi_201801.$C$3:.$C$61]) +  SUMPRODUCT([Thong_Tin_Ngay_Nghi_201802.$B$3:.$B$61]=[.$B7];[Thong_Tin_Ngay_Nghi_201802.$C$3:.$C$61]) + SUMPRODUCT([Thong_Tin_Ngay_Nghi_201803.$B$3:.$B$62]=[.$B7];[Thong_Tin_Ngay_Nghi_201803.$C$3:.$C$62])" office:value-type="float" office:value="0.5">
            <text:p>0.5</text:p>
          </table:table-cell>
          <table:table-cell table:style-name="ce59" table:formula="of:=SUMPRODUCT([Thong_Tin_Ngay_Nghi_201801.$B$3:.$B$62]=[.$B7];[Thong_Tin_Ngay_Nghi_201801.$C$3:.$C$62])+SUMPRODUCT([Thong_Tin_Ngay_Nghi_201802.$B$3:.$B$62]=[.$B7];[Thong_Tin_Ngay_Nghi_201802.$C$3:.$C$62])+SUMPRODUCT([Thong_Tin_Ngay_Nghi_201803.$B$3:.$B$63]=[.$B7];[Thong_Tin_Ngay_Nghi_201803.$C$3:.$C$63])+SUMPRODUCT([Thong_Tin_Ngay_Nghi_201804.$B$3:.$B$63]=[.$B7];[Thong_Tin_Ngay_Nghi_201804.$C$3:.$C$63])+SUMPRODUCT([Thong_Tin_Ngay_Nghi_201805.$B$3:.$B$62]=[.$B7];[Thong_Tin_Ngay_Nghi_201805.$C$3:.$C$62])+SUMPRODUCT([Thong_Tin_Ngay_Nghi_201806.$B$3:.$B$64]=[.$B7];[Thong_Tin_Ngay_Nghi_201806.$C$3:.$C$64])+SUMPRODUCT([Thong_Tin_Ngay_Nghi_201807.$B$3:.$B$66]=[.$B7];[Thong_Tin_Ngay_Nghi_201807.$C$3:.$C$66])+SUMPRODUCT([Thong_Tin_Ngay_Nghi_201808.$B$3:.$B$66]=[.$B7];[Thong_Tin_Ngay_Nghi_201808.$C$3:.$C$66])+SUMPRODUCT([Thong_Tin_Ngay_Nghi_201809.$B$3:.$B$64]=[.$B7];[Thong_Tin_Ngay_Nghi_201809.$C$3:.$C$64])+SUMPRODUCT([Thong_Tin_Ngay_Nghi_201810.$B$3:.$B$64]=[.$B7];[Thong_Tin_Ngay_Nghi_201810.$C$3:.$C$64])+SUMPRODUCT([Thong_Tin_Ngay_Nghi_201811.$B$3:.$B$66]=[.$B7];[Thong_Tin_Ngay_Nghi_201811.$C$3:.$C$66])+ SUMPRODUCT([Thong_Tin_Ngay_Nghi_201812.$B$3:.$B$66]=[.$B7];[Thong_Tin_Ngay_Nghi_201812.$C$3:.$C$66])" office:value-type="float" office:value="0.5">
            <text:p>0.5</text:p>
          </table:table-cell>
          <table:table-cell table:style-name="ce47" table:formula="of:=IF(DATE(YEAR([.E7]);MONTH([.E7]);DAY([.E7]))&lt;=DATE(YEAR([.E7]);3;31); [.C7]-[.G7] + [.F7]; IF([.G7]-[.C7]&lt;0;[.G7] + [.F7] -[.H7];[.F7]+[.C7]-[.H7]))" office:value-type="float" office:value="-8">
            <text:p>-8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7]+[.K7] +[.J7]+[.L7]" office:value-type="float" office:value="-7">
            <text:p>-7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8]);DATE(YEAR([.D8]);12;31);NOW())" office:value-type="date" office:date-value="2018-02-06T14:50:31.39">
            <text:p>02/06/18</text:p>
          </table:table-cell>
          <table:table-cell table:style-name="ce51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5" table:formula="of:=SUMPRODUCT([Thong_Tin_Ngay_Nghi_201801.$B$3:.$B$61]=[.$B8];[Thong_Tin_Ngay_Nghi_201801.$C$3:.$C$61]) +  SUMPRODUCT([Thong_Tin_Ngay_Nghi_201802.$B$3:.$B$61]=[.$B8];[Thong_Tin_Ngay_Nghi_201802.$C$3:.$C$61]) + SUMPRODUCT([Thong_Tin_Ngay_Nghi_201803.$B$3:.$B$62]=[.$B8];[Thong_Tin_Ngay_Nghi_201803.$C$3:.$C$62])" office:value-type="float" office:value="0">
            <text:p>0</text:p>
          </table:table-cell>
          <table:table-cell table:style-name="ce60" table:formula="of:=SUMPRODUCT([Thong_Tin_Ngay_Nghi_201801.$B$3:.$B$62]=[.$B8];[Thong_Tin_Ngay_Nghi_201801.$C$3:.$C$62])+SUMPRODUCT([Thong_Tin_Ngay_Nghi_201802.$B$3:.$B$62]=[.$B8];[Thong_Tin_Ngay_Nghi_201802.$C$3:.$C$62])+SUMPRODUCT([Thong_Tin_Ngay_Nghi_201803.$B$3:.$B$63]=[.$B8];[Thong_Tin_Ngay_Nghi_201803.$C$3:.$C$63])+SUMPRODUCT([Thong_Tin_Ngay_Nghi_201804.$B$3:.$B$63]=[.$B8];[Thong_Tin_Ngay_Nghi_201804.$C$3:.$C$63])+SUMPRODUCT([Thong_Tin_Ngay_Nghi_201805.$B$3:.$B$62]=[.$B8];[Thong_Tin_Ngay_Nghi_201805.$C$3:.$C$62])+SUMPRODUCT([Thong_Tin_Ngay_Nghi_201806.$B$3:.$B$64]=[.$B8];[Thong_Tin_Ngay_Nghi_201806.$C$3:.$C$64])+SUMPRODUCT([Thong_Tin_Ngay_Nghi_201807.$B$3:.$B$66]=[.$B8];[Thong_Tin_Ngay_Nghi_201807.$C$3:.$C$66])+SUMPRODUCT([Thong_Tin_Ngay_Nghi_201808.$B$3:.$B$66]=[.$B8];[Thong_Tin_Ngay_Nghi_201808.$C$3:.$C$66])+SUMPRODUCT([Thong_Tin_Ngay_Nghi_201809.$B$3:.$B$64]=[.$B8];[Thong_Tin_Ngay_Nghi_201809.$C$3:.$C$64])+SUMPRODUCT([Thong_Tin_Ngay_Nghi_201810.$B$3:.$B$64]=[.$B8];[Thong_Tin_Ngay_Nghi_201810.$C$3:.$C$64])+SUMPRODUCT([Thong_Tin_Ngay_Nghi_201811.$B$3:.$B$66]=[.$B8];[Thong_Tin_Ngay_Nghi_201811.$C$3:.$C$66])+ SUMPRODUCT([Thong_Tin_Ngay_Nghi_201812.$B$3:.$B$66]=[.$B8];[Thong_Tin_Ngay_Nghi_201812.$C$3:.$C$66])" office:value-type="float" office:value="0">
            <text:p>0</text:p>
          </table:table-cell>
          <table:table-cell table:style-name="ce47" table:formula="of:=IF(DATE(YEAR([.E8]);MONTH([.E8]);DAY([.E8]))&lt;=DATE(YEAR([.E8]);3;31); [.C8]-[.G8] + [.F8]; IF([.G8]-[.C8]&lt;0;[.G8] + [.F8] -[.H8];[.F8]+[.C8]-[.H8]))" office:value-type="float" office:value="1">
            <text:p>1</text:p>
          </table:table-cell>
          <table:table-cell table:number-columns-repeated="2" table:style-name="ce47"/>
          <table:table-cell table:style-name="ce62"/>
          <table:table-cell table:style-name="ce47" table:formula="of:=[.I8]+[.K8] +[.J8]+[.L8]" office:value-type="float" office:value="1">
            <text:p>1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47" office:value-type="float" office:value="-1.5">
            <text:p>-1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9]);DATE(YEAR([.D9]);12;31);NOW())" office:value-type="date" office:date-value="2018-02-06T14:50:31.39">
            <text:p>02/06/18</text:p>
          </table:table-cell>
          <table:table-cell table:style-name="ce51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">
            <text:p>1</text:p>
          </table:table-cell>
          <table:table-cell table:style-name="ce55" table:formula="of:=SUMPRODUCT([Thong_Tin_Ngay_Nghi_201801.$B$3:.$B$61]=[.$B9];[Thong_Tin_Ngay_Nghi_201801.$C$3:.$C$61]) +  SUMPRODUCT([Thong_Tin_Ngay_Nghi_201802.$B$3:.$B$61]=[.$B9];[Thong_Tin_Ngay_Nghi_201802.$C$3:.$C$61]) + SUMPRODUCT([Thong_Tin_Ngay_Nghi_201803.$B$3:.$B$62]=[.$B9];[Thong_Tin_Ngay_Nghi_201803.$C$3:.$C$62])" office:value-type="float" office:value="0">
            <text:p>0</text:p>
          </table:table-cell>
          <table:table-cell table:style-name="ce60" table:formula="of:=SUMPRODUCT([Thong_Tin_Ngay_Nghi_201801.$B$3:.$B$62]=[.$B9];[Thong_Tin_Ngay_Nghi_201801.$C$3:.$C$62])+SUMPRODUCT([Thong_Tin_Ngay_Nghi_201802.$B$3:.$B$62]=[.$B9];[Thong_Tin_Ngay_Nghi_201802.$C$3:.$C$62])+SUMPRODUCT([Thong_Tin_Ngay_Nghi_201803.$B$3:.$B$63]=[.$B9];[Thong_Tin_Ngay_Nghi_201803.$C$3:.$C$63])+SUMPRODUCT([Thong_Tin_Ngay_Nghi_201804.$B$3:.$B$63]=[.$B9];[Thong_Tin_Ngay_Nghi_201804.$C$3:.$C$63])+SUMPRODUCT([Thong_Tin_Ngay_Nghi_201805.$B$3:.$B$62]=[.$B9];[Thong_Tin_Ngay_Nghi_201805.$C$3:.$C$62])+SUMPRODUCT([Thong_Tin_Ngay_Nghi_201806.$B$3:.$B$64]=[.$B9];[Thong_Tin_Ngay_Nghi_201806.$C$3:.$C$64])+SUMPRODUCT([Thong_Tin_Ngay_Nghi_201807.$B$3:.$B$66]=[.$B9];[Thong_Tin_Ngay_Nghi_201807.$C$3:.$C$66])+SUMPRODUCT([Thong_Tin_Ngay_Nghi_201808.$B$3:.$B$66]=[.$B9];[Thong_Tin_Ngay_Nghi_201808.$C$3:.$C$66])+SUMPRODUCT([Thong_Tin_Ngay_Nghi_201809.$B$3:.$B$64]=[.$B9];[Thong_Tin_Ngay_Nghi_201809.$C$3:.$C$64])+SUMPRODUCT([Thong_Tin_Ngay_Nghi_201810.$B$3:.$B$64]=[.$B9];[Thong_Tin_Ngay_Nghi_201810.$C$3:.$C$64])+SUMPRODUCT([Thong_Tin_Ngay_Nghi_201811.$B$3:.$B$66]=[.$B9];[Thong_Tin_Ngay_Nghi_201811.$C$3:.$C$66])+ SUMPRODUCT([Thong_Tin_Ngay_Nghi_201812.$B$3:.$B$66]=[.$B9];[Thong_Tin_Ngay_Nghi_201812.$C$3:.$C$66])" office:value-type="float" office:value="0">
            <text:p>0</text:p>
          </table:table-cell>
          <table:table-cell table:style-name="ce47" table:formula="of:=IF(DATE(YEAR([.E9]);MONTH([.E9]);DAY([.E9]))&lt;=DATE(YEAR([.E9]);3;31); [.C9]-[.G9] + [.F9]; IF([.G9]-[.C9]&lt;0;[.G9] + [.F9] -[.H9];[.F9]+[.C9]-[.H9]))" office:value-type="float" office:value="-0.5">
            <text:p>-0.5</text:p>
          </table:table-cell>
          <table:table-cell table:number-columns-repeated="2" table:style-name="ce47"/>
          <table:table-cell table:style-name="ce62"/>
          <table:table-cell table:style-name="ce47" table:formula="of:=[.I9]+[.K9] +[.J9]+[.L9]" office:value-type="float" office:value="-0.5">
            <text:p>-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">
            <text:p>4</text:p>
          </table:table-cell>
          <table:table-cell table:style-name="ce43" office:value-type="string">
            <text:p>CuongNM</text:p>
          </table:table-cell>
          <table:table-cell table:style-name="ce47" office:value-type="float" office:value="-8">
            <text:p>-8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0]);DATE(YEAR([.D10]);12;31);NOW())" office:value-type="date" office:date-value="2018-02-06T14:50:31.39">
            <text:p>02/06/18</text:p>
          </table:table-cell>
          <table:table-cell table:style-name="ce51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">
            <text:p>1</text:p>
          </table:table-cell>
          <table:table-cell table:style-name="ce55" table:formula="of:=SUMPRODUCT([Thong_Tin_Ngay_Nghi_201801.$B$3:.$B$61]=[.$B10];[Thong_Tin_Ngay_Nghi_201801.$C$3:.$C$61]) +  SUMPRODUCT([Thong_Tin_Ngay_Nghi_201802.$B$3:.$B$61]=[.$B10];[Thong_Tin_Ngay_Nghi_201802.$C$3:.$C$61]) + SUMPRODUCT([Thong_Tin_Ngay_Nghi_201803.$B$3:.$B$62]=[.$B10];[Thong_Tin_Ngay_Nghi_201803.$C$3:.$C$62])" office:value-type="float" office:value="0">
            <text:p>0</text:p>
          </table:table-cell>
          <table:table-cell table:style-name="ce60" table:formula="of:=SUMPRODUCT([Thong_Tin_Ngay_Nghi_201801.$B$3:.$B$62]=[.$B10];[Thong_Tin_Ngay_Nghi_201801.$C$3:.$C$62])+SUMPRODUCT([Thong_Tin_Ngay_Nghi_201802.$B$3:.$B$62]=[.$B10];[Thong_Tin_Ngay_Nghi_201802.$C$3:.$C$62])+SUMPRODUCT([Thong_Tin_Ngay_Nghi_201803.$B$3:.$B$63]=[.$B10];[Thong_Tin_Ngay_Nghi_201803.$C$3:.$C$63])+SUMPRODUCT([Thong_Tin_Ngay_Nghi_201804.$B$3:.$B$63]=[.$B10];[Thong_Tin_Ngay_Nghi_201804.$C$3:.$C$63])+SUMPRODUCT([Thong_Tin_Ngay_Nghi_201805.$B$3:.$B$62]=[.$B10];[Thong_Tin_Ngay_Nghi_201805.$C$3:.$C$62])+SUMPRODUCT([Thong_Tin_Ngay_Nghi_201806.$B$3:.$B$64]=[.$B10];[Thong_Tin_Ngay_Nghi_201806.$C$3:.$C$64])+SUMPRODUCT([Thong_Tin_Ngay_Nghi_201807.$B$3:.$B$66]=[.$B10];[Thong_Tin_Ngay_Nghi_201807.$C$3:.$C$66])+SUMPRODUCT([Thong_Tin_Ngay_Nghi_201808.$B$3:.$B$66]=[.$B10];[Thong_Tin_Ngay_Nghi_201808.$C$3:.$C$66])+SUMPRODUCT([Thong_Tin_Ngay_Nghi_201809.$B$3:.$B$64]=[.$B10];[Thong_Tin_Ngay_Nghi_201809.$C$3:.$C$64])+SUMPRODUCT([Thong_Tin_Ngay_Nghi_201810.$B$3:.$B$64]=[.$B10];[Thong_Tin_Ngay_Nghi_201810.$C$3:.$C$64])+SUMPRODUCT([Thong_Tin_Ngay_Nghi_201811.$B$3:.$B$66]=[.$B10];[Thong_Tin_Ngay_Nghi_201811.$C$3:.$C$66])+ SUMPRODUCT([Thong_Tin_Ngay_Nghi_201812.$B$3:.$B$66]=[.$B10];[Thong_Tin_Ngay_Nghi_201812.$C$3:.$C$66])" office:value-type="float" office:value="0">
            <text:p>0</text:p>
          </table:table-cell>
          <table:table-cell table:style-name="ce47" table:formula="of:=IF(DATE(YEAR([.E10]);MONTH([.E10]);DAY([.E10]))&lt;=DATE(YEAR([.E10]);3;31); [.C10]-[.G10] + [.F10]; IF([.G10]-[.C10]&lt;0;[.G10] + [.F10] -[.H10];[.F10]+[.C10]-[.H10]))" office:value-type="float" office:value="-7">
            <text:p>-7</text:p>
          </table:table-cell>
          <table:table-cell table:number-columns-repeated="2" table:style-name="ce47"/>
          <table:table-cell table:style-name="ce62"/>
          <table:table-cell table:style-name="ce47" table:formula="of:=[.I10]+[.K10] +[.J10]+[.L10]" office:value-type="float" office:value="-7">
            <text:p>-7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47" office:value-type="float" office:value="5">
            <text:p>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1]);DATE(YEAR([.D11]);12;31);NOW())" office:value-type="date" office:date-value="2018-02-06T14:50:31.39">
            <text:p>02/06/18</text:p>
          </table:table-cell>
          <table:table-cell table:style-name="ce51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">
            <text:p>1</text:p>
          </table:table-cell>
          <table:table-cell table:style-name="ce55" table:formula="of:=SUMPRODUCT([Thong_Tin_Ngay_Nghi_201801.$B$3:.$B$61]=[.$B11];[Thong_Tin_Ngay_Nghi_201801.$C$3:.$C$61]) +  SUMPRODUCT([Thong_Tin_Ngay_Nghi_201802.$B$3:.$B$61]=[.$B11];[Thong_Tin_Ngay_Nghi_201802.$C$3:.$C$61]) + SUMPRODUCT([Thong_Tin_Ngay_Nghi_201803.$B$3:.$B$62]=[.$B11];[Thong_Tin_Ngay_Nghi_201803.$C$3:.$C$62])" office:value-type="float" office:value="0">
            <text:p>0</text:p>
          </table:table-cell>
          <table:table-cell table:style-name="ce60" table:formula="of:=SUMPRODUCT([Thong_Tin_Ngay_Nghi_201801.$B$3:.$B$62]=[.$B11];[Thong_Tin_Ngay_Nghi_201801.$C$3:.$C$62])+SUMPRODUCT([Thong_Tin_Ngay_Nghi_201802.$B$3:.$B$62]=[.$B11];[Thong_Tin_Ngay_Nghi_201802.$C$3:.$C$62])+SUMPRODUCT([Thong_Tin_Ngay_Nghi_201803.$B$3:.$B$63]=[.$B11];[Thong_Tin_Ngay_Nghi_201803.$C$3:.$C$63])+SUMPRODUCT([Thong_Tin_Ngay_Nghi_201804.$B$3:.$B$63]=[.$B11];[Thong_Tin_Ngay_Nghi_201804.$C$3:.$C$63])+SUMPRODUCT([Thong_Tin_Ngay_Nghi_201805.$B$3:.$B$62]=[.$B11];[Thong_Tin_Ngay_Nghi_201805.$C$3:.$C$62])+SUMPRODUCT([Thong_Tin_Ngay_Nghi_201806.$B$3:.$B$64]=[.$B11];[Thong_Tin_Ngay_Nghi_201806.$C$3:.$C$64])+SUMPRODUCT([Thong_Tin_Ngay_Nghi_201807.$B$3:.$B$66]=[.$B11];[Thong_Tin_Ngay_Nghi_201807.$C$3:.$C$66])+SUMPRODUCT([Thong_Tin_Ngay_Nghi_201808.$B$3:.$B$66]=[.$B11];[Thong_Tin_Ngay_Nghi_201808.$C$3:.$C$66])+SUMPRODUCT([Thong_Tin_Ngay_Nghi_201809.$B$3:.$B$64]=[.$B11];[Thong_Tin_Ngay_Nghi_201809.$C$3:.$C$64])+SUMPRODUCT([Thong_Tin_Ngay_Nghi_201810.$B$3:.$B$64]=[.$B11];[Thong_Tin_Ngay_Nghi_201810.$C$3:.$C$64])+SUMPRODUCT([Thong_Tin_Ngay_Nghi_201811.$B$3:.$B$66]=[.$B11];[Thong_Tin_Ngay_Nghi_201811.$C$3:.$C$66])+ SUMPRODUCT([Thong_Tin_Ngay_Nghi_201812.$B$3:.$B$66]=[.$B11];[Thong_Tin_Ngay_Nghi_201812.$C$3:.$C$66])" office:value-type="float" office:value="0">
            <text:p>0</text:p>
          </table:table-cell>
          <table:table-cell table:style-name="ce47" table:formula="of:=IF(DATE(YEAR([.E11]);MONTH([.E11]);DAY([.E11]))&lt;=DATE(YEAR([.E11]);3;31); [.C11]-[.G11] + [.F11]; IF([.G11]-[.C11]&lt;0;[.G11] + [.F11] -[.H11];[.F11]+[.C11]-[.H11]))" office:value-type="float" office:value="6">
            <text:p>6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11]+[.K11] +[.J11]+[.L11]" office:value-type="float" office:value="7">
            <text:p>7</text:p>
          </table:table-cell>
          <table:table-cell table:style-name="ce65"/>
          <table:table-cell table:number-columns-repeated="1010"/>
        </table:table-row>
        <table:table-row table:style-name="ro13">
          <table:table-cell table:style-name="ce41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47" office:value-type="float" office:value="-3">
            <text:p>-3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2]);DATE(YEAR([.D12]);12;31);NOW())" office:value-type="date" office:date-value="2018-02-06T14:50:31.39">
            <text:p>02/06/18</text:p>
          </table:table-cell>
          <table:table-cell table:style-name="ce51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">
            <text:p>1</text:p>
          </table:table-cell>
          <table:table-cell table:style-name="ce55" table:formula="of:=SUMPRODUCT([Thong_Tin_Ngay_Nghi_201801.$B$3:.$B$61]=[.$B12];[Thong_Tin_Ngay_Nghi_201801.$C$3:.$C$61]) +  SUMPRODUCT([Thong_Tin_Ngay_Nghi_201802.$B$3:.$B$61]=[.$B12];[Thong_Tin_Ngay_Nghi_201802.$C$3:.$C$61]) + SUMPRODUCT([Thong_Tin_Ngay_Nghi_201803.$B$3:.$B$62]=[.$B12];[Thong_Tin_Ngay_Nghi_201803.$C$3:.$C$62])" office:value-type="float" office:value="1">
            <text:p>1</text:p>
          </table:table-cell>
          <table:table-cell table:style-name="ce60" table:formula="of:=SUMPRODUCT([Thong_Tin_Ngay_Nghi_201801.$B$3:.$B$62]=[.$B12];[Thong_Tin_Ngay_Nghi_201801.$C$3:.$C$62])+SUMPRODUCT([Thong_Tin_Ngay_Nghi_201802.$B$3:.$B$62]=[.$B12];[Thong_Tin_Ngay_Nghi_201802.$C$3:.$C$62])+SUMPRODUCT([Thong_Tin_Ngay_Nghi_201803.$B$3:.$B$63]=[.$B12];[Thong_Tin_Ngay_Nghi_201803.$C$3:.$C$63])+SUMPRODUCT([Thong_Tin_Ngay_Nghi_201804.$B$3:.$B$63]=[.$B12];[Thong_Tin_Ngay_Nghi_201804.$C$3:.$C$63])+SUMPRODUCT([Thong_Tin_Ngay_Nghi_201805.$B$3:.$B$62]=[.$B12];[Thong_Tin_Ngay_Nghi_201805.$C$3:.$C$62])+SUMPRODUCT([Thong_Tin_Ngay_Nghi_201806.$B$3:.$B$64]=[.$B12];[Thong_Tin_Ngay_Nghi_201806.$C$3:.$C$64])+SUMPRODUCT([Thong_Tin_Ngay_Nghi_201807.$B$3:.$B$66]=[.$B12];[Thong_Tin_Ngay_Nghi_201807.$C$3:.$C$66])+SUMPRODUCT([Thong_Tin_Ngay_Nghi_201808.$B$3:.$B$66]=[.$B12];[Thong_Tin_Ngay_Nghi_201808.$C$3:.$C$66])+SUMPRODUCT([Thong_Tin_Ngay_Nghi_201809.$B$3:.$B$64]=[.$B12];[Thong_Tin_Ngay_Nghi_201809.$C$3:.$C$64])+SUMPRODUCT([Thong_Tin_Ngay_Nghi_201810.$B$3:.$B$64]=[.$B12];[Thong_Tin_Ngay_Nghi_201810.$C$3:.$C$64])+SUMPRODUCT([Thong_Tin_Ngay_Nghi_201811.$B$3:.$B$66]=[.$B12];[Thong_Tin_Ngay_Nghi_201811.$C$3:.$C$66])+ SUMPRODUCT([Thong_Tin_Ngay_Nghi_201812.$B$3:.$B$66]=[.$B12];[Thong_Tin_Ngay_Nghi_201812.$C$3:.$C$66])" office:value-type="float" office:value="1">
            <text:p>1</text:p>
          </table:table-cell>
          <table:table-cell table:style-name="ce47" table:formula="of:=IF(DATE(YEAR([.E12]);MONTH([.E12]);DAY([.E12]))&lt;=DATE(YEAR([.E12]);3;31); [.C12]-[.G12] + [.F12]; IF([.G12]-[.C12]&lt;0;[.G12] + [.F12] -[.H12];[.F12]+[.C12]-[.H12]))" office:value-type="float" office:value="-3">
            <text:p>-3</text:p>
          </table:table-cell>
          <table:table-cell table:number-columns-repeated="2" table:style-name="ce47"/>
          <table:table-cell table:style-name="ce62"/>
          <table:table-cell table:style-name="ce47" table:formula="of:=[.I12]+[.K12] +[.J12]+[.L12]" office:value-type="float" office:value="-3">
            <text:p>-3</text:p>
          </table:table-cell>
          <table:table-cell table:style-name="ce65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48" office:value-type="float" office:value="-2">
            <text:p>-2</text:p>
          </table:table-cell>
          <table:table-cell table:style-name="ce49" office:value-type="date" office:date-value="2018-01-02">
            <text:p>01/02/18</text:p>
          </table:table-cell>
          <table:table-cell table:style-name="ce50" table:formula="of:=IF(YEAR(NOW())&gt;YEAR([.D13]);DATE(YEAR([.D13]);12;31);NOW())" office:value-type="date" office:date-value="2018-02-06T14:50:31.39">
            <text:p>02/06/18</text:p>
          </table:table-cell>
          <table:table-cell table:style-name="ce51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">
            <text:p>1</text:p>
          </table:table-cell>
          <table:table-cell table:style-name="ce55" table:formula="of:=SUMPRODUCT([Thong_Tin_Ngay_Nghi_201801.$B$3:.$B$61]=[.$B13];[Thong_Tin_Ngay_Nghi_201801.$C$3:.$C$61]) +  SUMPRODUCT([Thong_Tin_Ngay_Nghi_201802.$B$3:.$B$61]=[.$B13];[Thong_Tin_Ngay_Nghi_201802.$C$3:.$C$61]) + SUMPRODUCT([Thong_Tin_Ngay_Nghi_201803.$B$3:.$B$62]=[.$B13];[Thong_Tin_Ngay_Nghi_201803.$C$3:.$C$62])" office:value-type="float" office:value="1">
            <text:p>1</text:p>
          </table:table-cell>
          <table:table-cell table:style-name="ce60" table:formula="of:=SUMPRODUCT([Thong_Tin_Ngay_Nghi_201801.$B$3:.$B$62]=[.$B13];[Thong_Tin_Ngay_Nghi_201801.$C$3:.$C$62])+SUMPRODUCT([Thong_Tin_Ngay_Nghi_201802.$B$3:.$B$62]=[.$B13];[Thong_Tin_Ngay_Nghi_201802.$C$3:.$C$62])+SUMPRODUCT([Thong_Tin_Ngay_Nghi_201803.$B$3:.$B$63]=[.$B13];[Thong_Tin_Ngay_Nghi_201803.$C$3:.$C$63])+SUMPRODUCT([Thong_Tin_Ngay_Nghi_201804.$B$3:.$B$63]=[.$B13];[Thong_Tin_Ngay_Nghi_201804.$C$3:.$C$63])+SUMPRODUCT([Thong_Tin_Ngay_Nghi_201805.$B$3:.$B$62]=[.$B13];[Thong_Tin_Ngay_Nghi_201805.$C$3:.$C$62])+SUMPRODUCT([Thong_Tin_Ngay_Nghi_201806.$B$3:.$B$64]=[.$B13];[Thong_Tin_Ngay_Nghi_201806.$C$3:.$C$64])+SUMPRODUCT([Thong_Tin_Ngay_Nghi_201807.$B$3:.$B$66]=[.$B13];[Thong_Tin_Ngay_Nghi_201807.$C$3:.$C$66])+SUMPRODUCT([Thong_Tin_Ngay_Nghi_201808.$B$3:.$B$66]=[.$B13];[Thong_Tin_Ngay_Nghi_201808.$C$3:.$C$66])+SUMPRODUCT([Thong_Tin_Ngay_Nghi_201809.$B$3:.$B$64]=[.$B13];[Thong_Tin_Ngay_Nghi_201809.$C$3:.$C$64])+SUMPRODUCT([Thong_Tin_Ngay_Nghi_201810.$B$3:.$B$64]=[.$B13];[Thong_Tin_Ngay_Nghi_201810.$C$3:.$C$64])+SUMPRODUCT([Thong_Tin_Ngay_Nghi_201811.$B$3:.$B$66]=[.$B13];[Thong_Tin_Ngay_Nghi_201811.$C$3:.$C$66])+ SUMPRODUCT([Thong_Tin_Ngay_Nghi_201812.$B$3:.$B$66]=[.$B13];[Thong_Tin_Ngay_Nghi_201812.$C$3:.$C$66])" office:value-type="float" office:value="1">
            <text:p>1</text:p>
          </table:table-cell>
          <table:table-cell table:style-name="ce48" table:formula="of:=IF(DATE(YEAR([.E13]);MONTH([.E13]);DAY([.E13]))&lt;=DATE(YEAR([.E13]);3;31); [.C13]-[.G13] + [.F13]; IF([.G13]-[.C13]&lt;0;[.G13] + [.F13] -[.H13];[.F13]+[.C13]-[.H13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7" table:formula="of:=[.I13]+[.K13] +[.J13]+[.L13]" office:value-type="float" office:value="-2">
            <text:p>-2</text:p>
          </table:table-cell>
          <table:table-cell table:style-name="ce66"/>
          <table:table-cell table:style-name="ce68" table:number-columns-repeated="1010"/>
        </table:table-row>
        <table:table-row table:style-name="ro12">
          <table:table-cell table:style-name="ce41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47" office:value-type="float" office:value="-1.5">
            <text:p>-1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4]);DATE(YEAR([.D14]);12;31);NOW())" office:value-type="date" office:date-value="2018-02-06T14:50:31.4">
            <text:p>02/06/18</text:p>
          </table:table-cell>
          <table:table-cell table:style-name="ce51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">
            <text:p>1</text:p>
          </table:table-cell>
          <table:table-cell table:style-name="ce55" table:formula="of:=SUMPRODUCT([Thong_Tin_Ngay_Nghi_201801.$B$3:.$B$61]=[.$B14];[Thong_Tin_Ngay_Nghi_201801.$C$3:.$C$61]) +  SUMPRODUCT([Thong_Tin_Ngay_Nghi_201802.$B$3:.$B$61]=[.$B14];[Thong_Tin_Ngay_Nghi_201802.$C$3:.$C$61]) + SUMPRODUCT([Thong_Tin_Ngay_Nghi_201803.$B$3:.$B$62]=[.$B14];[Thong_Tin_Ngay_Nghi_201803.$C$3:.$C$62])" office:value-type="float" office:value="0">
            <text:p>0</text:p>
          </table:table-cell>
          <table:table-cell table:style-name="ce60" table:formula="of:=SUMPRODUCT([Thong_Tin_Ngay_Nghi_201801.$B$3:.$B$62]=[.$B14];[Thong_Tin_Ngay_Nghi_201801.$C$3:.$C$62])+SUMPRODUCT([Thong_Tin_Ngay_Nghi_201802.$B$3:.$B$62]=[.$B14];[Thong_Tin_Ngay_Nghi_201802.$C$3:.$C$62])+SUMPRODUCT([Thong_Tin_Ngay_Nghi_201803.$B$3:.$B$63]=[.$B14];[Thong_Tin_Ngay_Nghi_201803.$C$3:.$C$63])+SUMPRODUCT([Thong_Tin_Ngay_Nghi_201804.$B$3:.$B$63]=[.$B14];[Thong_Tin_Ngay_Nghi_201804.$C$3:.$C$63])+SUMPRODUCT([Thong_Tin_Ngay_Nghi_201805.$B$3:.$B$62]=[.$B14];[Thong_Tin_Ngay_Nghi_201805.$C$3:.$C$62])+SUMPRODUCT([Thong_Tin_Ngay_Nghi_201806.$B$3:.$B$64]=[.$B14];[Thong_Tin_Ngay_Nghi_201806.$C$3:.$C$64])+SUMPRODUCT([Thong_Tin_Ngay_Nghi_201807.$B$3:.$B$66]=[.$B14];[Thong_Tin_Ngay_Nghi_201807.$C$3:.$C$66])+SUMPRODUCT([Thong_Tin_Ngay_Nghi_201808.$B$3:.$B$66]=[.$B14];[Thong_Tin_Ngay_Nghi_201808.$C$3:.$C$66])+SUMPRODUCT([Thong_Tin_Ngay_Nghi_201809.$B$3:.$B$64]=[.$B14];[Thong_Tin_Ngay_Nghi_201809.$C$3:.$C$64])+SUMPRODUCT([Thong_Tin_Ngay_Nghi_201810.$B$3:.$B$64]=[.$B14];[Thong_Tin_Ngay_Nghi_201810.$C$3:.$C$64])+SUMPRODUCT([Thong_Tin_Ngay_Nghi_201811.$B$3:.$B$66]=[.$B14];[Thong_Tin_Ngay_Nghi_201811.$C$3:.$C$66])+ SUMPRODUCT([Thong_Tin_Ngay_Nghi_201812.$B$3:.$B$66]=[.$B14];[Thong_Tin_Ngay_Nghi_201812.$C$3:.$C$66])" office:value-type="float" office:value="0">
            <text:p>0</text:p>
          </table:table-cell>
          <table:table-cell table:style-name="ce47" table:formula="of:=IF(DATE(YEAR([.E14]);MONTH([.E14]);DAY([.E14]))&lt;=DATE(YEAR([.E14]);3;31); [.C14]-[.G14] + [.F14]; IF([.G14]-[.C14]&lt;0;[.G14] + [.F14] -[.H14];[.F14]+[.C14]-[.H14]))" office:value-type="float" office:value="-0.5">
            <text:p>-0.5</text:p>
          </table:table-cell>
          <table:table-cell table:number-columns-repeated="2" table:style-name="ce47"/>
          <table:table-cell table:style-name="ce62"/>
          <table:table-cell table:style-name="ce47" table:formula="of:=[.I14]+[.K14] +[.J14]+[.L14]" office:value-type="float" office:value="-0.5">
            <text:p>-0.5</text:p>
          </table:table-cell>
          <table:table-cell table:style-name="ce65"/>
          <table:table-cell table:number-columns-repeated="1010"/>
        </table:table-row>
        <table:table-row table:style-name="ro14">
          <table:table-cell table:style-name="ce41" office:value-type="float" office:value="9">
            <text:p>9</text:p>
          </table:table-cell>
          <table:table-cell table:style-name="ce44" office:value-type="string">
            <text:p>HaTH</text:p>
          </table:table-cell>
          <table:table-cell table:style-name="ce48" office:value-type="float" office:value="0.5">
            <text:p>0.5</text:p>
          </table:table-cell>
          <table:table-cell table:style-name="ce49" office:value-type="date" office:date-value="2018-01-02">
            <text:p>01/02/18</text:p>
          </table:table-cell>
          <table:table-cell table:style-name="ce50" table:formula="of:=IF(YEAR(NOW())&gt;YEAR([.D15]);DATE(YEAR([.D15]);12;31);NOW())" office:value-type="date" office:date-value="2018-02-06T14:50:31.4">
            <text:p>02/06/18</text:p>
          </table:table-cell>
          <table:table-cell table:style-name="ce51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">
            <text:p>1</text:p>
          </table:table-cell>
          <table:table-cell table:style-name="ce55" table:formula="of:=SUMPRODUCT([Thong_Tin_Ngay_Nghi_201801.$B$3:.$B$61]=[.$B15];[Thong_Tin_Ngay_Nghi_201801.$C$3:.$C$61]) +  SUMPRODUCT([Thong_Tin_Ngay_Nghi_201802.$B$3:.$B$61]=[.$B15];[Thong_Tin_Ngay_Nghi_201802.$C$3:.$C$61]) + SUMPRODUCT([Thong_Tin_Ngay_Nghi_201803.$B$3:.$B$62]=[.$B15];[Thong_Tin_Ngay_Nghi_201803.$C$3:.$C$62])" office:value-type="float" office:value="0">
            <text:p>0</text:p>
          </table:table-cell>
          <table:table-cell table:style-name="ce60" table:formula="of:=SUMPRODUCT([Thong_Tin_Ngay_Nghi_201801.$B$3:.$B$62]=[.$B15];[Thong_Tin_Ngay_Nghi_201801.$C$3:.$C$62])+SUMPRODUCT([Thong_Tin_Ngay_Nghi_201802.$B$3:.$B$62]=[.$B15];[Thong_Tin_Ngay_Nghi_201802.$C$3:.$C$62])+SUMPRODUCT([Thong_Tin_Ngay_Nghi_201803.$B$3:.$B$63]=[.$B15];[Thong_Tin_Ngay_Nghi_201803.$C$3:.$C$63])+SUMPRODUCT([Thong_Tin_Ngay_Nghi_201804.$B$3:.$B$63]=[.$B15];[Thong_Tin_Ngay_Nghi_201804.$C$3:.$C$63])+SUMPRODUCT([Thong_Tin_Ngay_Nghi_201805.$B$3:.$B$62]=[.$B15];[Thong_Tin_Ngay_Nghi_201805.$C$3:.$C$62])+SUMPRODUCT([Thong_Tin_Ngay_Nghi_201806.$B$3:.$B$64]=[.$B15];[Thong_Tin_Ngay_Nghi_201806.$C$3:.$C$64])+SUMPRODUCT([Thong_Tin_Ngay_Nghi_201807.$B$3:.$B$66]=[.$B15];[Thong_Tin_Ngay_Nghi_201807.$C$3:.$C$66])+SUMPRODUCT([Thong_Tin_Ngay_Nghi_201808.$B$3:.$B$66]=[.$B15];[Thong_Tin_Ngay_Nghi_201808.$C$3:.$C$66])+SUMPRODUCT([Thong_Tin_Ngay_Nghi_201809.$B$3:.$B$64]=[.$B15];[Thong_Tin_Ngay_Nghi_201809.$C$3:.$C$64])+SUMPRODUCT([Thong_Tin_Ngay_Nghi_201810.$B$3:.$B$64]=[.$B15];[Thong_Tin_Ngay_Nghi_201810.$C$3:.$C$64])+SUMPRODUCT([Thong_Tin_Ngay_Nghi_201811.$B$3:.$B$66]=[.$B15];[Thong_Tin_Ngay_Nghi_201811.$C$3:.$C$66])+ SUMPRODUCT([Thong_Tin_Ngay_Nghi_201812.$B$3:.$B$66]=[.$B15];[Thong_Tin_Ngay_Nghi_201812.$C$3:.$C$66])" office:value-type="float" office:value="0">
            <text:p>0</text:p>
          </table:table-cell>
          <table:table-cell table:style-name="ce47" table:formula="of:=IF(DATE(YEAR([.E15]);MONTH([.E15]);DAY([.E15]))&lt;=DATE(YEAR([.E15]);3;31); [.C15]-[.G15] + [.F15]; IF([.G15]-[.C15]&lt;0;[.G15] + [.F15] -[.H15];[.F15]+[.C15]-[.H15]))" office:value-type="float" office:value="1.5">
            <text:p>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7" table:formula="of:=[.I15]+[.K15] +[.J15]+[.L15]" office:value-type="float" office:value="2.5">
            <text:p>2.5</text:p>
          </table:table-cell>
          <table:table-cell table:style-name="ce65" office:value-type="string">
            <text:p>Những ngày nghỉ này đã trừ vào lương → sẽ ko trừ vào phép nữa:</text:p>
            <text:p>- Tháng 7 6 ngày</text:p>
          </table:table-cell>
          <table:table-cell table:style-name="ce68" table:number-columns-repeated="1010"/>
        </table:table-row>
        <table:table-row table:style-name="ro15">
          <table:table-cell table:style-name="ce41" office:value-type="float" office:value="10">
            <text:p>10</text:p>
          </table:table-cell>
          <table:table-cell table:style-name="ce43" office:value-type="string">
            <text:p>HaTT</text:p>
          </table:table-cell>
          <table:table-cell table:style-name="ce47" office:value-type="float" office:value="6.5">
            <text:p>6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6]);DATE(YEAR([.D16]);12;31);NOW())" office:value-type="date" office:date-value="2018-02-06T14:50:31.4">
            <text:p>02/06/18</text:p>
          </table:table-cell>
          <table:table-cell table:style-name="ce51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">
            <text:p>1</text:p>
          </table:table-cell>
          <table:table-cell table:style-name="ce55" table:formula="of:=SUMPRODUCT([Thong_Tin_Ngay_Nghi_201801.$B$3:.$B$61]=[.$B16];[Thong_Tin_Ngay_Nghi_201801.$C$3:.$C$61]) +  SUMPRODUCT([Thong_Tin_Ngay_Nghi_201802.$B$3:.$B$61]=[.$B16];[Thong_Tin_Ngay_Nghi_201802.$C$3:.$C$61]) + SUMPRODUCT([Thong_Tin_Ngay_Nghi_201803.$B$3:.$B$62]=[.$B16];[Thong_Tin_Ngay_Nghi_201803.$C$3:.$C$62])" office:value-type="float" office:value="0.5">
            <text:p>0.5</text:p>
          </table:table-cell>
          <table:table-cell table:style-name="ce60" table:formula="of:=SUMPRODUCT([Thong_Tin_Ngay_Nghi_201801.$B$3:.$B$62]=[.$B16];[Thong_Tin_Ngay_Nghi_201801.$C$3:.$C$62])+SUMPRODUCT([Thong_Tin_Ngay_Nghi_201802.$B$3:.$B$62]=[.$B16];[Thong_Tin_Ngay_Nghi_201802.$C$3:.$C$62])+SUMPRODUCT([Thong_Tin_Ngay_Nghi_201803.$B$3:.$B$63]=[.$B16];[Thong_Tin_Ngay_Nghi_201803.$C$3:.$C$63])+SUMPRODUCT([Thong_Tin_Ngay_Nghi_201804.$B$3:.$B$63]=[.$B16];[Thong_Tin_Ngay_Nghi_201804.$C$3:.$C$63])+SUMPRODUCT([Thong_Tin_Ngay_Nghi_201805.$B$3:.$B$62]=[.$B16];[Thong_Tin_Ngay_Nghi_201805.$C$3:.$C$62])+SUMPRODUCT([Thong_Tin_Ngay_Nghi_201806.$B$3:.$B$64]=[.$B16];[Thong_Tin_Ngay_Nghi_201806.$C$3:.$C$64])+SUMPRODUCT([Thong_Tin_Ngay_Nghi_201807.$B$3:.$B$66]=[.$B16];[Thong_Tin_Ngay_Nghi_201807.$C$3:.$C$66])+SUMPRODUCT([Thong_Tin_Ngay_Nghi_201808.$B$3:.$B$66]=[.$B16];[Thong_Tin_Ngay_Nghi_201808.$C$3:.$C$66])+SUMPRODUCT([Thong_Tin_Ngay_Nghi_201809.$B$3:.$B$64]=[.$B16];[Thong_Tin_Ngay_Nghi_201809.$C$3:.$C$64])+SUMPRODUCT([Thong_Tin_Ngay_Nghi_201810.$B$3:.$B$64]=[.$B16];[Thong_Tin_Ngay_Nghi_201810.$C$3:.$C$64])+SUMPRODUCT([Thong_Tin_Ngay_Nghi_201811.$B$3:.$B$66]=[.$B16];[Thong_Tin_Ngay_Nghi_201811.$C$3:.$C$66])+ SUMPRODUCT([Thong_Tin_Ngay_Nghi_201812.$B$3:.$B$66]=[.$B16];[Thong_Tin_Ngay_Nghi_201812.$C$3:.$C$66])" office:value-type="float" office:value="0.5">
            <text:p>0.5</text:p>
          </table:table-cell>
          <table:table-cell table:style-name="ce47" table:formula="of:=IF(DATE(YEAR([.E16]);MONTH([.E16]);DAY([.E16]))&lt;=DATE(YEAR([.E16]);3;31); [.C16]-[.G16] + [.F16]; IF([.G16]-[.C15]&lt;0;[.G16] + [.F16] -[.H16];[.F16]+[.C16]-[.H16]))" office:value-type="float" office:value="7">
            <text:p>7</text:p>
          </table:table-cell>
          <table:table-cell table:number-columns-repeated="2" table:style-name="ce47"/>
          <table:table-cell table:style-name="ce62"/>
          <table:table-cell table:style-name="ce47" table:formula="of:=[.I16]+[.K16] +[.J16]+[.L16]" office:value-type="float" office:value="7">
            <text:p>7</text:p>
          </table:table-cell>
          <table:table-cell table:style-name="ce65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6">
          <table:table-cell table:style-name="ce41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7]);DATE(YEAR([.D17]);12;31);NOW())" office:value-type="date" office:date-value="2018-02-06T14:50:31.4">
            <text:p>02/06/18</text:p>
          </table:table-cell>
          <table:table-cell table:style-name="ce51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">
            <text:p>1</text:p>
          </table:table-cell>
          <table:table-cell table:style-name="ce55" table:formula="of:=SUMPRODUCT([Thong_Tin_Ngay_Nghi_201801.$B$3:.$B$61]=[.$B17];[Thong_Tin_Ngay_Nghi_201801.$C$3:.$C$61]) +  SUMPRODUCT([Thong_Tin_Ngay_Nghi_201802.$B$3:.$B$61]=[.$B17];[Thong_Tin_Ngay_Nghi_201802.$C$3:.$C$61]) + SUMPRODUCT([Thong_Tin_Ngay_Nghi_201803.$B$3:.$B$62]=[.$B17];[Thong_Tin_Ngay_Nghi_201803.$C$3:.$C$62])" office:value-type="float" office:value="0.5">
            <text:p>0.5</text:p>
          </table:table-cell>
          <table:table-cell table:style-name="ce60" table:formula="of:=SUMPRODUCT([Thong_Tin_Ngay_Nghi_201801.$B$3:.$B$62]=[.$B17];[Thong_Tin_Ngay_Nghi_201801.$C$3:.$C$62])+SUMPRODUCT([Thong_Tin_Ngay_Nghi_201802.$B$3:.$B$62]=[.$B17];[Thong_Tin_Ngay_Nghi_201802.$C$3:.$C$62])+SUMPRODUCT([Thong_Tin_Ngay_Nghi_201803.$B$3:.$B$63]=[.$B17];[Thong_Tin_Ngay_Nghi_201803.$C$3:.$C$63])+SUMPRODUCT([Thong_Tin_Ngay_Nghi_201804.$B$3:.$B$63]=[.$B17];[Thong_Tin_Ngay_Nghi_201804.$C$3:.$C$63])+SUMPRODUCT([Thong_Tin_Ngay_Nghi_201805.$B$3:.$B$62]=[.$B17];[Thong_Tin_Ngay_Nghi_201805.$C$3:.$C$62])+SUMPRODUCT([Thong_Tin_Ngay_Nghi_201806.$B$3:.$B$64]=[.$B17];[Thong_Tin_Ngay_Nghi_201806.$C$3:.$C$64])+SUMPRODUCT([Thong_Tin_Ngay_Nghi_201807.$B$3:.$B$66]=[.$B17];[Thong_Tin_Ngay_Nghi_201807.$C$3:.$C$66])+SUMPRODUCT([Thong_Tin_Ngay_Nghi_201808.$B$3:.$B$66]=[.$B17];[Thong_Tin_Ngay_Nghi_201808.$C$3:.$C$66])+SUMPRODUCT([Thong_Tin_Ngay_Nghi_201809.$B$3:.$B$64]=[.$B17];[Thong_Tin_Ngay_Nghi_201809.$C$3:.$C$64])+SUMPRODUCT([Thong_Tin_Ngay_Nghi_201810.$B$3:.$B$64]=[.$B17];[Thong_Tin_Ngay_Nghi_201810.$C$3:.$C$64])+SUMPRODUCT([Thong_Tin_Ngay_Nghi_201811.$B$3:.$B$66]=[.$B17];[Thong_Tin_Ngay_Nghi_201811.$C$3:.$C$66])+ SUMPRODUCT([Thong_Tin_Ngay_Nghi_201812.$B$3:.$B$66]=[.$B17];[Thong_Tin_Ngay_Nghi_201812.$C$3:.$C$66])" office:value-type="float" office:value="0.5">
            <text:p>0.5</text:p>
          </table:table-cell>
          <table:table-cell table:style-name="ce47" table:formula="of:=IF(DATE(YEAR([.E17]);MONTH([.E17]);DAY([.E17]))&lt;=DATE(YEAR([.E17]);3;31); [.C17]-[.G17] + [.F17]; IF([.G17]-[.C17]&lt;0;[.G17] + [.F17] -[.H17];[.F17]+[.C17]-[.H17]))" office:value-type="float" office:value="1.5">
            <text:p>1.5</text:p>
          </table:table-cell>
          <table:table-cell table:number-columns-repeated="2" table:style-name="ce47"/>
          <table:table-cell table:style-name="ce62"/>
          <table:table-cell table:style-name="ce47" table:formula="of:=[.I17]+[.K17] +[.J17]+[.L17]" office:value-type="float" office:value="1.5">
            <text:p>1.5</text:p>
          </table:table-cell>
          <table:table-cell table:style-name="ce65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  <text:p>- Tháng 11 5.5 ngày</text:p>
          </table:table-cell>
          <table:table-cell table:number-columns-repeated="1010"/>
        </table:table-row>
        <table:table-row table:style-name="ro14">
          <table:table-cell table:style-name="ce41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47" office:value-type="float" office:value="3.5">
            <text:p>3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8]);DATE(YEAR([.D18]);12;31);NOW())" office:value-type="date" office:date-value="2018-02-06T14:50:31.41">
            <text:p>02/06/18</text:p>
          </table:table-cell>
          <table:table-cell table:style-name="ce51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">
            <text:p>1</text:p>
          </table:table-cell>
          <table:table-cell table:style-name="ce55" table:formula="of:=SUMPRODUCT([Thong_Tin_Ngay_Nghi_201801.$B$3:.$B$61]=[.$B18];[Thong_Tin_Ngay_Nghi_201801.$C$3:.$C$61]) +  SUMPRODUCT([Thong_Tin_Ngay_Nghi_201802.$B$3:.$B$61]=[.$B18];[Thong_Tin_Ngay_Nghi_201802.$C$3:.$C$61]) + SUMPRODUCT([Thong_Tin_Ngay_Nghi_201803.$B$3:.$B$62]=[.$B18];[Thong_Tin_Ngay_Nghi_201803.$C$3:.$C$62])" office:value-type="float" office:value="0">
            <text:p>0</text:p>
          </table:table-cell>
          <table:table-cell table:style-name="ce60" table:formula="of:=SUMPRODUCT([Thong_Tin_Ngay_Nghi_201801.$B$3:.$B$62]=[.$B18];[Thong_Tin_Ngay_Nghi_201801.$C$3:.$C$62])+SUMPRODUCT([Thong_Tin_Ngay_Nghi_201802.$B$3:.$B$62]=[.$B18];[Thong_Tin_Ngay_Nghi_201802.$C$3:.$C$62])+SUMPRODUCT([Thong_Tin_Ngay_Nghi_201803.$B$3:.$B$63]=[.$B18];[Thong_Tin_Ngay_Nghi_201803.$C$3:.$C$63])+SUMPRODUCT([Thong_Tin_Ngay_Nghi_201804.$B$3:.$B$63]=[.$B18];[Thong_Tin_Ngay_Nghi_201804.$C$3:.$C$63])+SUMPRODUCT([Thong_Tin_Ngay_Nghi_201805.$B$3:.$B$62]=[.$B18];[Thong_Tin_Ngay_Nghi_201805.$C$3:.$C$62])+SUMPRODUCT([Thong_Tin_Ngay_Nghi_201806.$B$3:.$B$64]=[.$B18];[Thong_Tin_Ngay_Nghi_201806.$C$3:.$C$64])+SUMPRODUCT([Thong_Tin_Ngay_Nghi_201807.$B$3:.$B$66]=[.$B18];[Thong_Tin_Ngay_Nghi_201807.$C$3:.$C$66])+SUMPRODUCT([Thong_Tin_Ngay_Nghi_201808.$B$3:.$B$66]=[.$B18];[Thong_Tin_Ngay_Nghi_201808.$C$3:.$C$66])+SUMPRODUCT([Thong_Tin_Ngay_Nghi_201809.$B$3:.$B$64]=[.$B18];[Thong_Tin_Ngay_Nghi_201809.$C$3:.$C$64])+SUMPRODUCT([Thong_Tin_Ngay_Nghi_201810.$B$3:.$B$64]=[.$B18];[Thong_Tin_Ngay_Nghi_201810.$C$3:.$C$64])+SUMPRODUCT([Thong_Tin_Ngay_Nghi_201811.$B$3:.$B$66]=[.$B18];[Thong_Tin_Ngay_Nghi_201811.$C$3:.$C$66])+ SUMPRODUCT([Thong_Tin_Ngay_Nghi_201812.$B$3:.$B$66]=[.$B18];[Thong_Tin_Ngay_Nghi_201812.$C$3:.$C$66])" office:value-type="float" office:value="0">
            <text:p>0</text:p>
          </table:table-cell>
          <table:table-cell table:style-name="ce47" table:formula="of:=IF(DATE(YEAR([.E18]);MONTH([.E18]);DAY([.E18]))&lt;=DATE(YEAR([.E18]);3;31); [.C18]-[.G18] + [.F18]; IF([.G18]-[.C18]&lt;0;[.G18] + [.F18] -[.H18];[.F18]+[.C18]-[.H18]))" office:value-type="float" office:value="4.5">
            <text:p>4.5</text:p>
          </table:table-cell>
          <table:table-cell table:number-columns-repeated="2" table:style-name="ce47"/>
          <table:table-cell table:style-name="ce62"/>
          <table:table-cell table:style-name="ce47" table:formula="of:=[.I18]+[.K18] +[.J18]+[.L18]" office:value-type="float" office:value="4.5">
            <text:p>4.5</text:p>
          </table:table-cell>
          <table:table-cell table:style-name="ce65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47" office:value-type="float" office:value="-49.5">
            <text:p>-49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9]);DATE(YEAR([.D19]);12;31);NOW())" office:value-type="date" office:date-value="2018-02-06T14:50:31.41">
            <text:p>02/06/18</text:p>
          </table:table-cell>
          <table:table-cell table:style-name="ce51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">
            <text:p>1</text:p>
          </table:table-cell>
          <table:table-cell table:style-name="ce55" table:formula="of:=SUMPRODUCT([Thong_Tin_Ngay_Nghi_201801.$B$3:.$B$61]=[.$B19];[Thong_Tin_Ngay_Nghi_201801.$C$3:.$C$61]) +  SUMPRODUCT([Thong_Tin_Ngay_Nghi_201802.$B$3:.$B$61]=[.$B19];[Thong_Tin_Ngay_Nghi_201802.$C$3:.$C$61]) + SUMPRODUCT([Thong_Tin_Ngay_Nghi_201803.$B$3:.$B$62]=[.$B19];[Thong_Tin_Ngay_Nghi_201803.$C$3:.$C$62])" office:value-type="float" office:value="1">
            <text:p>1</text:p>
          </table:table-cell>
          <table:table-cell table:style-name="ce60" table:formula="of:=SUMPRODUCT([Thong_Tin_Ngay_Nghi_201801.$B$3:.$B$62]=[.$B19];[Thong_Tin_Ngay_Nghi_201801.$C$3:.$C$62])+SUMPRODUCT([Thong_Tin_Ngay_Nghi_201802.$B$3:.$B$62]=[.$B19];[Thong_Tin_Ngay_Nghi_201802.$C$3:.$C$62])+SUMPRODUCT([Thong_Tin_Ngay_Nghi_201803.$B$3:.$B$63]=[.$B19];[Thong_Tin_Ngay_Nghi_201803.$C$3:.$C$63])+SUMPRODUCT([Thong_Tin_Ngay_Nghi_201804.$B$3:.$B$63]=[.$B19];[Thong_Tin_Ngay_Nghi_201804.$C$3:.$C$63])+SUMPRODUCT([Thong_Tin_Ngay_Nghi_201805.$B$3:.$B$62]=[.$B19];[Thong_Tin_Ngay_Nghi_201805.$C$3:.$C$62])+SUMPRODUCT([Thong_Tin_Ngay_Nghi_201806.$B$3:.$B$64]=[.$B19];[Thong_Tin_Ngay_Nghi_201806.$C$3:.$C$64])+SUMPRODUCT([Thong_Tin_Ngay_Nghi_201807.$B$3:.$B$66]=[.$B19];[Thong_Tin_Ngay_Nghi_201807.$C$3:.$C$66])+SUMPRODUCT([Thong_Tin_Ngay_Nghi_201808.$B$3:.$B$66]=[.$B19];[Thong_Tin_Ngay_Nghi_201808.$C$3:.$C$66])+SUMPRODUCT([Thong_Tin_Ngay_Nghi_201809.$B$3:.$B$64]=[.$B19];[Thong_Tin_Ngay_Nghi_201809.$C$3:.$C$64])+SUMPRODUCT([Thong_Tin_Ngay_Nghi_201810.$B$3:.$B$64]=[.$B19];[Thong_Tin_Ngay_Nghi_201810.$C$3:.$C$64])+SUMPRODUCT([Thong_Tin_Ngay_Nghi_201811.$B$3:.$B$66]=[.$B19];[Thong_Tin_Ngay_Nghi_201811.$C$3:.$C$66])+ SUMPRODUCT([Thong_Tin_Ngay_Nghi_201812.$B$3:.$B$66]=[.$B19];[Thong_Tin_Ngay_Nghi_201812.$C$3:.$C$66])" office:value-type="float" office:value="1">
            <text:p>1</text:p>
          </table:table-cell>
          <table:table-cell table:style-name="ce47" table:formula="of:=IF(DATE(YEAR([.E19]);MONTH([.E19]);DAY([.E19]))&lt;=DATE(YEAR([.E19]);3;31); [.C19]-[.G19] + [.F19]; IF([.G19]-[.C19]&lt;0;[.G19] + [.F19] -[.H19];[.F19]+[.C19]-[.H19]))" office:value-type="float" office:value="-49.5">
            <text:p>-49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19]+[.K19] +[.J19]+[.L19]" office:value-type="float" office:value="-48.5">
            <text:p>-48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47" office:value-type="float" office:value="4">
            <text:p>4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0]);DATE(YEAR([.D20]);12;31);NOW())" office:value-type="date" office:date-value="2018-02-06T14:50:31.41">
            <text:p>02/06/18</text:p>
          </table:table-cell>
          <table:table-cell table:style-name="ce51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">
            <text:p>1</text:p>
          </table:table-cell>
          <table:table-cell table:style-name="ce55" table:formula="of:=SUMPRODUCT([Thong_Tin_Ngay_Nghi_201801.$B$3:.$B$61]=[.$B20];[Thong_Tin_Ngay_Nghi_201801.$C$3:.$C$61]) +  SUMPRODUCT([Thong_Tin_Ngay_Nghi_201802.$B$3:.$B$61]=[.$B20];[Thong_Tin_Ngay_Nghi_201802.$C$3:.$C$61]) + SUMPRODUCT([Thong_Tin_Ngay_Nghi_201803.$B$3:.$B$62]=[.$B20];[Thong_Tin_Ngay_Nghi_201803.$C$3:.$C$62])" office:value-type="float" office:value="0">
            <text:p>0</text:p>
          </table:table-cell>
          <table:table-cell table:style-name="ce60" table:formula="of:=SUMPRODUCT([Thong_Tin_Ngay_Nghi_201801.$B$3:.$B$62]=[.$B20];[Thong_Tin_Ngay_Nghi_201801.$C$3:.$C$62])+SUMPRODUCT([Thong_Tin_Ngay_Nghi_201802.$B$3:.$B$62]=[.$B20];[Thong_Tin_Ngay_Nghi_201802.$C$3:.$C$62])+SUMPRODUCT([Thong_Tin_Ngay_Nghi_201803.$B$3:.$B$63]=[.$B20];[Thong_Tin_Ngay_Nghi_201803.$C$3:.$C$63])+SUMPRODUCT([Thong_Tin_Ngay_Nghi_201804.$B$3:.$B$63]=[.$B20];[Thong_Tin_Ngay_Nghi_201804.$C$3:.$C$63])+SUMPRODUCT([Thong_Tin_Ngay_Nghi_201805.$B$3:.$B$62]=[.$B20];[Thong_Tin_Ngay_Nghi_201805.$C$3:.$C$62])+SUMPRODUCT([Thong_Tin_Ngay_Nghi_201806.$B$3:.$B$64]=[.$B20];[Thong_Tin_Ngay_Nghi_201806.$C$3:.$C$64])+SUMPRODUCT([Thong_Tin_Ngay_Nghi_201807.$B$3:.$B$66]=[.$B20];[Thong_Tin_Ngay_Nghi_201807.$C$3:.$C$66])+SUMPRODUCT([Thong_Tin_Ngay_Nghi_201808.$B$3:.$B$66]=[.$B20];[Thong_Tin_Ngay_Nghi_201808.$C$3:.$C$66])+SUMPRODUCT([Thong_Tin_Ngay_Nghi_201809.$B$3:.$B$64]=[.$B20];[Thong_Tin_Ngay_Nghi_201809.$C$3:.$C$64])+SUMPRODUCT([Thong_Tin_Ngay_Nghi_201810.$B$3:.$B$64]=[.$B20];[Thong_Tin_Ngay_Nghi_201810.$C$3:.$C$64])+SUMPRODUCT([Thong_Tin_Ngay_Nghi_201811.$B$3:.$B$66]=[.$B20];[Thong_Tin_Ngay_Nghi_201811.$C$3:.$C$66])+ SUMPRODUCT([Thong_Tin_Ngay_Nghi_201812.$B$3:.$B$66]=[.$B20];[Thong_Tin_Ngay_Nghi_201812.$C$3:.$C$66])" office:value-type="float" office:value="0">
            <text:p>0</text:p>
          </table:table-cell>
          <table:table-cell table:style-name="ce47" table:formula="of:=IF(DATE(YEAR([.E20]);MONTH([.E20]);DAY([.E20]))&lt;=DATE(YEAR([.E20]);3;31); [.C20]-[.G20] + [.F20]; IF([.G20]-[.C20]&lt;0;[.G20] + [.F20] -[.H20];[.F20]+[.C20]-[.H20]))" office:value-type="float" office:value="5">
            <text:p>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20]+[.K20] +[.J20]+[.L20]" office:value-type="float" office:value="6">
            <text:p>6</text:p>
          </table:table-cell>
          <table:table-cell table:style-name="ce65"/>
          <table:table-cell table:number-columns-repeated="1010"/>
        </table:table-row>
        <table:table-row table:style-name="ro14">
          <table:table-cell table:style-name="ce41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1]);DATE(YEAR([.D21]);12;31);NOW())" office:value-type="date" office:date-value="2018-02-06T14:50:31.41">
            <text:p>02/06/18</text:p>
          </table:table-cell>
          <table:table-cell table:style-name="ce51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">
            <text:p>1</text:p>
          </table:table-cell>
          <table:table-cell table:style-name="ce55" table:formula="of:=SUMPRODUCT([Thong_Tin_Ngay_Nghi_201801.$B$3:.$B$61]=[.$B21];[Thong_Tin_Ngay_Nghi_201801.$C$3:.$C$61]) +  SUMPRODUCT([Thong_Tin_Ngay_Nghi_201802.$B$3:.$B$61]=[.$B21];[Thong_Tin_Ngay_Nghi_201802.$C$3:.$C$61]) + SUMPRODUCT([Thong_Tin_Ngay_Nghi_201803.$B$3:.$B$62]=[.$B21];[Thong_Tin_Ngay_Nghi_201803.$C$3:.$C$62])" office:value-type="float" office:value="0">
            <text:p>0</text:p>
          </table:table-cell>
          <table:table-cell table:style-name="ce60" table:formula="of:=SUMPRODUCT([Thong_Tin_Ngay_Nghi_201801.$B$3:.$B$62]=[.$B21];[Thong_Tin_Ngay_Nghi_201801.$C$3:.$C$62])+SUMPRODUCT([Thong_Tin_Ngay_Nghi_201802.$B$3:.$B$62]=[.$B21];[Thong_Tin_Ngay_Nghi_201802.$C$3:.$C$62])+SUMPRODUCT([Thong_Tin_Ngay_Nghi_201803.$B$3:.$B$63]=[.$B21];[Thong_Tin_Ngay_Nghi_201803.$C$3:.$C$63])+SUMPRODUCT([Thong_Tin_Ngay_Nghi_201804.$B$3:.$B$63]=[.$B21];[Thong_Tin_Ngay_Nghi_201804.$C$3:.$C$63])+SUMPRODUCT([Thong_Tin_Ngay_Nghi_201805.$B$3:.$B$62]=[.$B21];[Thong_Tin_Ngay_Nghi_201805.$C$3:.$C$62])+SUMPRODUCT([Thong_Tin_Ngay_Nghi_201806.$B$3:.$B$64]=[.$B21];[Thong_Tin_Ngay_Nghi_201806.$C$3:.$C$64])+SUMPRODUCT([Thong_Tin_Ngay_Nghi_201807.$B$3:.$B$66]=[.$B21];[Thong_Tin_Ngay_Nghi_201807.$C$3:.$C$66])+SUMPRODUCT([Thong_Tin_Ngay_Nghi_201808.$B$3:.$B$66]=[.$B21];[Thong_Tin_Ngay_Nghi_201808.$C$3:.$C$66])+SUMPRODUCT([Thong_Tin_Ngay_Nghi_201809.$B$3:.$B$64]=[.$B21];[Thong_Tin_Ngay_Nghi_201809.$C$3:.$C$64])+SUMPRODUCT([Thong_Tin_Ngay_Nghi_201810.$B$3:.$B$64]=[.$B21];[Thong_Tin_Ngay_Nghi_201810.$C$3:.$C$64])+SUMPRODUCT([Thong_Tin_Ngay_Nghi_201811.$B$3:.$B$66]=[.$B21];[Thong_Tin_Ngay_Nghi_201811.$C$3:.$C$66])+ SUMPRODUCT([Thong_Tin_Ngay_Nghi_201812.$B$3:.$B$66]=[.$B21];[Thong_Tin_Ngay_Nghi_201812.$C$3:.$C$66])" office:value-type="float" office:value="0">
            <text:p>0</text:p>
          </table:table-cell>
          <table:table-cell table:style-name="ce47" table:formula="of:=IF(DATE(YEAR([.E21]);MONTH([.E21]);DAY([.E21]))&lt;=DATE(YEAR([.E21]);3;31); [.C21]-[.G21] + [.F21]; IF([.G21]-[.C21]&lt;0;[.G21] + [.F21] -[.H21];[.F21]+[.C21]-[.H21]))" office:value-type="float" office:value="5.5">
            <text:p>5.5</text:p>
          </table:table-cell>
          <table:table-cell table:number-columns-repeated="2" table:style-name="ce47"/>
          <table:table-cell table:style-name="ce62"/>
          <table:table-cell table:style-name="ce47" table:formula="of:=[.I21]+[.K21] +[.J21]+[.L21]" office:value-type="float" office:value="5.5">
            <text:p>5.5</text:p>
          </table:table-cell>
          <table:table-cell table:style-name="ce67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47" office:value-type="float" office:value="3.5">
            <text:p>3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2]);DATE(YEAR([.D22]);12;31);NOW())" office:value-type="date" office:date-value="2018-02-06T14:50:31.41">
            <text:p>02/06/18</text:p>
          </table:table-cell>
          <table:table-cell table:style-name="ce51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">
            <text:p>1</text:p>
          </table:table-cell>
          <table:table-cell table:style-name="ce55" table:formula="of:=SUMPRODUCT([Thong_Tin_Ngay_Nghi_201801.$B$3:.$B$61]=[.$B22];[Thong_Tin_Ngay_Nghi_201801.$C$3:.$C$61]) +  SUMPRODUCT([Thong_Tin_Ngay_Nghi_201802.$B$3:.$B$61]=[.$B22];[Thong_Tin_Ngay_Nghi_201802.$C$3:.$C$61]) + SUMPRODUCT([Thong_Tin_Ngay_Nghi_201803.$B$3:.$B$62]=[.$B22];[Thong_Tin_Ngay_Nghi_201803.$C$3:.$C$62])" office:value-type="float" office:value="0">
            <text:p>0</text:p>
          </table:table-cell>
          <table:table-cell table:style-name="ce60" table:formula="of:=SUMPRODUCT([Thong_Tin_Ngay_Nghi_201801.$B$3:.$B$62]=[.$B22];[Thong_Tin_Ngay_Nghi_201801.$C$3:.$C$62])+SUMPRODUCT([Thong_Tin_Ngay_Nghi_201802.$B$3:.$B$62]=[.$B22];[Thong_Tin_Ngay_Nghi_201802.$C$3:.$C$62])+SUMPRODUCT([Thong_Tin_Ngay_Nghi_201803.$B$3:.$B$63]=[.$B22];[Thong_Tin_Ngay_Nghi_201803.$C$3:.$C$63])+SUMPRODUCT([Thong_Tin_Ngay_Nghi_201804.$B$3:.$B$63]=[.$B22];[Thong_Tin_Ngay_Nghi_201804.$C$3:.$C$63])+SUMPRODUCT([Thong_Tin_Ngay_Nghi_201805.$B$3:.$B$62]=[.$B22];[Thong_Tin_Ngay_Nghi_201805.$C$3:.$C$62])+SUMPRODUCT([Thong_Tin_Ngay_Nghi_201806.$B$3:.$B$64]=[.$B22];[Thong_Tin_Ngay_Nghi_201806.$C$3:.$C$64])+SUMPRODUCT([Thong_Tin_Ngay_Nghi_201807.$B$3:.$B$66]=[.$B22];[Thong_Tin_Ngay_Nghi_201807.$C$3:.$C$66])+SUMPRODUCT([Thong_Tin_Ngay_Nghi_201808.$B$3:.$B$66]=[.$B22];[Thong_Tin_Ngay_Nghi_201808.$C$3:.$C$66])+SUMPRODUCT([Thong_Tin_Ngay_Nghi_201809.$B$3:.$B$64]=[.$B22];[Thong_Tin_Ngay_Nghi_201809.$C$3:.$C$64])+SUMPRODUCT([Thong_Tin_Ngay_Nghi_201810.$B$3:.$B$64]=[.$B22];[Thong_Tin_Ngay_Nghi_201810.$C$3:.$C$64])+SUMPRODUCT([Thong_Tin_Ngay_Nghi_201811.$B$3:.$B$66]=[.$B22];[Thong_Tin_Ngay_Nghi_201811.$C$3:.$C$66])+ SUMPRODUCT([Thong_Tin_Ngay_Nghi_201812.$B$3:.$B$66]=[.$B22];[Thong_Tin_Ngay_Nghi_201812.$C$3:.$C$66])" office:value-type="float" office:value="0">
            <text:p>0</text:p>
          </table:table-cell>
          <table:table-cell table:style-name="ce47" table:formula="of:=IF(DATE(YEAR([.E22]);MONTH([.E22]);DAY([.E22]))&lt;=DATE(YEAR([.E22]);3;31); [.C22]-[.G22] + [.F22]; IF([.G22]-[.C22]&lt;0;[.G22] + [.F22] -[.H22];[.F22]+[.C22]-[.H22]))" office:value-type="float" office:value="4.5">
            <text:p>4.5</text:p>
          </table:table-cell>
          <table:table-cell table:number-columns-repeated="2" table:style-name="ce47"/>
          <table:table-cell table:style-name="ce62"/>
          <table:table-cell table:style-name="ce47" table:formula="of:=[.I22]+[.K22] +[.J22]+[.L22]" office:value-type="float" office:value="4.5">
            <text:p>4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3]);DATE(YEAR([.D23]);12;31);NOW())" office:value-type="date" office:date-value="2018-02-06T14:50:31.41">
            <text:p>02/06/18</text:p>
          </table:table-cell>
          <table:table-cell table:style-name="ce51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">
            <text:p>1</text:p>
          </table:table-cell>
          <table:table-cell table:style-name="ce55" table:formula="of:=SUMPRODUCT([Thong_Tin_Ngay_Nghi_201801.$B$3:.$B$61]=[.$B23];[Thong_Tin_Ngay_Nghi_201801.$C$3:.$C$61]) +  SUMPRODUCT([Thong_Tin_Ngay_Nghi_201802.$B$3:.$B$61]=[.$B23];[Thong_Tin_Ngay_Nghi_201802.$C$3:.$C$61]) + SUMPRODUCT([Thong_Tin_Ngay_Nghi_201803.$B$3:.$B$62]=[.$B23];[Thong_Tin_Ngay_Nghi_201803.$C$3:.$C$62])" office:value-type="float" office:value="0">
            <text:p>0</text:p>
          </table:table-cell>
          <table:table-cell table:style-name="ce60" table:formula="of:=SUMPRODUCT([Thong_Tin_Ngay_Nghi_201801.$B$3:.$B$62]=[.$B23];[Thong_Tin_Ngay_Nghi_201801.$C$3:.$C$62])+SUMPRODUCT([Thong_Tin_Ngay_Nghi_201802.$B$3:.$B$62]=[.$B23];[Thong_Tin_Ngay_Nghi_201802.$C$3:.$C$62])+SUMPRODUCT([Thong_Tin_Ngay_Nghi_201803.$B$3:.$B$63]=[.$B23];[Thong_Tin_Ngay_Nghi_201803.$C$3:.$C$63])+SUMPRODUCT([Thong_Tin_Ngay_Nghi_201804.$B$3:.$B$63]=[.$B23];[Thong_Tin_Ngay_Nghi_201804.$C$3:.$C$63])+SUMPRODUCT([Thong_Tin_Ngay_Nghi_201805.$B$3:.$B$62]=[.$B23];[Thong_Tin_Ngay_Nghi_201805.$C$3:.$C$62])+SUMPRODUCT([Thong_Tin_Ngay_Nghi_201806.$B$3:.$B$64]=[.$B23];[Thong_Tin_Ngay_Nghi_201806.$C$3:.$C$64])+SUMPRODUCT([Thong_Tin_Ngay_Nghi_201807.$B$3:.$B$66]=[.$B23];[Thong_Tin_Ngay_Nghi_201807.$C$3:.$C$66])+SUMPRODUCT([Thong_Tin_Ngay_Nghi_201808.$B$3:.$B$66]=[.$B23];[Thong_Tin_Ngay_Nghi_201808.$C$3:.$C$66])+SUMPRODUCT([Thong_Tin_Ngay_Nghi_201809.$B$3:.$B$64]=[.$B23];[Thong_Tin_Ngay_Nghi_201809.$C$3:.$C$64])+SUMPRODUCT([Thong_Tin_Ngay_Nghi_201810.$B$3:.$B$64]=[.$B23];[Thong_Tin_Ngay_Nghi_201810.$C$3:.$C$64])+SUMPRODUCT([Thong_Tin_Ngay_Nghi_201811.$B$3:.$B$66]=[.$B23];[Thong_Tin_Ngay_Nghi_201811.$C$3:.$C$66])+ SUMPRODUCT([Thong_Tin_Ngay_Nghi_201812.$B$3:.$B$66]=[.$B23];[Thong_Tin_Ngay_Nghi_201812.$C$3:.$C$66])" office:value-type="float" office:value="0">
            <text:p>0</text:p>
          </table:table-cell>
          <table:table-cell table:style-name="ce47" table:formula="of:=IF(DATE(YEAR([.E23]);MONTH([.E23]);DAY([.E23]))&lt;=DATE(YEAR([.E23]);3;31); [.C23]-[.G23] + [.F23]; IF([.G23]-[.C23]&lt;0;[.G23] + [.F23] -[.H23];[.F23]+[.C23]-[.H23]))" office:value-type="float" office:value="7">
            <text:p>7</text:p>
          </table:table-cell>
          <table:table-cell table:number-columns-repeated="2" table:style-name="ce47"/>
          <table:table-cell table:style-name="ce62"/>
          <table:table-cell table:style-name="ce47" table:formula="of:=[.I23]+[.K23] +[.J23]+[.L23]" office:value-type="float" office:value="7">
            <text:p>7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47" office:value-type="float" office:value="-0.5">
            <text:p>-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4]);DATE(YEAR([.D24]);12;31);NOW())" office:value-type="date" office:date-value="2018-02-06T14:50:31.42">
            <text:p>02/06/18</text:p>
          </table:table-cell>
          <table:table-cell table:style-name="ce51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5" table:formula="of:=SUMPRODUCT([Thong_Tin_Ngay_Nghi_201801.$B$3:.$B$61]=[.$B24];[Thong_Tin_Ngay_Nghi_201801.$C$3:.$C$61]) +  SUMPRODUCT([Thong_Tin_Ngay_Nghi_201802.$B$3:.$B$61]=[.$B24];[Thong_Tin_Ngay_Nghi_201802.$C$3:.$C$61]) + SUMPRODUCT([Thong_Tin_Ngay_Nghi_201803.$B$3:.$B$62]=[.$B24];[Thong_Tin_Ngay_Nghi_201803.$C$3:.$C$62])" office:value-type="float" office:value="0">
            <text:p>0</text:p>
          </table:table-cell>
          <table:table-cell table:style-name="ce60" table:formula="of:=SUMPRODUCT([Thong_Tin_Ngay_Nghi_201801.$B$3:.$B$62]=[.$B24];[Thong_Tin_Ngay_Nghi_201801.$C$3:.$C$62])+SUMPRODUCT([Thong_Tin_Ngay_Nghi_201802.$B$3:.$B$62]=[.$B24];[Thong_Tin_Ngay_Nghi_201802.$C$3:.$C$62])+SUMPRODUCT([Thong_Tin_Ngay_Nghi_201803.$B$3:.$B$63]=[.$B24];[Thong_Tin_Ngay_Nghi_201803.$C$3:.$C$63])+SUMPRODUCT([Thong_Tin_Ngay_Nghi_201804.$B$3:.$B$63]=[.$B24];[Thong_Tin_Ngay_Nghi_201804.$C$3:.$C$63])+SUMPRODUCT([Thong_Tin_Ngay_Nghi_201805.$B$3:.$B$62]=[.$B24];[Thong_Tin_Ngay_Nghi_201805.$C$3:.$C$62])+SUMPRODUCT([Thong_Tin_Ngay_Nghi_201806.$B$3:.$B$64]=[.$B24];[Thong_Tin_Ngay_Nghi_201806.$C$3:.$C$64])+SUMPRODUCT([Thong_Tin_Ngay_Nghi_201807.$B$3:.$B$66]=[.$B24];[Thong_Tin_Ngay_Nghi_201807.$C$3:.$C$66])+SUMPRODUCT([Thong_Tin_Ngay_Nghi_201808.$B$3:.$B$66]=[.$B24];[Thong_Tin_Ngay_Nghi_201808.$C$3:.$C$66])+SUMPRODUCT([Thong_Tin_Ngay_Nghi_201809.$B$3:.$B$64]=[.$B24];[Thong_Tin_Ngay_Nghi_201809.$C$3:.$C$64])+SUMPRODUCT([Thong_Tin_Ngay_Nghi_201810.$B$3:.$B$64]=[.$B24];[Thong_Tin_Ngay_Nghi_201810.$C$3:.$C$64])+SUMPRODUCT([Thong_Tin_Ngay_Nghi_201811.$B$3:.$B$66]=[.$B24];[Thong_Tin_Ngay_Nghi_201811.$C$3:.$C$66])+ SUMPRODUCT([Thong_Tin_Ngay_Nghi_201812.$B$3:.$B$66]=[.$B24];[Thong_Tin_Ngay_Nghi_201812.$C$3:.$C$66])" office:value-type="float" office:value="0">
            <text:p>0</text:p>
          </table:table-cell>
          <table:table-cell table:style-name="ce47" table:formula="of:=IF(DATE(YEAR([.E24]);MONTH([.E24]);DAY([.E24]))&lt;=DATE(YEAR([.E24]);3;31); [.C24]-[.G24] + [.F24]; IF([.G24]-[.C24]&lt;0;[.G24] + [.F24] -[.H24];[.F24]+[.C24]-[.H24]))" office:value-type="float" office:value="0.5">
            <text:p>0.5</text:p>
          </table:table-cell>
          <table:table-cell table:number-columns-repeated="2" table:style-name="ce47"/>
          <table:table-cell table:style-name="ce62"/>
          <table:table-cell table:style-name="ce47" table:formula="of:=[.I24]+[.K24] +[.J24]+[.L24]" office:value-type="float" office:value="0.5">
            <text:p>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19">
            <text:p>19</text:p>
          </table:table-cell>
          <table:table-cell table:style-name="ce43" office:value-type="string">
            <text:p>HuyDH</text:p>
          </table:table-cell>
          <table:table-cell table:style-name="ce47" office:value-type="float" office:value="-2.5">
            <text:p>-2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5]);DATE(YEAR([.D25]);12;31);NOW())" office:value-type="date" office:date-value="2018-02-06T14:50:31.42">
            <text:p>02/06/18</text:p>
          </table:table-cell>
          <table:table-cell table:style-name="ce51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">
            <text:p>1</text:p>
          </table:table-cell>
          <table:table-cell table:style-name="ce55" table:formula="of:=SUMPRODUCT([Thong_Tin_Ngay_Nghi_201801.$B$3:.$B$61]=[.$B25];[Thong_Tin_Ngay_Nghi_201801.$C$3:.$C$61]) +  SUMPRODUCT([Thong_Tin_Ngay_Nghi_201802.$B$3:.$B$61]=[.$B25];[Thong_Tin_Ngay_Nghi_201802.$C$3:.$C$61]) + SUMPRODUCT([Thong_Tin_Ngay_Nghi_201803.$B$3:.$B$62]=[.$B25];[Thong_Tin_Ngay_Nghi_201803.$C$3:.$C$62])" office:value-type="float" office:value="1">
            <text:p>1</text:p>
          </table:table-cell>
          <table:table-cell table:style-name="ce60" table:formula="of:=SUMPRODUCT([Thong_Tin_Ngay_Nghi_201801.$B$3:.$B$62]=[.$B25];[Thong_Tin_Ngay_Nghi_201801.$C$3:.$C$62])+SUMPRODUCT([Thong_Tin_Ngay_Nghi_201802.$B$3:.$B$62]=[.$B25];[Thong_Tin_Ngay_Nghi_201802.$C$3:.$C$62])+SUMPRODUCT([Thong_Tin_Ngay_Nghi_201803.$B$3:.$B$63]=[.$B25];[Thong_Tin_Ngay_Nghi_201803.$C$3:.$C$63])+SUMPRODUCT([Thong_Tin_Ngay_Nghi_201804.$B$3:.$B$63]=[.$B25];[Thong_Tin_Ngay_Nghi_201804.$C$3:.$C$63])+SUMPRODUCT([Thong_Tin_Ngay_Nghi_201805.$B$3:.$B$62]=[.$B25];[Thong_Tin_Ngay_Nghi_201805.$C$3:.$C$62])+SUMPRODUCT([Thong_Tin_Ngay_Nghi_201806.$B$3:.$B$64]=[.$B25];[Thong_Tin_Ngay_Nghi_201806.$C$3:.$C$64])+SUMPRODUCT([Thong_Tin_Ngay_Nghi_201807.$B$3:.$B$66]=[.$B25];[Thong_Tin_Ngay_Nghi_201807.$C$3:.$C$66])+SUMPRODUCT([Thong_Tin_Ngay_Nghi_201808.$B$3:.$B$66]=[.$B25];[Thong_Tin_Ngay_Nghi_201808.$C$3:.$C$66])+SUMPRODUCT([Thong_Tin_Ngay_Nghi_201809.$B$3:.$B$64]=[.$B25];[Thong_Tin_Ngay_Nghi_201809.$C$3:.$C$64])+SUMPRODUCT([Thong_Tin_Ngay_Nghi_201810.$B$3:.$B$64]=[.$B25];[Thong_Tin_Ngay_Nghi_201810.$C$3:.$C$64])+SUMPRODUCT([Thong_Tin_Ngay_Nghi_201811.$B$3:.$B$66]=[.$B25];[Thong_Tin_Ngay_Nghi_201811.$C$3:.$C$66])+ SUMPRODUCT([Thong_Tin_Ngay_Nghi_201812.$B$3:.$B$66]=[.$B25];[Thong_Tin_Ngay_Nghi_201812.$C$3:.$C$66])" office:value-type="float" office:value="1">
            <text:p>1</text:p>
          </table:table-cell>
          <table:table-cell table:style-name="ce47" table:formula="of:=IF(DATE(YEAR([.E25]);MONTH([.E25]);DAY([.E25]))&lt;=DATE(YEAR([.E25]);3;31); [.C25]-[.G25] + [.F25]; IF([.G25]-[.C25]&lt;0;[.G25] + [.F25] -[.H25];[.F25]+[.C25]-[.H25]))" office:value-type="float" office:value="-2.5">
            <text:p>-2.5</text:p>
          </table:table-cell>
          <table:table-cell table:number-columns-repeated="2" table:style-name="ce47"/>
          <table:table-cell table:style-name="ce62"/>
          <table:table-cell table:style-name="ce47" table:formula="of:=[.I25]+[.K25] +[.J25]+[.L25]" office:value-type="float" office:value="-2.5">
            <text:p>-2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0">
            <text:p>20</text:p>
          </table:table-cell>
          <table:table-cell table:style-name="ce43" office:value-type="string">
            <text:p>HuyDNN</text:p>
          </table:table-cell>
          <table:table-cell table:style-name="ce47"/>
          <table:table-cell table:style-name="ce49" office:value-type="date" office:date-value="2018-01-02">
            <text:p>01/02/18</text:p>
          </table:table-cell>
          <table:table-cell table:style-name="ce49" table:formula="of:=IF(YEAR(NOW())&gt;YEAR([.D26]);DATE(YEAR([.D26]);12;31);NOW())" office:value-type="date" office:date-value="2018-02-06T14:50:31.42">
            <text:p>02/06/18</text:p>
          </table:table-cell>
          <table:table-cell table:style-name="ce51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">
            <text:p>1</text:p>
          </table:table-cell>
          <table:table-cell table:style-name="ce55" table:formula="of:=SUMPRODUCT([Thong_Tin_Ngay_Nghi_201801.$B$3:.$B$61]=[.$B26];[Thong_Tin_Ngay_Nghi_201801.$C$3:.$C$61]) +  SUMPRODUCT([Thong_Tin_Ngay_Nghi_201802.$B$3:.$B$61]=[.$B26];[Thong_Tin_Ngay_Nghi_201802.$C$3:.$C$61]) + SUMPRODUCT([Thong_Tin_Ngay_Nghi_201803.$B$3:.$B$62]=[.$B26];[Thong_Tin_Ngay_Nghi_201803.$C$3:.$C$62])" office:value-type="float" office:value="0">
            <text:p>0</text:p>
          </table:table-cell>
          <table:table-cell table:style-name="ce60" table:formula="of:=SUMPRODUCT([Thong_Tin_Ngay_Nghi_201801.$B$3:.$B$62]=[.$B26];[Thong_Tin_Ngay_Nghi_201801.$C$3:.$C$62])+SUMPRODUCT([Thong_Tin_Ngay_Nghi_201802.$B$3:.$B$62]=[.$B26];[Thong_Tin_Ngay_Nghi_201802.$C$3:.$C$62])+SUMPRODUCT([Thong_Tin_Ngay_Nghi_201803.$B$3:.$B$63]=[.$B26];[Thong_Tin_Ngay_Nghi_201803.$C$3:.$C$63])+SUMPRODUCT([Thong_Tin_Ngay_Nghi_201804.$B$3:.$B$63]=[.$B26];[Thong_Tin_Ngay_Nghi_201804.$C$3:.$C$63])+SUMPRODUCT([Thong_Tin_Ngay_Nghi_201805.$B$3:.$B$62]=[.$B26];[Thong_Tin_Ngay_Nghi_201805.$C$3:.$C$62])+SUMPRODUCT([Thong_Tin_Ngay_Nghi_201806.$B$3:.$B$64]=[.$B26];[Thong_Tin_Ngay_Nghi_201806.$C$3:.$C$64])+SUMPRODUCT([Thong_Tin_Ngay_Nghi_201807.$B$3:.$B$66]=[.$B26];[Thong_Tin_Ngay_Nghi_201807.$C$3:.$C$66])+SUMPRODUCT([Thong_Tin_Ngay_Nghi_201808.$B$3:.$B$66]=[.$B26];[Thong_Tin_Ngay_Nghi_201808.$C$3:.$C$66])+SUMPRODUCT([Thong_Tin_Ngay_Nghi_201809.$B$3:.$B$64]=[.$B26];[Thong_Tin_Ngay_Nghi_201809.$C$3:.$C$64])+SUMPRODUCT([Thong_Tin_Ngay_Nghi_201810.$B$3:.$B$64]=[.$B26];[Thong_Tin_Ngay_Nghi_201810.$C$3:.$C$64])+SUMPRODUCT([Thong_Tin_Ngay_Nghi_201811.$B$3:.$B$66]=[.$B26];[Thong_Tin_Ngay_Nghi_201811.$C$3:.$C$66])+ SUMPRODUCT([Thong_Tin_Ngay_Nghi_201812.$B$3:.$B$66]=[.$B26];[Thong_Tin_Ngay_Nghi_201812.$C$3:.$C$66])" office:value-type="float" office:value="0">
            <text:p>0</text:p>
          </table:table-cell>
          <table:table-cell table:style-name="ce47" table:formula="of:=IF(DATE(YEAR([.E26]);MONTH([.E26]);DAY([.E26]))&lt;=DATE(YEAR([.E26]);3;31); [.C26]-[.G26] + [.F26]; IF([.G26]-[.C26]&lt;0;[.G26] + [.F26] -[.H26];[.F26]+[.C26]-[.H26]))" office:value-type="float" office:value="1">
            <text:p>1</text:p>
          </table:table-cell>
          <table:table-cell table:number-columns-repeated="2" table:style-name="ce47"/>
          <table:table-cell table:style-name="ce62"/>
          <table:table-cell table:style-name="ce47" table:formula="of:=[.I26]+[.K26] +[.J26]+[.L26]" office:value-type="float" office:value="1">
            <text:p>1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47" office:value-type="float" office:value="-0.5">
            <text:p>-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7]);DATE(YEAR([.D27]);12;31);NOW())" office:value-type="date" office:date-value="2018-02-06T14:50:31.42">
            <text:p>02/06/18</text:p>
          </table:table-cell>
          <table:table-cell table:style-name="ce51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">
            <text:p>1</text:p>
          </table:table-cell>
          <table:table-cell table:style-name="ce55" table:formula="of:=SUMPRODUCT([Thong_Tin_Ngay_Nghi_201801.$B$3:.$B$61]=[.$B27];[Thong_Tin_Ngay_Nghi_201801.$C$3:.$C$61]) +  SUMPRODUCT([Thong_Tin_Ngay_Nghi_201802.$B$3:.$B$61]=[.$B27];[Thong_Tin_Ngay_Nghi_201802.$C$3:.$C$61]) + SUMPRODUCT([Thong_Tin_Ngay_Nghi_201803.$B$3:.$B$62]=[.$B27];[Thong_Tin_Ngay_Nghi_201803.$C$3:.$C$62])" office:value-type="float" office:value="0">
            <text:p>0</text:p>
          </table:table-cell>
          <table:table-cell table:style-name="ce60" table:formula="of:=SUMPRODUCT([Thong_Tin_Ngay_Nghi_201801.$B$3:.$B$62]=[.$B27];[Thong_Tin_Ngay_Nghi_201801.$C$3:.$C$62])+SUMPRODUCT([Thong_Tin_Ngay_Nghi_201802.$B$3:.$B$62]=[.$B27];[Thong_Tin_Ngay_Nghi_201802.$C$3:.$C$62])+SUMPRODUCT([Thong_Tin_Ngay_Nghi_201803.$B$3:.$B$63]=[.$B27];[Thong_Tin_Ngay_Nghi_201803.$C$3:.$C$63])+SUMPRODUCT([Thong_Tin_Ngay_Nghi_201804.$B$3:.$B$63]=[.$B27];[Thong_Tin_Ngay_Nghi_201804.$C$3:.$C$63])+SUMPRODUCT([Thong_Tin_Ngay_Nghi_201805.$B$3:.$B$62]=[.$B27];[Thong_Tin_Ngay_Nghi_201805.$C$3:.$C$62])+SUMPRODUCT([Thong_Tin_Ngay_Nghi_201806.$B$3:.$B$64]=[.$B27];[Thong_Tin_Ngay_Nghi_201806.$C$3:.$C$64])+SUMPRODUCT([Thong_Tin_Ngay_Nghi_201807.$B$3:.$B$66]=[.$B27];[Thong_Tin_Ngay_Nghi_201807.$C$3:.$C$66])+SUMPRODUCT([Thong_Tin_Ngay_Nghi_201808.$B$3:.$B$66]=[.$B27];[Thong_Tin_Ngay_Nghi_201808.$C$3:.$C$66])+SUMPRODUCT([Thong_Tin_Ngay_Nghi_201809.$B$3:.$B$64]=[.$B27];[Thong_Tin_Ngay_Nghi_201809.$C$3:.$C$64])+SUMPRODUCT([Thong_Tin_Ngay_Nghi_201810.$B$3:.$B$64]=[.$B27];[Thong_Tin_Ngay_Nghi_201810.$C$3:.$C$64])+SUMPRODUCT([Thong_Tin_Ngay_Nghi_201811.$B$3:.$B$66]=[.$B27];[Thong_Tin_Ngay_Nghi_201811.$C$3:.$C$66])+ SUMPRODUCT([Thong_Tin_Ngay_Nghi_201812.$B$3:.$B$66]=[.$B27];[Thong_Tin_Ngay_Nghi_201812.$C$3:.$C$66])" office:value-type="float" office:value="0">
            <text:p>0</text:p>
          </table:table-cell>
          <table:table-cell table:style-name="ce47" table:formula="of:=IF(DATE(YEAR([.E27]);MONTH([.E27]);DAY([.E27]))&lt;=DATE(YEAR([.E27]);3;31); [.C27]-[.G27] + [.F27]; IF([.G27]-[.C27]&lt;0;[.G27] + [.F27] -[.H27];[.F27]+[.C27]-[.H27]))" office:value-type="float" office:value="0.5">
            <text:p>0.5</text:p>
          </table:table-cell>
          <table:table-cell table:number-columns-repeated="2" table:style-name="ce47"/>
          <table:table-cell table:style-name="ce62"/>
          <table:table-cell table:style-name="ce47" table:formula="of:=[.I27]+[.K27] +[.J27]+[.L27]" office:value-type="float" office:value="0.5">
            <text:p>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8]);DATE(YEAR([.D28]);12;31);NOW())" office:value-type="date" office:date-value="2018-02-06T14:50:31.42">
            <text:p>02/06/18</text:p>
          </table:table-cell>
          <table:table-cell table:style-name="ce51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">
            <text:p>1</text:p>
          </table:table-cell>
          <table:table-cell table:style-name="ce55" table:formula="of:=SUMPRODUCT([Thong_Tin_Ngay_Nghi_201801.$B$3:.$B$61]=[.$B28];[Thong_Tin_Ngay_Nghi_201801.$C$3:.$C$61]) +  SUMPRODUCT([Thong_Tin_Ngay_Nghi_201802.$B$3:.$B$61]=[.$B28];[Thong_Tin_Ngay_Nghi_201802.$C$3:.$C$61]) + SUMPRODUCT([Thong_Tin_Ngay_Nghi_201803.$B$3:.$B$62]=[.$B28];[Thong_Tin_Ngay_Nghi_201803.$C$3:.$C$62])" office:value-type="float" office:value="0">
            <text:p>0</text:p>
          </table:table-cell>
          <table:table-cell table:style-name="ce60" table:formula="of:=SUMPRODUCT([Thong_Tin_Ngay_Nghi_201801.$B$3:.$B$62]=[.$B28];[Thong_Tin_Ngay_Nghi_201801.$C$3:.$C$62])+SUMPRODUCT([Thong_Tin_Ngay_Nghi_201802.$B$3:.$B$62]=[.$B28];[Thong_Tin_Ngay_Nghi_201802.$C$3:.$C$62])+SUMPRODUCT([Thong_Tin_Ngay_Nghi_201803.$B$3:.$B$63]=[.$B28];[Thong_Tin_Ngay_Nghi_201803.$C$3:.$C$63])+SUMPRODUCT([Thong_Tin_Ngay_Nghi_201804.$B$3:.$B$63]=[.$B28];[Thong_Tin_Ngay_Nghi_201804.$C$3:.$C$63])+SUMPRODUCT([Thong_Tin_Ngay_Nghi_201805.$B$3:.$B$62]=[.$B28];[Thong_Tin_Ngay_Nghi_201805.$C$3:.$C$62])+SUMPRODUCT([Thong_Tin_Ngay_Nghi_201806.$B$3:.$B$64]=[.$B28];[Thong_Tin_Ngay_Nghi_201806.$C$3:.$C$64])+SUMPRODUCT([Thong_Tin_Ngay_Nghi_201807.$B$3:.$B$66]=[.$B28];[Thong_Tin_Ngay_Nghi_201807.$C$3:.$C$66])+SUMPRODUCT([Thong_Tin_Ngay_Nghi_201808.$B$3:.$B$66]=[.$B28];[Thong_Tin_Ngay_Nghi_201808.$C$3:.$C$66])+SUMPRODUCT([Thong_Tin_Ngay_Nghi_201809.$B$3:.$B$64]=[.$B28];[Thong_Tin_Ngay_Nghi_201809.$C$3:.$C$64])+SUMPRODUCT([Thong_Tin_Ngay_Nghi_201810.$B$3:.$B$64]=[.$B28];[Thong_Tin_Ngay_Nghi_201810.$C$3:.$C$64])+SUMPRODUCT([Thong_Tin_Ngay_Nghi_201811.$B$3:.$B$66]=[.$B28];[Thong_Tin_Ngay_Nghi_201811.$C$3:.$C$66])+ SUMPRODUCT([Thong_Tin_Ngay_Nghi_201812.$B$3:.$B$66]=[.$B28];[Thong_Tin_Ngay_Nghi_201812.$C$3:.$C$66])" office:value-type="float" office:value="0">
            <text:p>0</text:p>
          </table:table-cell>
          <table:table-cell table:style-name="ce47" table:formula="of:=IF(DATE(YEAR([.E28]);MONTH([.E28]);DAY([.E28]))&lt;=DATE(YEAR([.E28]);3;31); [.C28]-[.G28] + [.F28]; IF([.G28]-[.C28]&lt;0;[.G28] + [.F28] -[.H28];[.F28]+[.C28]-[.H28]))" office:value-type="float" office:value="7">
            <text:p>7</text:p>
          </table:table-cell>
          <table:table-cell table:number-columns-repeated="2" table:style-name="ce47"/>
          <table:table-cell table:style-name="ce62"/>
          <table:table-cell table:style-name="ce47" table:formula="of:=[.I28]+[.K28] +[.J28]+[.L28]" office:value-type="float" office:value="7">
            <text:p>7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47" office:value-type="float" office:value="11">
            <text:p>1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9]);DATE(YEAR([.D29]);12;31);NOW())" office:value-type="date" office:date-value="2018-02-06T14:50:31.42">
            <text:p>02/06/18</text:p>
          </table:table-cell>
          <table:table-cell table:style-name="ce51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">
            <text:p>1</text:p>
          </table:table-cell>
          <table:table-cell table:style-name="ce55" table:formula="of:=SUMPRODUCT([Thong_Tin_Ngay_Nghi_201801.$B$3:.$B$61]=[.$B29];[Thong_Tin_Ngay_Nghi_201801.$C$3:.$C$61]) +  SUMPRODUCT([Thong_Tin_Ngay_Nghi_201802.$B$3:.$B$61]=[.$B29];[Thong_Tin_Ngay_Nghi_201802.$C$3:.$C$61]) + SUMPRODUCT([Thong_Tin_Ngay_Nghi_201803.$B$3:.$B$62]=[.$B29];[Thong_Tin_Ngay_Nghi_201803.$C$3:.$C$62])" office:value-type="float" office:value="0">
            <text:p>0</text:p>
          </table:table-cell>
          <table:table-cell table:style-name="ce60" table:formula="of:=SUMPRODUCT([Thong_Tin_Ngay_Nghi_201801.$B$3:.$B$62]=[.$B29];[Thong_Tin_Ngay_Nghi_201801.$C$3:.$C$62])+SUMPRODUCT([Thong_Tin_Ngay_Nghi_201802.$B$3:.$B$62]=[.$B29];[Thong_Tin_Ngay_Nghi_201802.$C$3:.$C$62])+SUMPRODUCT([Thong_Tin_Ngay_Nghi_201803.$B$3:.$B$63]=[.$B29];[Thong_Tin_Ngay_Nghi_201803.$C$3:.$C$63])+SUMPRODUCT([Thong_Tin_Ngay_Nghi_201804.$B$3:.$B$63]=[.$B29];[Thong_Tin_Ngay_Nghi_201804.$C$3:.$C$63])+SUMPRODUCT([Thong_Tin_Ngay_Nghi_201805.$B$3:.$B$62]=[.$B29];[Thong_Tin_Ngay_Nghi_201805.$C$3:.$C$62])+SUMPRODUCT([Thong_Tin_Ngay_Nghi_201806.$B$3:.$B$64]=[.$B29];[Thong_Tin_Ngay_Nghi_201806.$C$3:.$C$64])+SUMPRODUCT([Thong_Tin_Ngay_Nghi_201807.$B$3:.$B$66]=[.$B29];[Thong_Tin_Ngay_Nghi_201807.$C$3:.$C$66])+SUMPRODUCT([Thong_Tin_Ngay_Nghi_201808.$B$3:.$B$66]=[.$B29];[Thong_Tin_Ngay_Nghi_201808.$C$3:.$C$66])+SUMPRODUCT([Thong_Tin_Ngay_Nghi_201809.$B$3:.$B$64]=[.$B29];[Thong_Tin_Ngay_Nghi_201809.$C$3:.$C$64])+SUMPRODUCT([Thong_Tin_Ngay_Nghi_201810.$B$3:.$B$64]=[.$B29];[Thong_Tin_Ngay_Nghi_201810.$C$3:.$C$64])+SUMPRODUCT([Thong_Tin_Ngay_Nghi_201811.$B$3:.$B$66]=[.$B29];[Thong_Tin_Ngay_Nghi_201811.$C$3:.$C$66])+ SUMPRODUCT([Thong_Tin_Ngay_Nghi_201812.$B$3:.$B$66]=[.$B29];[Thong_Tin_Ngay_Nghi_201812.$C$3:.$C$66])" office:value-type="float" office:value="0">
            <text:p>0</text:p>
          </table:table-cell>
          <table:table-cell table:style-name="ce47" table:formula="of:=IF(DATE(YEAR([.E29]);MONTH([.E29]);DAY([.E29]))&lt;=DATE(YEAR([.E29]);3;31); [.C29]-[.G29] + [.F29]; IF([.G29]-[.C29]&lt;0;[.G29] + [.F29] -[.H29];[.F29]+[.C29]-[.H29]))" office:value-type="float" office:value="12">
            <text:p>12</text:p>
          </table:table-cell>
          <table:table-cell table:number-columns-repeated="2" table:style-name="ce47"/>
          <table:table-cell table:style-name="ce62"/>
          <table:table-cell table:style-name="ce47" table:formula="of:=[.I29]+[.K29] +[.J29]+[.L29]" office:value-type="float" office:value="12">
            <text:p>12</text:p>
          </table:table-cell>
          <table:table-cell table:style-name="ce65"/>
          <table:table-cell table:number-columns-repeated="1010"/>
        </table:table-row>
        <table:table-row table:style-name="ro13">
          <table:table-cell table:style-name="ce41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0]);DATE(YEAR([.D30]);12;31);NOW())" office:value-type="date" office:date-value="2018-02-06T14:50:31.42">
            <text:p>02/06/18</text:p>
          </table:table-cell>
          <table:table-cell table:style-name="ce51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">
            <text:p>1</text:p>
          </table:table-cell>
          <table:table-cell table:style-name="ce55" table:formula="of:=SUMPRODUCT([Thong_Tin_Ngay_Nghi_201801.$B$3:.$B$61]=[.$B30];[Thong_Tin_Ngay_Nghi_201801.$C$3:.$C$61]) +  SUMPRODUCT([Thong_Tin_Ngay_Nghi_201802.$B$3:.$B$61]=[.$B30];[Thong_Tin_Ngay_Nghi_201802.$C$3:.$C$61]) + SUMPRODUCT([Thong_Tin_Ngay_Nghi_201803.$B$3:.$B$62]=[.$B30];[Thong_Tin_Ngay_Nghi_201803.$C$3:.$C$62])" office:value-type="float" office:value="0">
            <text:p>0</text:p>
          </table:table-cell>
          <table:table-cell table:style-name="ce60" table:formula="of:=SUMPRODUCT([Thong_Tin_Ngay_Nghi_201801.$B$3:.$B$62]=[.$B30];[Thong_Tin_Ngay_Nghi_201801.$C$3:.$C$62])+SUMPRODUCT([Thong_Tin_Ngay_Nghi_201802.$B$3:.$B$62]=[.$B30];[Thong_Tin_Ngay_Nghi_201802.$C$3:.$C$62])+SUMPRODUCT([Thong_Tin_Ngay_Nghi_201803.$B$3:.$B$63]=[.$B30];[Thong_Tin_Ngay_Nghi_201803.$C$3:.$C$63])+SUMPRODUCT([Thong_Tin_Ngay_Nghi_201804.$B$3:.$B$63]=[.$B30];[Thong_Tin_Ngay_Nghi_201804.$C$3:.$C$63])+SUMPRODUCT([Thong_Tin_Ngay_Nghi_201805.$B$3:.$B$62]=[.$B30];[Thong_Tin_Ngay_Nghi_201805.$C$3:.$C$62])+SUMPRODUCT([Thong_Tin_Ngay_Nghi_201806.$B$3:.$B$64]=[.$B30];[Thong_Tin_Ngay_Nghi_201806.$C$3:.$C$64])+SUMPRODUCT([Thong_Tin_Ngay_Nghi_201807.$B$3:.$B$66]=[.$B30];[Thong_Tin_Ngay_Nghi_201807.$C$3:.$C$66])+SUMPRODUCT([Thong_Tin_Ngay_Nghi_201808.$B$3:.$B$66]=[.$B30];[Thong_Tin_Ngay_Nghi_201808.$C$3:.$C$66])+SUMPRODUCT([Thong_Tin_Ngay_Nghi_201809.$B$3:.$B$64]=[.$B30];[Thong_Tin_Ngay_Nghi_201809.$C$3:.$C$64])+SUMPRODUCT([Thong_Tin_Ngay_Nghi_201810.$B$3:.$B$64]=[.$B30];[Thong_Tin_Ngay_Nghi_201810.$C$3:.$C$64])+SUMPRODUCT([Thong_Tin_Ngay_Nghi_201811.$B$3:.$B$66]=[.$B30];[Thong_Tin_Ngay_Nghi_201811.$C$3:.$C$66])+ SUMPRODUCT([Thong_Tin_Ngay_Nghi_201812.$B$3:.$B$66]=[.$B30];[Thong_Tin_Ngay_Nghi_201812.$C$3:.$C$66])" office:value-type="float" office:value="0">
            <text:p>0</text:p>
          </table:table-cell>
          <table:table-cell table:style-name="ce47" table:formula="of:=IF(DATE(YEAR([.E30]);MONTH([.E30]);DAY([.E30]))&lt;=DATE(YEAR([.E30]);3;31); [.C30]-[.G30] + [.F30]; IF([.G30]-[.C30]&lt;0;[.G30] + [.F30] -[.H30];[.F30]+[.C30]-[.H30]))" office:value-type="float" office:value="4">
            <text:p>4</text:p>
          </table:table-cell>
          <table:table-cell table:number-columns-repeated="2" table:style-name="ce47"/>
          <table:table-cell table:style-name="ce62"/>
          <table:table-cell table:style-name="ce47" table:formula="of:=[.I30]+[.K30] +[.J30]+[.L30]" office:value-type="float" office:value="4">
            <text:p>4</text:p>
          </table:table-cell>
          <table:table-cell table:style-name="ce65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0"/>
        </table:table-row>
        <table:table-row table:style-name="ro17">
          <table:table-cell table:style-name="ce41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47" office:value-type="float" office:value="-3">
            <text:p>-3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1]);DATE(YEAR([.D31]);12;31);NOW())" office:value-type="date" office:date-value="2018-02-06T14:50:31.42">
            <text:p>02/06/18</text:p>
          </table:table-cell>
          <table:table-cell table:style-name="ce51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">
            <text:p>1</text:p>
          </table:table-cell>
          <table:table-cell table:style-name="ce55" table:formula="of:=SUMPRODUCT([Thong_Tin_Ngay_Nghi_201801.$B$3:.$B$61]=[.$B31];[Thong_Tin_Ngay_Nghi_201801.$C$3:.$C$61]) +  SUMPRODUCT([Thong_Tin_Ngay_Nghi_201802.$B$3:.$B$61]=[.$B31];[Thong_Tin_Ngay_Nghi_201802.$C$3:.$C$61]) + SUMPRODUCT([Thong_Tin_Ngay_Nghi_201803.$B$3:.$B$62]=[.$B31];[Thong_Tin_Ngay_Nghi_201803.$C$3:.$C$62])" office:value-type="float" office:value="0">
            <text:p>0</text:p>
          </table:table-cell>
          <table:table-cell table:style-name="ce60" table:formula="of:=SUMPRODUCT([Thong_Tin_Ngay_Nghi_201801.$B$3:.$B$62]=[.$B31];[Thong_Tin_Ngay_Nghi_201801.$C$3:.$C$62])+SUMPRODUCT([Thong_Tin_Ngay_Nghi_201802.$B$3:.$B$62]=[.$B31];[Thong_Tin_Ngay_Nghi_201802.$C$3:.$C$62])+SUMPRODUCT([Thong_Tin_Ngay_Nghi_201803.$B$3:.$B$63]=[.$B31];[Thong_Tin_Ngay_Nghi_201803.$C$3:.$C$63])+SUMPRODUCT([Thong_Tin_Ngay_Nghi_201804.$B$3:.$B$63]=[.$B31];[Thong_Tin_Ngay_Nghi_201804.$C$3:.$C$63])+SUMPRODUCT([Thong_Tin_Ngay_Nghi_201805.$B$3:.$B$62]=[.$B31];[Thong_Tin_Ngay_Nghi_201805.$C$3:.$C$62])+SUMPRODUCT([Thong_Tin_Ngay_Nghi_201806.$B$3:.$B$64]=[.$B31];[Thong_Tin_Ngay_Nghi_201806.$C$3:.$C$64])+SUMPRODUCT([Thong_Tin_Ngay_Nghi_201807.$B$3:.$B$66]=[.$B31];[Thong_Tin_Ngay_Nghi_201807.$C$3:.$C$66])+SUMPRODUCT([Thong_Tin_Ngay_Nghi_201808.$B$3:.$B$66]=[.$B31];[Thong_Tin_Ngay_Nghi_201808.$C$3:.$C$66])+SUMPRODUCT([Thong_Tin_Ngay_Nghi_201809.$B$3:.$B$64]=[.$B31];[Thong_Tin_Ngay_Nghi_201809.$C$3:.$C$64])+SUMPRODUCT([Thong_Tin_Ngay_Nghi_201810.$B$3:.$B$64]=[.$B31];[Thong_Tin_Ngay_Nghi_201810.$C$3:.$C$64])+SUMPRODUCT([Thong_Tin_Ngay_Nghi_201811.$B$3:.$B$66]=[.$B31];[Thong_Tin_Ngay_Nghi_201811.$C$3:.$C$66])+ SUMPRODUCT([Thong_Tin_Ngay_Nghi_201812.$B$3:.$B$66]=[.$B31];[Thong_Tin_Ngay_Nghi_201812.$C$3:.$C$66])" office:value-type="float" office:value="0">
            <text:p>0</text:p>
          </table:table-cell>
          <table:table-cell table:style-name="ce47" table:formula="of:=IF(DATE(YEAR([.E31]);MONTH([.E31]);DAY([.E31]))&lt;=DATE(YEAR([.E31]);3;31); [.C31]-[.G31] + [.F31]; IF([.G31]-[.C31]&lt;0;[.G31] + [.F31] -[.H31];[.F31]+[.C31]-[.H31]))" office:value-type="float" office:value="-2">
            <text:p>-2</text:p>
          </table:table-cell>
          <table:table-cell table:number-columns-repeated="2" table:style-name="ce47"/>
          <table:table-cell table:style-name="ce62"/>
          <table:table-cell table:style-name="ce47" table:formula="of:=[.I31]+[.K31] +[.J31]+[.L31]" office:value-type="float" office:value="-2">
            <text:p>-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2]);DATE(YEAR([.D32]);12;31);NOW())" office:value-type="date" office:date-value="2018-02-06T14:50:31.42">
            <text:p>02/06/18</text:p>
          </table:table-cell>
          <table:table-cell table:style-name="ce51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">
            <text:p>1</text:p>
          </table:table-cell>
          <table:table-cell table:style-name="ce55" table:formula="of:=SUMPRODUCT([Thong_Tin_Ngay_Nghi_201801.$B$3:.$B$61]=[.$B32];[Thong_Tin_Ngay_Nghi_201801.$C$3:.$C$61]) +  SUMPRODUCT([Thong_Tin_Ngay_Nghi_201802.$B$3:.$B$61]=[.$B32];[Thong_Tin_Ngay_Nghi_201802.$C$3:.$C$61]) + SUMPRODUCT([Thong_Tin_Ngay_Nghi_201803.$B$3:.$B$62]=[.$B32];[Thong_Tin_Ngay_Nghi_201803.$C$3:.$C$62])" office:value-type="float" office:value="0">
            <text:p>0</text:p>
          </table:table-cell>
          <table:table-cell table:style-name="ce60" table:formula="of:=SUMPRODUCT([Thong_Tin_Ngay_Nghi_201801.$B$3:.$B$62]=[.$B32];[Thong_Tin_Ngay_Nghi_201801.$C$3:.$C$62])+SUMPRODUCT([Thong_Tin_Ngay_Nghi_201802.$B$3:.$B$62]=[.$B32];[Thong_Tin_Ngay_Nghi_201802.$C$3:.$C$62])+SUMPRODUCT([Thong_Tin_Ngay_Nghi_201803.$B$3:.$B$63]=[.$B32];[Thong_Tin_Ngay_Nghi_201803.$C$3:.$C$63])+SUMPRODUCT([Thong_Tin_Ngay_Nghi_201804.$B$3:.$B$63]=[.$B32];[Thong_Tin_Ngay_Nghi_201804.$C$3:.$C$63])+SUMPRODUCT([Thong_Tin_Ngay_Nghi_201805.$B$3:.$B$62]=[.$B32];[Thong_Tin_Ngay_Nghi_201805.$C$3:.$C$62])+SUMPRODUCT([Thong_Tin_Ngay_Nghi_201806.$B$3:.$B$64]=[.$B32];[Thong_Tin_Ngay_Nghi_201806.$C$3:.$C$64])+SUMPRODUCT([Thong_Tin_Ngay_Nghi_201807.$B$3:.$B$66]=[.$B32];[Thong_Tin_Ngay_Nghi_201807.$C$3:.$C$66])+SUMPRODUCT([Thong_Tin_Ngay_Nghi_201808.$B$3:.$B$66]=[.$B32];[Thong_Tin_Ngay_Nghi_201808.$C$3:.$C$66])+SUMPRODUCT([Thong_Tin_Ngay_Nghi_201809.$B$3:.$B$64]=[.$B32];[Thong_Tin_Ngay_Nghi_201809.$C$3:.$C$64])+SUMPRODUCT([Thong_Tin_Ngay_Nghi_201810.$B$3:.$B$64]=[.$B32];[Thong_Tin_Ngay_Nghi_201810.$C$3:.$C$64])+SUMPRODUCT([Thong_Tin_Ngay_Nghi_201811.$B$3:.$B$66]=[.$B32];[Thong_Tin_Ngay_Nghi_201811.$C$3:.$C$66])+ SUMPRODUCT([Thong_Tin_Ngay_Nghi_201812.$B$3:.$B$66]=[.$B32];[Thong_Tin_Ngay_Nghi_201812.$C$3:.$C$66])" office:value-type="float" office:value="0">
            <text:p>0</text:p>
          </table:table-cell>
          <table:table-cell table:style-name="ce47" table:formula="of:=IF(DATE(YEAR([.E32]);MONTH([.E32]);DAY([.E32]))&lt;=DATE(YEAR([.E32]);3;31); [.C32]-[.G32] + [.F32]; IF([.G32]-[.C32]&lt;0;[.G32] + [.F32] -[.H32];[.F32]+[.C32]-[.H32]))" office:value-type="float" office:value="3">
            <text:p>3</text:p>
          </table:table-cell>
          <table:table-cell table:number-columns-repeated="2" table:style-name="ce47"/>
          <table:table-cell table:style-name="ce62"/>
          <table:table-cell table:style-name="ce47" table:formula="of:=[.I32]+[.K32] +[.J32]+[.L32]" office:value-type="float" office:value="3">
            <text:p>3</text:p>
          </table:table-cell>
          <table:table-cell table:style-name="ce65"/>
          <table:table-cell table:number-columns-repeated="1010"/>
        </table:table-row>
        <table:table-row table:style-name="ro14">
          <table:table-cell table:style-name="ce41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47" office:value-type="float" office:value="1.5">
            <text:p>1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3]);DATE(YEAR([.D33]);12;31);NOW())" office:value-type="date" office:date-value="2018-02-06T14:50:31.42">
            <text:p>02/06/18</text:p>
          </table:table-cell>
          <table:table-cell table:style-name="ce51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">
            <text:p>1</text:p>
          </table:table-cell>
          <table:table-cell table:style-name="ce55" table:formula="of:=SUMPRODUCT([Thong_Tin_Ngay_Nghi_201801.$B$3:.$B$61]=[.$B33];[Thong_Tin_Ngay_Nghi_201801.$C$3:.$C$61]) +  SUMPRODUCT([Thong_Tin_Ngay_Nghi_201802.$B$3:.$B$61]=[.$B33];[Thong_Tin_Ngay_Nghi_201802.$C$3:.$C$61]) + SUMPRODUCT([Thong_Tin_Ngay_Nghi_201803.$B$3:.$B$62]=[.$B33];[Thong_Tin_Ngay_Nghi_201803.$C$3:.$C$62])" office:value-type="float" office:value="0">
            <text:p>0</text:p>
          </table:table-cell>
          <table:table-cell table:style-name="ce60" table:formula="of:=SUMPRODUCT([Thong_Tin_Ngay_Nghi_201801.$B$3:.$B$62]=[.$B33];[Thong_Tin_Ngay_Nghi_201801.$C$3:.$C$62])+SUMPRODUCT([Thong_Tin_Ngay_Nghi_201802.$B$3:.$B$62]=[.$B33];[Thong_Tin_Ngay_Nghi_201802.$C$3:.$C$62])+SUMPRODUCT([Thong_Tin_Ngay_Nghi_201803.$B$3:.$B$63]=[.$B33];[Thong_Tin_Ngay_Nghi_201803.$C$3:.$C$63])+SUMPRODUCT([Thong_Tin_Ngay_Nghi_201804.$B$3:.$B$63]=[.$B33];[Thong_Tin_Ngay_Nghi_201804.$C$3:.$C$63])+SUMPRODUCT([Thong_Tin_Ngay_Nghi_201805.$B$3:.$B$62]=[.$B33];[Thong_Tin_Ngay_Nghi_201805.$C$3:.$C$62])+SUMPRODUCT([Thong_Tin_Ngay_Nghi_201806.$B$3:.$B$64]=[.$B33];[Thong_Tin_Ngay_Nghi_201806.$C$3:.$C$64])+SUMPRODUCT([Thong_Tin_Ngay_Nghi_201807.$B$3:.$B$66]=[.$B33];[Thong_Tin_Ngay_Nghi_201807.$C$3:.$C$66])+SUMPRODUCT([Thong_Tin_Ngay_Nghi_201808.$B$3:.$B$66]=[.$B33];[Thong_Tin_Ngay_Nghi_201808.$C$3:.$C$66])+SUMPRODUCT([Thong_Tin_Ngay_Nghi_201809.$B$3:.$B$64]=[.$B33];[Thong_Tin_Ngay_Nghi_201809.$C$3:.$C$64])+SUMPRODUCT([Thong_Tin_Ngay_Nghi_201810.$B$3:.$B$64]=[.$B33];[Thong_Tin_Ngay_Nghi_201810.$C$3:.$C$64])+SUMPRODUCT([Thong_Tin_Ngay_Nghi_201811.$B$3:.$B$66]=[.$B33];[Thong_Tin_Ngay_Nghi_201811.$C$3:.$C$66])+ SUMPRODUCT([Thong_Tin_Ngay_Nghi_201812.$B$3:.$B$66]=[.$B33];[Thong_Tin_Ngay_Nghi_201812.$C$3:.$C$66])" office:value-type="float" office:value="0">
            <text:p>0</text:p>
          </table:table-cell>
          <table:table-cell table:style-name="ce47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47"/>
          <table:table-cell table:style-name="ce62"/>
          <table:table-cell table:style-name="ce47" table:formula="of:=[.I33]+[.K33] +[.J33]+[.L33]" office:value-type="float" office:value="2.5">
            <text:p>2.5</text:p>
          </table:table-cell>
          <table:table-cell table:style-name="ce65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4">
          <table:table-cell table:style-name="ce41" office:value-type="float" office:value="28">
            <text:p>28</text:p>
          </table:table-cell>
          <table:table-cell table:style-name="ce43" office:value-type="string">
            <text:p>MaiNTT</text:p>
          </table:table-cell>
          <table:table-cell table:style-name="ce47" office:value-type="float" office:value="4.5">
            <text:p>4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4]);DATE(YEAR([.D34]);12;31);NOW())" office:value-type="date" office:date-value="2018-02-06T14:50:31.42">
            <text:p>02/06/18</text:p>
          </table:table-cell>
          <table:table-cell table:style-name="ce51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">
            <text:p>1</text:p>
          </table:table-cell>
          <table:table-cell table:style-name="ce55" table:formula="of:=SUMPRODUCT([Thong_Tin_Ngay_Nghi_201801.$B$3:.$B$61]=[.$B34];[Thong_Tin_Ngay_Nghi_201801.$C$3:.$C$61]) +  SUMPRODUCT([Thong_Tin_Ngay_Nghi_201802.$B$3:.$B$61]=[.$B34];[Thong_Tin_Ngay_Nghi_201802.$C$3:.$C$61]) + SUMPRODUCT([Thong_Tin_Ngay_Nghi_201803.$B$3:.$B$62]=[.$B34];[Thong_Tin_Ngay_Nghi_201803.$C$3:.$C$62])" office:value-type="float" office:value="0">
            <text:p>0</text:p>
          </table:table-cell>
          <table:table-cell table:style-name="ce60" table:formula="of:=SUMPRODUCT([Thong_Tin_Ngay_Nghi_201801.$B$3:.$B$62]=[.$B34];[Thong_Tin_Ngay_Nghi_201801.$C$3:.$C$62])+SUMPRODUCT([Thong_Tin_Ngay_Nghi_201802.$B$3:.$B$62]=[.$B34];[Thong_Tin_Ngay_Nghi_201802.$C$3:.$C$62])+SUMPRODUCT([Thong_Tin_Ngay_Nghi_201803.$B$3:.$B$63]=[.$B34];[Thong_Tin_Ngay_Nghi_201803.$C$3:.$C$63])+SUMPRODUCT([Thong_Tin_Ngay_Nghi_201804.$B$3:.$B$63]=[.$B34];[Thong_Tin_Ngay_Nghi_201804.$C$3:.$C$63])+SUMPRODUCT([Thong_Tin_Ngay_Nghi_201805.$B$3:.$B$62]=[.$B34];[Thong_Tin_Ngay_Nghi_201805.$C$3:.$C$62])+SUMPRODUCT([Thong_Tin_Ngay_Nghi_201806.$B$3:.$B$64]=[.$B34];[Thong_Tin_Ngay_Nghi_201806.$C$3:.$C$64])+SUMPRODUCT([Thong_Tin_Ngay_Nghi_201807.$B$3:.$B$66]=[.$B34];[Thong_Tin_Ngay_Nghi_201807.$C$3:.$C$66])+SUMPRODUCT([Thong_Tin_Ngay_Nghi_201808.$B$3:.$B$66]=[.$B34];[Thong_Tin_Ngay_Nghi_201808.$C$3:.$C$66])+SUMPRODUCT([Thong_Tin_Ngay_Nghi_201809.$B$3:.$B$64]=[.$B34];[Thong_Tin_Ngay_Nghi_201809.$C$3:.$C$64])+SUMPRODUCT([Thong_Tin_Ngay_Nghi_201810.$B$3:.$B$64]=[.$B34];[Thong_Tin_Ngay_Nghi_201810.$C$3:.$C$64])+SUMPRODUCT([Thong_Tin_Ngay_Nghi_201811.$B$3:.$B$66]=[.$B34];[Thong_Tin_Ngay_Nghi_201811.$C$3:.$C$66])+ SUMPRODUCT([Thong_Tin_Ngay_Nghi_201812.$B$3:.$B$66]=[.$B34];[Thong_Tin_Ngay_Nghi_201812.$C$3:.$C$66])" office:value-type="float" office:value="0">
            <text:p>0</text:p>
          </table:table-cell>
          <table:table-cell table:style-name="ce47" table:formula="of:=IF(DATE(YEAR([.E34]);MONTH([.E34]);DAY([.E34]))&lt;=DATE(YEAR([.E34]);3;31); [.C34]-[.G34] + [.F34]; IF([.G34]-[.C34]&lt;0;[.G34] + [.F34] -[.H34];[.F34]+[.C34]-[.H34]))" office:value-type="float" office:value="5.5">
            <text:p>5.5</text:p>
          </table:table-cell>
          <table:table-cell table:number-columns-repeated="2" table:style-name="ce47"/>
          <table:table-cell table:style-name="ce62"/>
          <table:table-cell table:style-name="ce47" table:formula="of:=[.I34]+[.K34] +[.J34]+[.L34]" office:value-type="float" office:value="5.5">
            <text:p>5.5</text:p>
          </table:table-cell>
          <table:table-cell table:style-name="ce65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5]);DATE(YEAR([.D35]);12;31);NOW())" office:value-type="date" office:date-value="2018-02-06T14:50:31.42">
            <text:p>02/06/18</text:p>
          </table:table-cell>
          <table:table-cell table:style-name="ce51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">
            <text:p>1</text:p>
          </table:table-cell>
          <table:table-cell table:style-name="ce55" table:formula="of:=SUMPRODUCT([Thong_Tin_Ngay_Nghi_201801.$B$3:.$B$61]=[.$B35];[Thong_Tin_Ngay_Nghi_201801.$C$3:.$C$61]) +  SUMPRODUCT([Thong_Tin_Ngay_Nghi_201802.$B$3:.$B$61]=[.$B35];[Thong_Tin_Ngay_Nghi_201802.$C$3:.$C$61]) + SUMPRODUCT([Thong_Tin_Ngay_Nghi_201803.$B$3:.$B$62]=[.$B35];[Thong_Tin_Ngay_Nghi_201803.$C$3:.$C$62])" office:value-type="float" office:value="0">
            <text:p>0</text:p>
          </table:table-cell>
          <table:table-cell table:style-name="ce60" table:formula="of:=SUMPRODUCT([Thong_Tin_Ngay_Nghi_201801.$B$3:.$B$62]=[.$B35];[Thong_Tin_Ngay_Nghi_201801.$C$3:.$C$62])+SUMPRODUCT([Thong_Tin_Ngay_Nghi_201802.$B$3:.$B$62]=[.$B35];[Thong_Tin_Ngay_Nghi_201802.$C$3:.$C$62])+SUMPRODUCT([Thong_Tin_Ngay_Nghi_201803.$B$3:.$B$63]=[.$B35];[Thong_Tin_Ngay_Nghi_201803.$C$3:.$C$63])+SUMPRODUCT([Thong_Tin_Ngay_Nghi_201804.$B$3:.$B$63]=[.$B35];[Thong_Tin_Ngay_Nghi_201804.$C$3:.$C$63])+SUMPRODUCT([Thong_Tin_Ngay_Nghi_201805.$B$3:.$B$62]=[.$B35];[Thong_Tin_Ngay_Nghi_201805.$C$3:.$C$62])+SUMPRODUCT([Thong_Tin_Ngay_Nghi_201806.$B$3:.$B$64]=[.$B35];[Thong_Tin_Ngay_Nghi_201806.$C$3:.$C$64])+SUMPRODUCT([Thong_Tin_Ngay_Nghi_201807.$B$3:.$B$66]=[.$B35];[Thong_Tin_Ngay_Nghi_201807.$C$3:.$C$66])+SUMPRODUCT([Thong_Tin_Ngay_Nghi_201808.$B$3:.$B$66]=[.$B35];[Thong_Tin_Ngay_Nghi_201808.$C$3:.$C$66])+SUMPRODUCT([Thong_Tin_Ngay_Nghi_201809.$B$3:.$B$64]=[.$B35];[Thong_Tin_Ngay_Nghi_201809.$C$3:.$C$64])+SUMPRODUCT([Thong_Tin_Ngay_Nghi_201810.$B$3:.$B$64]=[.$B35];[Thong_Tin_Ngay_Nghi_201810.$C$3:.$C$64])+SUMPRODUCT([Thong_Tin_Ngay_Nghi_201811.$B$3:.$B$66]=[.$B35];[Thong_Tin_Ngay_Nghi_201811.$C$3:.$C$66])+ SUMPRODUCT([Thong_Tin_Ngay_Nghi_201812.$B$3:.$B$66]=[.$B35];[Thong_Tin_Ngay_Nghi_201812.$C$3:.$C$66])" office:value-type="float" office:value="0">
            <text:p>0</text:p>
          </table:table-cell>
          <table:table-cell table:style-name="ce47" table:formula="of:=IF(DATE(YEAR([.E35]);MONTH([.E35]);DAY([.E35]))&lt;=DATE(YEAR([.E35]);3;31); [.C35]-[.G35] + [.F35]; IF([.G35]-[.C35]&lt;0;[.G35] + [.F35] -[.H35];[.F35]+[.C35]-[.H35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35]+[.K35] +[.J35]+[.L35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6]);DATE(YEAR([.D36]);12;31);NOW())" office:value-type="date" office:date-value="2018-02-06T14:50:31.43">
            <text:p>02/06/18</text:p>
          </table:table-cell>
          <table:table-cell table:style-name="ce51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">
            <text:p>1</text:p>
          </table:table-cell>
          <table:table-cell table:style-name="ce55" table:formula="of:=SUMPRODUCT([Thong_Tin_Ngay_Nghi_201801.$B$3:.$B$61]=[.$B36];[Thong_Tin_Ngay_Nghi_201801.$C$3:.$C$61]) +  SUMPRODUCT([Thong_Tin_Ngay_Nghi_201802.$B$3:.$B$61]=[.$B36];[Thong_Tin_Ngay_Nghi_201802.$C$3:.$C$61]) + SUMPRODUCT([Thong_Tin_Ngay_Nghi_201803.$B$3:.$B$62]=[.$B36];[Thong_Tin_Ngay_Nghi_201803.$C$3:.$C$62])" office:value-type="float" office:value="0">
            <text:p>0</text:p>
          </table:table-cell>
          <table:table-cell table:style-name="ce60" table:formula="of:=SUMPRODUCT([Thong_Tin_Ngay_Nghi_201801.$B$3:.$B$62]=[.$B36];[Thong_Tin_Ngay_Nghi_201801.$C$3:.$C$62])+SUMPRODUCT([Thong_Tin_Ngay_Nghi_201802.$B$3:.$B$62]=[.$B36];[Thong_Tin_Ngay_Nghi_201802.$C$3:.$C$62])+SUMPRODUCT([Thong_Tin_Ngay_Nghi_201803.$B$3:.$B$63]=[.$B36];[Thong_Tin_Ngay_Nghi_201803.$C$3:.$C$63])+SUMPRODUCT([Thong_Tin_Ngay_Nghi_201804.$B$3:.$B$63]=[.$B36];[Thong_Tin_Ngay_Nghi_201804.$C$3:.$C$63])+SUMPRODUCT([Thong_Tin_Ngay_Nghi_201805.$B$3:.$B$62]=[.$B36];[Thong_Tin_Ngay_Nghi_201805.$C$3:.$C$62])+SUMPRODUCT([Thong_Tin_Ngay_Nghi_201806.$B$3:.$B$64]=[.$B36];[Thong_Tin_Ngay_Nghi_201806.$C$3:.$C$64])+SUMPRODUCT([Thong_Tin_Ngay_Nghi_201807.$B$3:.$B$66]=[.$B36];[Thong_Tin_Ngay_Nghi_201807.$C$3:.$C$66])+SUMPRODUCT([Thong_Tin_Ngay_Nghi_201808.$B$3:.$B$66]=[.$B36];[Thong_Tin_Ngay_Nghi_201808.$C$3:.$C$66])+SUMPRODUCT([Thong_Tin_Ngay_Nghi_201809.$B$3:.$B$64]=[.$B36];[Thong_Tin_Ngay_Nghi_201809.$C$3:.$C$64])+SUMPRODUCT([Thong_Tin_Ngay_Nghi_201810.$B$3:.$B$64]=[.$B36];[Thong_Tin_Ngay_Nghi_201810.$C$3:.$C$64])+SUMPRODUCT([Thong_Tin_Ngay_Nghi_201811.$B$3:.$B$66]=[.$B36];[Thong_Tin_Ngay_Nghi_201811.$C$3:.$C$66])+ SUMPRODUCT([Thong_Tin_Ngay_Nghi_201812.$B$3:.$B$66]=[.$B36];[Thong_Tin_Ngay_Nghi_201812.$C$3:.$C$66])" office:value-type="float" office:value="0">
            <text:p>0</text:p>
          </table:table-cell>
          <table:table-cell table:style-name="ce47" table:formula="of:=IF(DATE(YEAR([.E36]);MONTH([.E36]);DAY([.E36]))&lt;=DATE(YEAR([.E36]);3;31); [.C36]-[.G36] + [.F36]; IF([.G36]-[.C36]&lt;0;[.G36] + [.F36] -[.H36];[.F36]+[.C36]-[.H36]))" office:value-type="float" office:value="3.5">
            <text:p>3.5</text:p>
          </table:table-cell>
          <table:table-cell table:number-columns-repeated="2" table:style-name="ce47"/>
          <table:table-cell table:style-name="ce62"/>
          <table:table-cell table:style-name="ce47" table:formula="of:=[.I36]+[.K36] +[.J36]+[.L36]" office:value-type="float" office:value="3.5">
            <text:p>3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47" office:value-type="float" office:value="6.5">
            <text:p>6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7]);DATE(YEAR([.D37]);12;31);NOW())" office:value-type="date" office:date-value="2018-02-06T14:50:31.43">
            <text:p>02/06/18</text:p>
          </table:table-cell>
          <table:table-cell table:style-name="ce51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">
            <text:p>1</text:p>
          </table:table-cell>
          <table:table-cell table:style-name="ce55" table:formula="of:=SUMPRODUCT([Thong_Tin_Ngay_Nghi_201801.$B$3:.$B$61]=[.$B37];[Thong_Tin_Ngay_Nghi_201801.$C$3:.$C$61]) +  SUMPRODUCT([Thong_Tin_Ngay_Nghi_201802.$B$3:.$B$61]=[.$B37];[Thong_Tin_Ngay_Nghi_201802.$C$3:.$C$61]) + SUMPRODUCT([Thong_Tin_Ngay_Nghi_201803.$B$3:.$B$62]=[.$B37];[Thong_Tin_Ngay_Nghi_201803.$C$3:.$C$62])" office:value-type="float" office:value="0">
            <text:p>0</text:p>
          </table:table-cell>
          <table:table-cell table:style-name="ce60" table:formula="of:=SUMPRODUCT([Thong_Tin_Ngay_Nghi_201801.$B$3:.$B$62]=[.$B37];[Thong_Tin_Ngay_Nghi_201801.$C$3:.$C$62])+SUMPRODUCT([Thong_Tin_Ngay_Nghi_201802.$B$3:.$B$62]=[.$B37];[Thong_Tin_Ngay_Nghi_201802.$C$3:.$C$62])+SUMPRODUCT([Thong_Tin_Ngay_Nghi_201803.$B$3:.$B$63]=[.$B37];[Thong_Tin_Ngay_Nghi_201803.$C$3:.$C$63])+SUMPRODUCT([Thong_Tin_Ngay_Nghi_201804.$B$3:.$B$63]=[.$B37];[Thong_Tin_Ngay_Nghi_201804.$C$3:.$C$63])+SUMPRODUCT([Thong_Tin_Ngay_Nghi_201805.$B$3:.$B$62]=[.$B37];[Thong_Tin_Ngay_Nghi_201805.$C$3:.$C$62])+SUMPRODUCT([Thong_Tin_Ngay_Nghi_201806.$B$3:.$B$64]=[.$B37];[Thong_Tin_Ngay_Nghi_201806.$C$3:.$C$64])+SUMPRODUCT([Thong_Tin_Ngay_Nghi_201807.$B$3:.$B$66]=[.$B37];[Thong_Tin_Ngay_Nghi_201807.$C$3:.$C$66])+SUMPRODUCT([Thong_Tin_Ngay_Nghi_201808.$B$3:.$B$66]=[.$B37];[Thong_Tin_Ngay_Nghi_201808.$C$3:.$C$66])+SUMPRODUCT([Thong_Tin_Ngay_Nghi_201809.$B$3:.$B$64]=[.$B37];[Thong_Tin_Ngay_Nghi_201809.$C$3:.$C$64])+SUMPRODUCT([Thong_Tin_Ngay_Nghi_201810.$B$3:.$B$64]=[.$B37];[Thong_Tin_Ngay_Nghi_201810.$C$3:.$C$64])+SUMPRODUCT([Thong_Tin_Ngay_Nghi_201811.$B$3:.$B$66]=[.$B37];[Thong_Tin_Ngay_Nghi_201811.$C$3:.$C$66])+ SUMPRODUCT([Thong_Tin_Ngay_Nghi_201812.$B$3:.$B$66]=[.$B37];[Thong_Tin_Ngay_Nghi_201812.$C$3:.$C$66])" office:value-type="float" office:value="0">
            <text:p>0</text:p>
          </table:table-cell>
          <table:table-cell table:style-name="ce47" table:formula="of:=IF(DATE(YEAR([.E37]);MONTH([.E37]);DAY([.E37]))&lt;=DATE(YEAR([.E37]);3;31); [.C37]-[.G37] + [.F37]; IF([.G37]-[.C37]&lt;0;[.G37] + [.F37] -[.H37];[.F37]+[.C37]-[.H37]))" office:value-type="float" office:value="7.5">
            <text:p>7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37]+[.K37] +[.J37]+[.L37]" office:value-type="float" office:value="8.5">
            <text:p>8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47" office:value-type="float" office:value="8.5">
            <text:p>8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8]);DATE(YEAR([.D38]);12;31);NOW())" office:value-type="date" office:date-value="2018-02-06T14:50:31.43">
            <text:p>02/06/18</text:p>
          </table:table-cell>
          <table:table-cell table:style-name="ce51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">
            <text:p>1</text:p>
          </table:table-cell>
          <table:table-cell table:style-name="ce55" table:formula="of:=SUMPRODUCT([Thong_Tin_Ngay_Nghi_201801.$B$3:.$B$61]=[.$B38];[Thong_Tin_Ngay_Nghi_201801.$C$3:.$C$61]) +  SUMPRODUCT([Thong_Tin_Ngay_Nghi_201802.$B$3:.$B$61]=[.$B38];[Thong_Tin_Ngay_Nghi_201802.$C$3:.$C$61]) + SUMPRODUCT([Thong_Tin_Ngay_Nghi_201803.$B$3:.$B$62]=[.$B38];[Thong_Tin_Ngay_Nghi_201803.$C$3:.$C$62])" office:value-type="float" office:value="2">
            <text:p>2</text:p>
          </table:table-cell>
          <table:table-cell table:style-name="ce60" table:formula="of:=SUMPRODUCT([Thong_Tin_Ngay_Nghi_201801.$B$3:.$B$62]=[.$B38];[Thong_Tin_Ngay_Nghi_201801.$C$3:.$C$62])+SUMPRODUCT([Thong_Tin_Ngay_Nghi_201802.$B$3:.$B$62]=[.$B38];[Thong_Tin_Ngay_Nghi_201802.$C$3:.$C$62])+SUMPRODUCT([Thong_Tin_Ngay_Nghi_201803.$B$3:.$B$63]=[.$B38];[Thong_Tin_Ngay_Nghi_201803.$C$3:.$C$63])+SUMPRODUCT([Thong_Tin_Ngay_Nghi_201804.$B$3:.$B$63]=[.$B38];[Thong_Tin_Ngay_Nghi_201804.$C$3:.$C$63])+SUMPRODUCT([Thong_Tin_Ngay_Nghi_201805.$B$3:.$B$62]=[.$B38];[Thong_Tin_Ngay_Nghi_201805.$C$3:.$C$62])+SUMPRODUCT([Thong_Tin_Ngay_Nghi_201806.$B$3:.$B$64]=[.$B38];[Thong_Tin_Ngay_Nghi_201806.$C$3:.$C$64])+SUMPRODUCT([Thong_Tin_Ngay_Nghi_201807.$B$3:.$B$66]=[.$B38];[Thong_Tin_Ngay_Nghi_201807.$C$3:.$C$66])+SUMPRODUCT([Thong_Tin_Ngay_Nghi_201808.$B$3:.$B$66]=[.$B38];[Thong_Tin_Ngay_Nghi_201808.$C$3:.$C$66])+SUMPRODUCT([Thong_Tin_Ngay_Nghi_201809.$B$3:.$B$64]=[.$B38];[Thong_Tin_Ngay_Nghi_201809.$C$3:.$C$64])+SUMPRODUCT([Thong_Tin_Ngay_Nghi_201810.$B$3:.$B$64]=[.$B38];[Thong_Tin_Ngay_Nghi_201810.$C$3:.$C$64])+SUMPRODUCT([Thong_Tin_Ngay_Nghi_201811.$B$3:.$B$66]=[.$B38];[Thong_Tin_Ngay_Nghi_201811.$C$3:.$C$66])+ SUMPRODUCT([Thong_Tin_Ngay_Nghi_201812.$B$3:.$B$66]=[.$B38];[Thong_Tin_Ngay_Nghi_201812.$C$3:.$C$66])" office:value-type="float" office:value="2">
            <text:p>2</text:p>
          </table:table-cell>
          <table:table-cell table:style-name="ce47" table:formula="of:=IF(DATE(YEAR([.E38]);MONTH([.E38]);DAY([.E38]))&lt;=DATE(YEAR([.E38]);3;31); [.C38]-[.G38] + [.F38]; IF([.G38]-[.C38]&lt;0;[.G38] + [.F38] -[.H38];[.F38]+[.C38]-[.H38]))" office:value-type="float" office:value="7.5">
            <text:p>7.5</text:p>
          </table:table-cell>
          <table:table-cell table:number-columns-repeated="2" table:style-name="ce47"/>
          <table:table-cell table:style-name="ce62"/>
          <table:table-cell table:style-name="ce47" table:formula="of:=[.I38]+[.K38] +[.J38]+[.L38]" office:value-type="float" office:value="7.5">
            <text:p>7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47" office:value-type="float" office:value="8">
            <text:p>8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9]);DATE(YEAR([.D39]);12;31);NOW())" office:value-type="date" office:date-value="2018-02-06T14:50:31.43">
            <text:p>02/06/18</text:p>
          </table:table-cell>
          <table:table-cell table:style-name="ce51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">
            <text:p>1</text:p>
          </table:table-cell>
          <table:table-cell table:style-name="ce55" table:formula="of:=SUMPRODUCT([Thong_Tin_Ngay_Nghi_201801.$B$3:.$B$61]=[.$B39];[Thong_Tin_Ngay_Nghi_201801.$C$3:.$C$61]) +  SUMPRODUCT([Thong_Tin_Ngay_Nghi_201802.$B$3:.$B$61]=[.$B39];[Thong_Tin_Ngay_Nghi_201802.$C$3:.$C$61]) + SUMPRODUCT([Thong_Tin_Ngay_Nghi_201803.$B$3:.$B$62]=[.$B39];[Thong_Tin_Ngay_Nghi_201803.$C$3:.$C$62])" office:value-type="float" office:value="0">
            <text:p>0</text:p>
          </table:table-cell>
          <table:table-cell table:style-name="ce60" table:formula="of:=SUMPRODUCT([Thong_Tin_Ngay_Nghi_201801.$B$3:.$B$62]=[.$B39];[Thong_Tin_Ngay_Nghi_201801.$C$3:.$C$62])+SUMPRODUCT([Thong_Tin_Ngay_Nghi_201802.$B$3:.$B$62]=[.$B39];[Thong_Tin_Ngay_Nghi_201802.$C$3:.$C$62])+SUMPRODUCT([Thong_Tin_Ngay_Nghi_201803.$B$3:.$B$63]=[.$B39];[Thong_Tin_Ngay_Nghi_201803.$C$3:.$C$63])+SUMPRODUCT([Thong_Tin_Ngay_Nghi_201804.$B$3:.$B$63]=[.$B39];[Thong_Tin_Ngay_Nghi_201804.$C$3:.$C$63])+SUMPRODUCT([Thong_Tin_Ngay_Nghi_201805.$B$3:.$B$62]=[.$B39];[Thong_Tin_Ngay_Nghi_201805.$C$3:.$C$62])+SUMPRODUCT([Thong_Tin_Ngay_Nghi_201806.$B$3:.$B$64]=[.$B39];[Thong_Tin_Ngay_Nghi_201806.$C$3:.$C$64])+SUMPRODUCT([Thong_Tin_Ngay_Nghi_201807.$B$3:.$B$66]=[.$B39];[Thong_Tin_Ngay_Nghi_201807.$C$3:.$C$66])+SUMPRODUCT([Thong_Tin_Ngay_Nghi_201808.$B$3:.$B$66]=[.$B39];[Thong_Tin_Ngay_Nghi_201808.$C$3:.$C$66])+SUMPRODUCT([Thong_Tin_Ngay_Nghi_201809.$B$3:.$B$64]=[.$B39];[Thong_Tin_Ngay_Nghi_201809.$C$3:.$C$64])+SUMPRODUCT([Thong_Tin_Ngay_Nghi_201810.$B$3:.$B$64]=[.$B39];[Thong_Tin_Ngay_Nghi_201810.$C$3:.$C$64])+SUMPRODUCT([Thong_Tin_Ngay_Nghi_201811.$B$3:.$B$66]=[.$B39];[Thong_Tin_Ngay_Nghi_201811.$C$3:.$C$66])+ SUMPRODUCT([Thong_Tin_Ngay_Nghi_201812.$B$3:.$B$66]=[.$B39];[Thong_Tin_Ngay_Nghi_201812.$C$3:.$C$66])" office:value-type="float" office:value="0">
            <text:p>0</text:p>
          </table:table-cell>
          <table:table-cell table:style-name="ce47" table:formula="of:=IF(DATE(YEAR([.E39]);MONTH([.E39]);DAY([.E39]))&lt;=DATE(YEAR([.E39]);3;31); [.C39]-[.G39] + [.F39]; IF([.G39]-[.C39]&lt;0;[.G39] + [.F39] -[.H39];[.F39]+[.C39]-[.H39]))" office:value-type="float" office:value="9">
            <text:p>9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39]+[.K39] +[.J39]+[.L39]" office:value-type="float" office:value="10">
            <text:p>10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47" office:value-type="float" office:value="0.5">
            <text:p>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0]);DATE(YEAR([.D40]);12;31);NOW())" office:value-type="date" office:date-value="2018-02-06T14:50:31.43">
            <text:p>02/06/18</text:p>
          </table:table-cell>
          <table:table-cell table:style-name="ce51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">
            <text:p>1</text:p>
          </table:table-cell>
          <table:table-cell table:style-name="ce55" table:formula="of:=SUMPRODUCT([Thong_Tin_Ngay_Nghi_201801.$B$3:.$B$61]=[.$B40];[Thong_Tin_Ngay_Nghi_201801.$C$3:.$C$61]) +  SUMPRODUCT([Thong_Tin_Ngay_Nghi_201802.$B$3:.$B$61]=[.$B40];[Thong_Tin_Ngay_Nghi_201802.$C$3:.$C$61]) + SUMPRODUCT([Thong_Tin_Ngay_Nghi_201803.$B$3:.$B$62]=[.$B40];[Thong_Tin_Ngay_Nghi_201803.$C$3:.$C$62])" office:value-type="float" office:value="0">
            <text:p>0</text:p>
          </table:table-cell>
          <table:table-cell table:style-name="ce60" table:formula="of:=SUMPRODUCT([Thong_Tin_Ngay_Nghi_201801.$B$3:.$B$62]=[.$B40];[Thong_Tin_Ngay_Nghi_201801.$C$3:.$C$62])+SUMPRODUCT([Thong_Tin_Ngay_Nghi_201802.$B$3:.$B$62]=[.$B40];[Thong_Tin_Ngay_Nghi_201802.$C$3:.$C$62])+SUMPRODUCT([Thong_Tin_Ngay_Nghi_201803.$B$3:.$B$63]=[.$B40];[Thong_Tin_Ngay_Nghi_201803.$C$3:.$C$63])+SUMPRODUCT([Thong_Tin_Ngay_Nghi_201804.$B$3:.$B$63]=[.$B40];[Thong_Tin_Ngay_Nghi_201804.$C$3:.$C$63])+SUMPRODUCT([Thong_Tin_Ngay_Nghi_201805.$B$3:.$B$62]=[.$B40];[Thong_Tin_Ngay_Nghi_201805.$C$3:.$C$62])+SUMPRODUCT([Thong_Tin_Ngay_Nghi_201806.$B$3:.$B$64]=[.$B40];[Thong_Tin_Ngay_Nghi_201806.$C$3:.$C$64])+SUMPRODUCT([Thong_Tin_Ngay_Nghi_201807.$B$3:.$B$66]=[.$B40];[Thong_Tin_Ngay_Nghi_201807.$C$3:.$C$66])+SUMPRODUCT([Thong_Tin_Ngay_Nghi_201808.$B$3:.$B$66]=[.$B40];[Thong_Tin_Ngay_Nghi_201808.$C$3:.$C$66])+SUMPRODUCT([Thong_Tin_Ngay_Nghi_201809.$B$3:.$B$64]=[.$B40];[Thong_Tin_Ngay_Nghi_201809.$C$3:.$C$64])+SUMPRODUCT([Thong_Tin_Ngay_Nghi_201810.$B$3:.$B$64]=[.$B40];[Thong_Tin_Ngay_Nghi_201810.$C$3:.$C$64])+SUMPRODUCT([Thong_Tin_Ngay_Nghi_201811.$B$3:.$B$66]=[.$B40];[Thong_Tin_Ngay_Nghi_201811.$C$3:.$C$66])+ SUMPRODUCT([Thong_Tin_Ngay_Nghi_201812.$B$3:.$B$66]=[.$B40];[Thong_Tin_Ngay_Nghi_201812.$C$3:.$C$66])" office:value-type="float" office:value="0">
            <text:p>0</text:p>
          </table:table-cell>
          <table:table-cell table:style-name="ce47" table:formula="of:=IF(DATE(YEAR([.E40]);MONTH([.E40]);DAY([.E40]))&lt;=DATE(YEAR([.E40]);3;31); [.C40]-[.G40] + [.F40]; IF([.G40]-[.C40]&lt;0;[.G40] + [.F40] -[.H40];[.F40]+[.C40]-[.H40]))" office:value-type="float" office:value="1.5">
            <text:p>1.5</text:p>
          </table:table-cell>
          <table:table-cell table:number-columns-repeated="2" table:style-name="ce47"/>
          <table:table-cell table:style-name="ce62"/>
          <table:table-cell table:style-name="ce47" table:formula="of:=[.I40]+[.K40] +[.J40]+[.L40]" office:value-type="float" office:value="1.5">
            <text:p>1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47" office:value-type="float" office:value="6.5">
            <text:p>6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1]);DATE(YEAR([.D41]);12;31);NOW())" office:value-type="date" office:date-value="2018-02-06T14:50:31.43">
            <text:p>02/06/18</text:p>
          </table:table-cell>
          <table:table-cell table:style-name="ce51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">
            <text:p>1</text:p>
          </table:table-cell>
          <table:table-cell table:style-name="ce55" table:formula="of:=SUMPRODUCT([Thong_Tin_Ngay_Nghi_201801.$B$3:.$B$61]=[.$B41];[Thong_Tin_Ngay_Nghi_201801.$C$3:.$C$61]) +  SUMPRODUCT([Thong_Tin_Ngay_Nghi_201802.$B$3:.$B$61]=[.$B41];[Thong_Tin_Ngay_Nghi_201802.$C$3:.$C$61]) + SUMPRODUCT([Thong_Tin_Ngay_Nghi_201803.$B$3:.$B$62]=[.$B41];[Thong_Tin_Ngay_Nghi_201803.$C$3:.$C$62])" office:value-type="float" office:value="0">
            <text:p>0</text:p>
          </table:table-cell>
          <table:table-cell table:style-name="ce60" table:formula="of:=SUMPRODUCT([Thong_Tin_Ngay_Nghi_201801.$B$3:.$B$62]=[.$B41];[Thong_Tin_Ngay_Nghi_201801.$C$3:.$C$62])+SUMPRODUCT([Thong_Tin_Ngay_Nghi_201802.$B$3:.$B$62]=[.$B41];[Thong_Tin_Ngay_Nghi_201802.$C$3:.$C$62])+SUMPRODUCT([Thong_Tin_Ngay_Nghi_201803.$B$3:.$B$63]=[.$B41];[Thong_Tin_Ngay_Nghi_201803.$C$3:.$C$63])+SUMPRODUCT([Thong_Tin_Ngay_Nghi_201804.$B$3:.$B$63]=[.$B41];[Thong_Tin_Ngay_Nghi_201804.$C$3:.$C$63])+SUMPRODUCT([Thong_Tin_Ngay_Nghi_201805.$B$3:.$B$62]=[.$B41];[Thong_Tin_Ngay_Nghi_201805.$C$3:.$C$62])+SUMPRODUCT([Thong_Tin_Ngay_Nghi_201806.$B$3:.$B$64]=[.$B41];[Thong_Tin_Ngay_Nghi_201806.$C$3:.$C$64])+SUMPRODUCT([Thong_Tin_Ngay_Nghi_201807.$B$3:.$B$66]=[.$B41];[Thong_Tin_Ngay_Nghi_201807.$C$3:.$C$66])+SUMPRODUCT([Thong_Tin_Ngay_Nghi_201808.$B$3:.$B$66]=[.$B41];[Thong_Tin_Ngay_Nghi_201808.$C$3:.$C$66])+SUMPRODUCT([Thong_Tin_Ngay_Nghi_201809.$B$3:.$B$64]=[.$B41];[Thong_Tin_Ngay_Nghi_201809.$C$3:.$C$64])+SUMPRODUCT([Thong_Tin_Ngay_Nghi_201810.$B$3:.$B$64]=[.$B41];[Thong_Tin_Ngay_Nghi_201810.$C$3:.$C$64])+SUMPRODUCT([Thong_Tin_Ngay_Nghi_201811.$B$3:.$B$66]=[.$B41];[Thong_Tin_Ngay_Nghi_201811.$C$3:.$C$66])+ SUMPRODUCT([Thong_Tin_Ngay_Nghi_201812.$B$3:.$B$66]=[.$B41];[Thong_Tin_Ngay_Nghi_201812.$C$3:.$C$66])" office:value-type="float" office:value="0">
            <text:p>0</text:p>
          </table:table-cell>
          <table:table-cell table:style-name="ce47" table:formula="of:=IF(DATE(YEAR([.E41]);MONTH([.E41]);DAY([.E41]))&lt;=DATE(YEAR([.E41]);3;31); [.C41]-[.G41] + [.F41]; IF([.G41]-[.C41]&lt;0;[.G41] + [.F41] -[.H41];[.F41]+[.C41]-[.H41]))" office:value-type="float" office:value="7.5">
            <text:p>7.5</text:p>
          </table:table-cell>
          <table:table-cell table:number-columns-repeated="2" table:style-name="ce47"/>
          <table:table-cell table:style-name="ce62"/>
          <table:table-cell table:style-name="ce47" table:formula="of:=[.I41]+[.K41] +[.J41]+[.L41]" office:value-type="float" office:value="7.5">
            <text:p>7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6">
            <text:p>36</text:p>
          </table:table-cell>
          <table:table-cell table:style-name="ce43" office:value-type="string">
            <text:p>PhatHD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2]);DATE(YEAR([.D42]);12;31);NOW())" office:value-type="date" office:date-value="2018-02-06T14:50:31.43">
            <text:p>02/06/18</text:p>
          </table:table-cell>
          <table:table-cell table:style-name="ce51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">
            <text:p>1</text:p>
          </table:table-cell>
          <table:table-cell table:style-name="ce55" table:formula="of:=SUMPRODUCT([Thong_Tin_Ngay_Nghi_201801.$B$3:.$B$61]=[.$B42];[Thong_Tin_Ngay_Nghi_201801.$C$3:.$C$61]) +  SUMPRODUCT([Thong_Tin_Ngay_Nghi_201802.$B$3:.$B$61]=[.$B42];[Thong_Tin_Ngay_Nghi_201802.$C$3:.$C$61]) + SUMPRODUCT([Thong_Tin_Ngay_Nghi_201803.$B$3:.$B$62]=[.$B42];[Thong_Tin_Ngay_Nghi_201803.$C$3:.$C$62])" office:value-type="float" office:value="0">
            <text:p>0</text:p>
          </table:table-cell>
          <table:table-cell table:style-name="ce60" table:formula="of:=SUMPRODUCT([Thong_Tin_Ngay_Nghi_201801.$B$3:.$B$62]=[.$B42];[Thong_Tin_Ngay_Nghi_201801.$C$3:.$C$62])+SUMPRODUCT([Thong_Tin_Ngay_Nghi_201802.$B$3:.$B$62]=[.$B42];[Thong_Tin_Ngay_Nghi_201802.$C$3:.$C$62])+SUMPRODUCT([Thong_Tin_Ngay_Nghi_201803.$B$3:.$B$63]=[.$B42];[Thong_Tin_Ngay_Nghi_201803.$C$3:.$C$63])+SUMPRODUCT([Thong_Tin_Ngay_Nghi_201804.$B$3:.$B$63]=[.$B42];[Thong_Tin_Ngay_Nghi_201804.$C$3:.$C$63])+SUMPRODUCT([Thong_Tin_Ngay_Nghi_201805.$B$3:.$B$62]=[.$B42];[Thong_Tin_Ngay_Nghi_201805.$C$3:.$C$62])+SUMPRODUCT([Thong_Tin_Ngay_Nghi_201806.$B$3:.$B$64]=[.$B42];[Thong_Tin_Ngay_Nghi_201806.$C$3:.$C$64])+SUMPRODUCT([Thong_Tin_Ngay_Nghi_201807.$B$3:.$B$66]=[.$B42];[Thong_Tin_Ngay_Nghi_201807.$C$3:.$C$66])+SUMPRODUCT([Thong_Tin_Ngay_Nghi_201808.$B$3:.$B$66]=[.$B42];[Thong_Tin_Ngay_Nghi_201808.$C$3:.$C$66])+SUMPRODUCT([Thong_Tin_Ngay_Nghi_201809.$B$3:.$B$64]=[.$B42];[Thong_Tin_Ngay_Nghi_201809.$C$3:.$C$64])+SUMPRODUCT([Thong_Tin_Ngay_Nghi_201810.$B$3:.$B$64]=[.$B42];[Thong_Tin_Ngay_Nghi_201810.$C$3:.$C$64])+SUMPRODUCT([Thong_Tin_Ngay_Nghi_201811.$B$3:.$B$66]=[.$B42];[Thong_Tin_Ngay_Nghi_201811.$C$3:.$C$66])+ SUMPRODUCT([Thong_Tin_Ngay_Nghi_201812.$B$3:.$B$66]=[.$B42];[Thong_Tin_Ngay_Nghi_201812.$C$3:.$C$66])" office:value-type="float" office:value="0">
            <text:p>0</text:p>
          </table:table-cell>
          <table:table-cell table:style-name="ce47" table:formula="of:=IF(DATE(YEAR([.E42]);MONTH([.E42]);DAY([.E42]))&lt;=DATE(YEAR([.E42]);3;31); [.C42]-[.G42] + [.F42]; IF([.G42]-[.C42]&lt;0;[.G42] + [.F42] -[.H42];[.F42]+[.C42]-[.H42]))" office:value-type="float" office:value="1">
            <text:p>1</text:p>
          </table:table-cell>
          <table:table-cell table:number-columns-repeated="2" table:style-name="ce47"/>
          <table:table-cell table:style-name="ce62"/>
          <table:table-cell table:style-name="ce47" table:formula="of:=[.I42]+[.K42] +[.J42]+[.L42]" office:value-type="float" office:value="1">
            <text:p>1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3]);DATE(YEAR([.D43]);12;31);NOW())" office:value-type="date" office:date-value="2018-02-06T14:50:31.43">
            <text:p>02/06/18</text:p>
          </table:table-cell>
          <table:table-cell table:style-name="ce51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">
            <text:p>1</text:p>
          </table:table-cell>
          <table:table-cell table:style-name="ce55" table:formula="of:=SUMPRODUCT([Thong_Tin_Ngay_Nghi_201801.$B$3:.$B$61]=[.$B43];[Thong_Tin_Ngay_Nghi_201801.$C$3:.$C$61]) +  SUMPRODUCT([Thong_Tin_Ngay_Nghi_201802.$B$3:.$B$61]=[.$B43];[Thong_Tin_Ngay_Nghi_201802.$C$3:.$C$61]) + SUMPRODUCT([Thong_Tin_Ngay_Nghi_201803.$B$3:.$B$62]=[.$B43];[Thong_Tin_Ngay_Nghi_201803.$C$3:.$C$62])" office:value-type="float" office:value="0">
            <text:p>0</text:p>
          </table:table-cell>
          <table:table-cell table:style-name="ce60" table:formula="of:=SUMPRODUCT([Thong_Tin_Ngay_Nghi_201801.$B$3:.$B$62]=[.$B43];[Thong_Tin_Ngay_Nghi_201801.$C$3:.$C$62])+SUMPRODUCT([Thong_Tin_Ngay_Nghi_201802.$B$3:.$B$62]=[.$B43];[Thong_Tin_Ngay_Nghi_201802.$C$3:.$C$62])+SUMPRODUCT([Thong_Tin_Ngay_Nghi_201803.$B$3:.$B$63]=[.$B43];[Thong_Tin_Ngay_Nghi_201803.$C$3:.$C$63])+SUMPRODUCT([Thong_Tin_Ngay_Nghi_201804.$B$3:.$B$63]=[.$B43];[Thong_Tin_Ngay_Nghi_201804.$C$3:.$C$63])+SUMPRODUCT([Thong_Tin_Ngay_Nghi_201805.$B$3:.$B$62]=[.$B43];[Thong_Tin_Ngay_Nghi_201805.$C$3:.$C$62])+SUMPRODUCT([Thong_Tin_Ngay_Nghi_201806.$B$3:.$B$64]=[.$B43];[Thong_Tin_Ngay_Nghi_201806.$C$3:.$C$64])+SUMPRODUCT([Thong_Tin_Ngay_Nghi_201807.$B$3:.$B$66]=[.$B43];[Thong_Tin_Ngay_Nghi_201807.$C$3:.$C$66])+SUMPRODUCT([Thong_Tin_Ngay_Nghi_201808.$B$3:.$B$66]=[.$B43];[Thong_Tin_Ngay_Nghi_201808.$C$3:.$C$66])+SUMPRODUCT([Thong_Tin_Ngay_Nghi_201809.$B$3:.$B$64]=[.$B43];[Thong_Tin_Ngay_Nghi_201809.$C$3:.$C$64])+SUMPRODUCT([Thong_Tin_Ngay_Nghi_201810.$B$3:.$B$64]=[.$B43];[Thong_Tin_Ngay_Nghi_201810.$C$3:.$C$64])+SUMPRODUCT([Thong_Tin_Ngay_Nghi_201811.$B$3:.$B$66]=[.$B43];[Thong_Tin_Ngay_Nghi_201811.$C$3:.$C$66])+ SUMPRODUCT([Thong_Tin_Ngay_Nghi_201812.$B$3:.$B$66]=[.$B43];[Thong_Tin_Ngay_Nghi_201812.$C$3:.$C$66])" office:value-type="float" office:value="0">
            <text:p>0</text:p>
          </table:table-cell>
          <table:table-cell table:style-name="ce47" table:formula="of:=IF(DATE(YEAR([.E43]);MONTH([.E43]);DAY([.E43]))&lt;=DATE(YEAR([.E43]);3;31); [.C43]-[.G43] + [.F43]; IF([.G43]-[.C43]&lt;0;[.G43] + [.F43] -[.H43];[.F43]+[.C43]-[.H43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43]+[.K43] +[.J43]+[.L43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3">
          <table:table-cell table:style-name="ce41" office:value-type="float" office:value="38">
            <text:p>38</text:p>
          </table:table-cell>
          <table:table-cell table:style-name="ce43" office:value-type="string">
            <text:p>PhongPT</text:p>
          </table:table-cell>
          <table:table-cell table:style-name="ce47" office:value-type="float" office:value="-3">
            <text:p>-3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4]);DATE(YEAR([.D44]);12;31);NOW())" office:value-type="date" office:date-value="2018-02-06T14:50:31.43">
            <text:p>02/06/18</text:p>
          </table:table-cell>
          <table:table-cell table:style-name="ce51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">
            <text:p>1</text:p>
          </table:table-cell>
          <table:table-cell table:style-name="ce55" table:formula="of:=SUMPRODUCT([Thong_Tin_Ngay_Nghi_201801.$B$3:.$B$61]=[.$B44];[Thong_Tin_Ngay_Nghi_201801.$C$3:.$C$61]) +  SUMPRODUCT([Thong_Tin_Ngay_Nghi_201802.$B$3:.$B$61]=[.$B44];[Thong_Tin_Ngay_Nghi_201802.$C$3:.$C$61]) + SUMPRODUCT([Thong_Tin_Ngay_Nghi_201803.$B$3:.$B$62]=[.$B44];[Thong_Tin_Ngay_Nghi_201803.$C$3:.$C$62])" office:value-type="float" office:value="0">
            <text:p>0</text:p>
          </table:table-cell>
          <table:table-cell table:style-name="ce60" table:formula="of:=SUMPRODUCT([Thong_Tin_Ngay_Nghi_201801.$B$3:.$B$62]=[.$B44];[Thong_Tin_Ngay_Nghi_201801.$C$3:.$C$62])+SUMPRODUCT([Thong_Tin_Ngay_Nghi_201802.$B$3:.$B$62]=[.$B44];[Thong_Tin_Ngay_Nghi_201802.$C$3:.$C$62])+SUMPRODUCT([Thong_Tin_Ngay_Nghi_201803.$B$3:.$B$63]=[.$B44];[Thong_Tin_Ngay_Nghi_201803.$C$3:.$C$63])+SUMPRODUCT([Thong_Tin_Ngay_Nghi_201804.$B$3:.$B$63]=[.$B44];[Thong_Tin_Ngay_Nghi_201804.$C$3:.$C$63])+SUMPRODUCT([Thong_Tin_Ngay_Nghi_201805.$B$3:.$B$62]=[.$B44];[Thong_Tin_Ngay_Nghi_201805.$C$3:.$C$62])+SUMPRODUCT([Thong_Tin_Ngay_Nghi_201806.$B$3:.$B$64]=[.$B44];[Thong_Tin_Ngay_Nghi_201806.$C$3:.$C$64])+SUMPRODUCT([Thong_Tin_Ngay_Nghi_201807.$B$3:.$B$66]=[.$B44];[Thong_Tin_Ngay_Nghi_201807.$C$3:.$C$66])+SUMPRODUCT([Thong_Tin_Ngay_Nghi_201808.$B$3:.$B$66]=[.$B44];[Thong_Tin_Ngay_Nghi_201808.$C$3:.$C$66])+SUMPRODUCT([Thong_Tin_Ngay_Nghi_201809.$B$3:.$B$64]=[.$B44];[Thong_Tin_Ngay_Nghi_201809.$C$3:.$C$64])+SUMPRODUCT([Thong_Tin_Ngay_Nghi_201810.$B$3:.$B$64]=[.$B44];[Thong_Tin_Ngay_Nghi_201810.$C$3:.$C$64])+SUMPRODUCT([Thong_Tin_Ngay_Nghi_201811.$B$3:.$B$66]=[.$B44];[Thong_Tin_Ngay_Nghi_201811.$C$3:.$C$66])+ SUMPRODUCT([Thong_Tin_Ngay_Nghi_201812.$B$3:.$B$66]=[.$B44];[Thong_Tin_Ngay_Nghi_201812.$C$3:.$C$66])" office:value-type="float" office:value="0">
            <text:p>0</text:p>
          </table:table-cell>
          <table:table-cell table:style-name="ce47" table:formula="of:=IF(DATE(YEAR([.E44]);MONTH([.E44]);DAY([.E44]))&lt;=DATE(YEAR([.E44]);3;31); [.C44]-[.G44] + [.F44]; IF([.G44]-[.C44]&lt;0;[.G44] + [.F44] -[.H44];[.F44]+[.C44]-[.H44]))" office:value-type="float" office:value="-2">
            <text:p>-2</text:p>
          </table:table-cell>
          <table:table-cell table:number-columns-repeated="2" table:style-name="ce47"/>
          <table:table-cell table:style-name="ce62"/>
          <table:table-cell table:style-name="ce47" table:formula="of:=[.I44]+[.K44] +[.J44]+[.L44]" office:value-type="float" office:value="-2">
            <text:p>-2</text:p>
          </table:table-cell>
          <table:table-cell table:style-name="ce65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0"/>
        </table:table-row>
        <table:table-row table:style-name="ro18">
          <table:table-cell table:style-name="ce41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47" office:value-type="float" office:value="1.5">
            <text:p>1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5]);DATE(YEAR([.D45]);12;31);NOW())" office:value-type="date" office:date-value="2018-02-06T14:50:31.43">
            <text:p>02/06/18</text:p>
          </table:table-cell>
          <table:table-cell table:style-name="ce51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">
            <text:p>1</text:p>
          </table:table-cell>
          <table:table-cell table:style-name="ce55" table:formula="of:=SUMPRODUCT([Thong_Tin_Ngay_Nghi_201801.$B$3:.$B$61]=[.$B45];[Thong_Tin_Ngay_Nghi_201801.$C$3:.$C$61]) +  SUMPRODUCT([Thong_Tin_Ngay_Nghi_201802.$B$3:.$B$61]=[.$B45];[Thong_Tin_Ngay_Nghi_201802.$C$3:.$C$61]) + SUMPRODUCT([Thong_Tin_Ngay_Nghi_201803.$B$3:.$B$62]=[.$B45];[Thong_Tin_Ngay_Nghi_201803.$C$3:.$C$62])" office:value-type="float" office:value="0">
            <text:p>0</text:p>
          </table:table-cell>
          <table:table-cell table:style-name="ce60" table:formula="of:=SUMPRODUCT([Thong_Tin_Ngay_Nghi_201801.$B$3:.$B$62]=[.$B45];[Thong_Tin_Ngay_Nghi_201801.$C$3:.$C$62])+SUMPRODUCT([Thong_Tin_Ngay_Nghi_201802.$B$3:.$B$62]=[.$B45];[Thong_Tin_Ngay_Nghi_201802.$C$3:.$C$62])+SUMPRODUCT([Thong_Tin_Ngay_Nghi_201803.$B$3:.$B$63]=[.$B45];[Thong_Tin_Ngay_Nghi_201803.$C$3:.$C$63])+SUMPRODUCT([Thong_Tin_Ngay_Nghi_201804.$B$3:.$B$63]=[.$B45];[Thong_Tin_Ngay_Nghi_201804.$C$3:.$C$63])+SUMPRODUCT([Thong_Tin_Ngay_Nghi_201805.$B$3:.$B$62]=[.$B45];[Thong_Tin_Ngay_Nghi_201805.$C$3:.$C$62])+SUMPRODUCT([Thong_Tin_Ngay_Nghi_201806.$B$3:.$B$64]=[.$B45];[Thong_Tin_Ngay_Nghi_201806.$C$3:.$C$64])+SUMPRODUCT([Thong_Tin_Ngay_Nghi_201807.$B$3:.$B$66]=[.$B45];[Thong_Tin_Ngay_Nghi_201807.$C$3:.$C$66])+SUMPRODUCT([Thong_Tin_Ngay_Nghi_201808.$B$3:.$B$66]=[.$B45];[Thong_Tin_Ngay_Nghi_201808.$C$3:.$C$66])+SUMPRODUCT([Thong_Tin_Ngay_Nghi_201809.$B$3:.$B$64]=[.$B45];[Thong_Tin_Ngay_Nghi_201809.$C$3:.$C$64])+SUMPRODUCT([Thong_Tin_Ngay_Nghi_201810.$B$3:.$B$64]=[.$B45];[Thong_Tin_Ngay_Nghi_201810.$C$3:.$C$64])+SUMPRODUCT([Thong_Tin_Ngay_Nghi_201811.$B$3:.$B$66]=[.$B45];[Thong_Tin_Ngay_Nghi_201811.$C$3:.$C$66])+ SUMPRODUCT([Thong_Tin_Ngay_Nghi_201812.$B$3:.$B$66]=[.$B45];[Thong_Tin_Ngay_Nghi_201812.$C$3:.$C$66])" office:value-type="float" office:value="0">
            <text:p>0</text:p>
          </table:table-cell>
          <table:table-cell table:style-name="ce47" table:formula="of:=IF(DATE(YEAR([.E45]);MONTH([.E45]);DAY([.E45]))&lt;=DATE(YEAR([.E45]);3;31); [.C45]-[.G45] + [.F45]; IF([.G45]-[.C45]&lt;0;[.G45] + [.F45] -[.H45];[.F45]+[.C45]-[.H45]))" office:value-type="float" office:value="2.5">
            <text:p>2.5</text:p>
          </table:table-cell>
          <table:table-cell table:number-columns-repeated="2" table:style-name="ce47"/>
          <table:table-cell table:style-name="ce62"/>
          <table:table-cell table:style-name="ce47" table:formula="of:=[.I45]+[.K45] +[.J45]+[.L45]" office:value-type="float" office:value="2.5">
            <text:p>2.5</text:p>
          </table:table-cell>
          <table:table-cell table:style-name="ce65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6]);DATE(YEAR([.D46]);12;31);NOW())" office:value-type="date" office:date-value="2018-02-06T14:50:31.44">
            <text:p>02/06/18</text:p>
          </table:table-cell>
          <table:table-cell table:style-name="ce51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">
            <text:p>1</text:p>
          </table:table-cell>
          <table:table-cell table:style-name="ce55" table:formula="of:=SUMPRODUCT([Thong_Tin_Ngay_Nghi_201801.$B$3:.$B$61]=[.$B46];[Thong_Tin_Ngay_Nghi_201801.$C$3:.$C$61]) +  SUMPRODUCT([Thong_Tin_Ngay_Nghi_201802.$B$3:.$B$61]=[.$B46];[Thong_Tin_Ngay_Nghi_201802.$C$3:.$C$61]) + SUMPRODUCT([Thong_Tin_Ngay_Nghi_201803.$B$3:.$B$62]=[.$B46];[Thong_Tin_Ngay_Nghi_201803.$C$3:.$C$62])" office:value-type="float" office:value="1">
            <text:p>1</text:p>
          </table:table-cell>
          <table:table-cell table:style-name="ce60" table:formula="of:=SUMPRODUCT([Thong_Tin_Ngay_Nghi_201801.$B$3:.$B$62]=[.$B46];[Thong_Tin_Ngay_Nghi_201801.$C$3:.$C$62])+SUMPRODUCT([Thong_Tin_Ngay_Nghi_201802.$B$3:.$B$62]=[.$B46];[Thong_Tin_Ngay_Nghi_201802.$C$3:.$C$62])+SUMPRODUCT([Thong_Tin_Ngay_Nghi_201803.$B$3:.$B$63]=[.$B46];[Thong_Tin_Ngay_Nghi_201803.$C$3:.$C$63])+SUMPRODUCT([Thong_Tin_Ngay_Nghi_201804.$B$3:.$B$63]=[.$B46];[Thong_Tin_Ngay_Nghi_201804.$C$3:.$C$63])+SUMPRODUCT([Thong_Tin_Ngay_Nghi_201805.$B$3:.$B$62]=[.$B46];[Thong_Tin_Ngay_Nghi_201805.$C$3:.$C$62])+SUMPRODUCT([Thong_Tin_Ngay_Nghi_201806.$B$3:.$B$64]=[.$B46];[Thong_Tin_Ngay_Nghi_201806.$C$3:.$C$64])+SUMPRODUCT([Thong_Tin_Ngay_Nghi_201807.$B$3:.$B$66]=[.$B46];[Thong_Tin_Ngay_Nghi_201807.$C$3:.$C$66])+SUMPRODUCT([Thong_Tin_Ngay_Nghi_201808.$B$3:.$B$66]=[.$B46];[Thong_Tin_Ngay_Nghi_201808.$C$3:.$C$66])+SUMPRODUCT([Thong_Tin_Ngay_Nghi_201809.$B$3:.$B$64]=[.$B46];[Thong_Tin_Ngay_Nghi_201809.$C$3:.$C$64])+SUMPRODUCT([Thong_Tin_Ngay_Nghi_201810.$B$3:.$B$64]=[.$B46];[Thong_Tin_Ngay_Nghi_201810.$C$3:.$C$64])+SUMPRODUCT([Thong_Tin_Ngay_Nghi_201811.$B$3:.$B$66]=[.$B46];[Thong_Tin_Ngay_Nghi_201811.$C$3:.$C$66])+ SUMPRODUCT([Thong_Tin_Ngay_Nghi_201812.$B$3:.$B$66]=[.$B46];[Thong_Tin_Ngay_Nghi_201812.$C$3:.$C$66])" office:value-type="float" office:value="1">
            <text:p>1</text:p>
          </table:table-cell>
          <table:table-cell table:style-name="ce47" table:formula="of:=IF(DATE(YEAR([.E46]);MONTH([.E46]);DAY([.E46]))&lt;=DATE(YEAR([.E46]);3;31); [.C46]-[.G46] + [.F46]; IF([.G46]-[.C46]&lt;0;[.G46] + [.F46] -[.H46];[.F46]+[.C46]-[.H46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46]+[.K46] +[.J46]+[.L46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47" office:value-type="float" office:value="-0.5">
            <text:p>-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7]);DATE(YEAR([.D47]);12;31);NOW())" office:value-type="date" office:date-value="2018-02-06T14:50:31.44">
            <text:p>02/06/18</text:p>
          </table:table-cell>
          <table:table-cell table:style-name="ce51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">
            <text:p>1</text:p>
          </table:table-cell>
          <table:table-cell table:style-name="ce55" table:formula="of:=SUMPRODUCT([Thong_Tin_Ngay_Nghi_201801.$B$3:.$B$61]=[.$B47];[Thong_Tin_Ngay_Nghi_201801.$C$3:.$C$61]) +  SUMPRODUCT([Thong_Tin_Ngay_Nghi_201802.$B$3:.$B$61]=[.$B47];[Thong_Tin_Ngay_Nghi_201802.$C$3:.$C$61]) + SUMPRODUCT([Thong_Tin_Ngay_Nghi_201803.$B$3:.$B$62]=[.$B47];[Thong_Tin_Ngay_Nghi_201803.$C$3:.$C$62])" office:value-type="float" office:value="0">
            <text:p>0</text:p>
          </table:table-cell>
          <table:table-cell table:style-name="ce60" table:formula="of:=SUMPRODUCT([Thong_Tin_Ngay_Nghi_201801.$B$3:.$B$62]=[.$B47];[Thong_Tin_Ngay_Nghi_201801.$C$3:.$C$62])+SUMPRODUCT([Thong_Tin_Ngay_Nghi_201802.$B$3:.$B$62]=[.$B47];[Thong_Tin_Ngay_Nghi_201802.$C$3:.$C$62])+SUMPRODUCT([Thong_Tin_Ngay_Nghi_201803.$B$3:.$B$63]=[.$B47];[Thong_Tin_Ngay_Nghi_201803.$C$3:.$C$63])+SUMPRODUCT([Thong_Tin_Ngay_Nghi_201804.$B$3:.$B$63]=[.$B47];[Thong_Tin_Ngay_Nghi_201804.$C$3:.$C$63])+SUMPRODUCT([Thong_Tin_Ngay_Nghi_201805.$B$3:.$B$62]=[.$B47];[Thong_Tin_Ngay_Nghi_201805.$C$3:.$C$62])+SUMPRODUCT([Thong_Tin_Ngay_Nghi_201806.$B$3:.$B$64]=[.$B47];[Thong_Tin_Ngay_Nghi_201806.$C$3:.$C$64])+SUMPRODUCT([Thong_Tin_Ngay_Nghi_201807.$B$3:.$B$66]=[.$B47];[Thong_Tin_Ngay_Nghi_201807.$C$3:.$C$66])+SUMPRODUCT([Thong_Tin_Ngay_Nghi_201808.$B$3:.$B$66]=[.$B47];[Thong_Tin_Ngay_Nghi_201808.$C$3:.$C$66])+SUMPRODUCT([Thong_Tin_Ngay_Nghi_201809.$B$3:.$B$64]=[.$B47];[Thong_Tin_Ngay_Nghi_201809.$C$3:.$C$64])+SUMPRODUCT([Thong_Tin_Ngay_Nghi_201810.$B$3:.$B$64]=[.$B47];[Thong_Tin_Ngay_Nghi_201810.$C$3:.$C$64])+SUMPRODUCT([Thong_Tin_Ngay_Nghi_201811.$B$3:.$B$66]=[.$B47];[Thong_Tin_Ngay_Nghi_201811.$C$3:.$C$66])+ SUMPRODUCT([Thong_Tin_Ngay_Nghi_201812.$B$3:.$B$66]=[.$B47];[Thong_Tin_Ngay_Nghi_201812.$C$3:.$C$66])" office:value-type="float" office:value="0">
            <text:p>0</text:p>
          </table:table-cell>
          <table:table-cell table:style-name="ce47" table:formula="of:=IF(DATE(YEAR([.E47]);MONTH([.E47]);DAY([.E47]))&lt;=DATE(YEAR([.E47]);3;31); [.C47]-[.G47] + [.F47]; IF([.G47]-[.C47]&lt;0;[.G47] + [.F47] -[.H47];[.F47]+[.C47]-[.H47]))" office:value-type="float" office:value="0.5">
            <text:p>0.5</text:p>
          </table:table-cell>
          <table:table-cell table:number-columns-repeated="2" table:style-name="ce47"/>
          <table:table-cell table:style-name="ce62"/>
          <table:table-cell table:style-name="ce47" table:formula="of:=[.I47]+[.K47] +[.J47]+[.L47]" office:value-type="float" office:value="0.5">
            <text:p>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8]);DATE(YEAR([.D48]);12;31);NOW())" office:value-type="date" office:date-value="2018-02-06T14:50:31.44">
            <text:p>02/06/18</text:p>
          </table:table-cell>
          <table:table-cell table:style-name="ce51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">
            <text:p>1</text:p>
          </table:table-cell>
          <table:table-cell table:style-name="ce55" table:formula="of:=SUMPRODUCT([Thong_Tin_Ngay_Nghi_201801.$B$3:.$B$61]=[.$B48];[Thong_Tin_Ngay_Nghi_201801.$C$3:.$C$61]) +  SUMPRODUCT([Thong_Tin_Ngay_Nghi_201802.$B$3:.$B$61]=[.$B48];[Thong_Tin_Ngay_Nghi_201802.$C$3:.$C$61]) + SUMPRODUCT([Thong_Tin_Ngay_Nghi_201803.$B$3:.$B$62]=[.$B48];[Thong_Tin_Ngay_Nghi_201803.$C$3:.$C$62])" office:value-type="float" office:value="0">
            <text:p>0</text:p>
          </table:table-cell>
          <table:table-cell table:style-name="ce60" table:formula="of:=SUMPRODUCT([Thong_Tin_Ngay_Nghi_201801.$B$3:.$B$62]=[.$B48];[Thong_Tin_Ngay_Nghi_201801.$C$3:.$C$62])+SUMPRODUCT([Thong_Tin_Ngay_Nghi_201802.$B$3:.$B$62]=[.$B48];[Thong_Tin_Ngay_Nghi_201802.$C$3:.$C$62])+SUMPRODUCT([Thong_Tin_Ngay_Nghi_201803.$B$3:.$B$63]=[.$B48];[Thong_Tin_Ngay_Nghi_201803.$C$3:.$C$63])+SUMPRODUCT([Thong_Tin_Ngay_Nghi_201804.$B$3:.$B$63]=[.$B48];[Thong_Tin_Ngay_Nghi_201804.$C$3:.$C$63])+SUMPRODUCT([Thong_Tin_Ngay_Nghi_201805.$B$3:.$B$62]=[.$B48];[Thong_Tin_Ngay_Nghi_201805.$C$3:.$C$62])+SUMPRODUCT([Thong_Tin_Ngay_Nghi_201806.$B$3:.$B$64]=[.$B48];[Thong_Tin_Ngay_Nghi_201806.$C$3:.$C$64])+SUMPRODUCT([Thong_Tin_Ngay_Nghi_201807.$B$3:.$B$66]=[.$B48];[Thong_Tin_Ngay_Nghi_201807.$C$3:.$C$66])+SUMPRODUCT([Thong_Tin_Ngay_Nghi_201808.$B$3:.$B$66]=[.$B48];[Thong_Tin_Ngay_Nghi_201808.$C$3:.$C$66])+SUMPRODUCT([Thong_Tin_Ngay_Nghi_201809.$B$3:.$B$64]=[.$B48];[Thong_Tin_Ngay_Nghi_201809.$C$3:.$C$64])+SUMPRODUCT([Thong_Tin_Ngay_Nghi_201810.$B$3:.$B$64]=[.$B48];[Thong_Tin_Ngay_Nghi_201810.$C$3:.$C$64])+SUMPRODUCT([Thong_Tin_Ngay_Nghi_201811.$B$3:.$B$66]=[.$B48];[Thong_Tin_Ngay_Nghi_201811.$C$3:.$C$66])+ SUMPRODUCT([Thong_Tin_Ngay_Nghi_201812.$B$3:.$B$66]=[.$B48];[Thong_Tin_Ngay_Nghi_201812.$C$3:.$C$66])" office:value-type="float" office:value="0">
            <text:p>0</text:p>
          </table:table-cell>
          <table:table-cell table:style-name="ce47" table:formula="of:=IF(DATE(YEAR([.E48]);MONTH([.E48]);DAY([.E48]))&lt;=DATE(YEAR([.E48]);3;31); [.C48]-[.G48] + [.F48]; IF([.G48]-[.C48]&lt;0;[.G48] + [.F48] -[.H48];[.F48]+[.C48]-[.H48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48]+[.K48] +[.J48]+[.L48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9]);DATE(YEAR([.D49]);12;31);NOW())" office:value-type="date" office:date-value="2018-02-06T14:50:31.44">
            <text:p>02/06/18</text:p>
          </table:table-cell>
          <table:table-cell table:style-name="ce51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">
            <text:p>1</text:p>
          </table:table-cell>
          <table:table-cell table:style-name="ce55" table:formula="of:=SUMPRODUCT([Thong_Tin_Ngay_Nghi_201801.$B$3:.$B$61]=[.$B49];[Thong_Tin_Ngay_Nghi_201801.$C$3:.$C$61]) +  SUMPRODUCT([Thong_Tin_Ngay_Nghi_201802.$B$3:.$B$61]=[.$B49];[Thong_Tin_Ngay_Nghi_201802.$C$3:.$C$61]) + SUMPRODUCT([Thong_Tin_Ngay_Nghi_201803.$B$3:.$B$62]=[.$B49];[Thong_Tin_Ngay_Nghi_201803.$C$3:.$C$62])" office:value-type="float" office:value="0">
            <text:p>0</text:p>
          </table:table-cell>
          <table:table-cell table:style-name="ce60" table:formula="of:=SUMPRODUCT([Thong_Tin_Ngay_Nghi_201801.$B$3:.$B$62]=[.$B49];[Thong_Tin_Ngay_Nghi_201801.$C$3:.$C$62])+SUMPRODUCT([Thong_Tin_Ngay_Nghi_201802.$B$3:.$B$62]=[.$B49];[Thong_Tin_Ngay_Nghi_201802.$C$3:.$C$62])+SUMPRODUCT([Thong_Tin_Ngay_Nghi_201803.$B$3:.$B$63]=[.$B49];[Thong_Tin_Ngay_Nghi_201803.$C$3:.$C$63])+SUMPRODUCT([Thong_Tin_Ngay_Nghi_201804.$B$3:.$B$63]=[.$B49];[Thong_Tin_Ngay_Nghi_201804.$C$3:.$C$63])+SUMPRODUCT([Thong_Tin_Ngay_Nghi_201805.$B$3:.$B$62]=[.$B49];[Thong_Tin_Ngay_Nghi_201805.$C$3:.$C$62])+SUMPRODUCT([Thong_Tin_Ngay_Nghi_201806.$B$3:.$B$64]=[.$B49];[Thong_Tin_Ngay_Nghi_201806.$C$3:.$C$64])+SUMPRODUCT([Thong_Tin_Ngay_Nghi_201807.$B$3:.$B$66]=[.$B49];[Thong_Tin_Ngay_Nghi_201807.$C$3:.$C$66])+SUMPRODUCT([Thong_Tin_Ngay_Nghi_201808.$B$3:.$B$66]=[.$B49];[Thong_Tin_Ngay_Nghi_201808.$C$3:.$C$66])+SUMPRODUCT([Thong_Tin_Ngay_Nghi_201809.$B$3:.$B$64]=[.$B49];[Thong_Tin_Ngay_Nghi_201809.$C$3:.$C$64])+SUMPRODUCT([Thong_Tin_Ngay_Nghi_201810.$B$3:.$B$64]=[.$B49];[Thong_Tin_Ngay_Nghi_201810.$C$3:.$C$64])+SUMPRODUCT([Thong_Tin_Ngay_Nghi_201811.$B$3:.$B$66]=[.$B49];[Thong_Tin_Ngay_Nghi_201811.$C$3:.$C$66])+ SUMPRODUCT([Thong_Tin_Ngay_Nghi_201812.$B$3:.$B$66]=[.$B49];[Thong_Tin_Ngay_Nghi_201812.$C$3:.$C$66])" office:value-type="float" office:value="0">
            <text:p>0</text:p>
          </table:table-cell>
          <table:table-cell table:style-name="ce47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49]+[.K49] +[.J49]+[.L49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47" office:value-type="float" office:value="-0.5">
            <text:p>-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0]);DATE(YEAR([.D50]);12;31);NOW())" office:value-type="date" office:date-value="2018-02-06T14:50:29.82">
            <text:p>02/06/18</text:p>
          </table:table-cell>
          <table:table-cell table:style-name="ce51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">
            <text:p>1</text:p>
          </table:table-cell>
          <table:table-cell table:style-name="ce55" table:formula="of:=SUMPRODUCT([Thong_Tin_Ngay_Nghi_201801.$B$3:.$B$61]=[.$B50];[Thong_Tin_Ngay_Nghi_201801.$C$3:.$C$61]) +  SUMPRODUCT([Thong_Tin_Ngay_Nghi_201802.$B$3:.$B$61]=[.$B50];[Thong_Tin_Ngay_Nghi_201802.$C$3:.$C$61]) + SUMPRODUCT([Thong_Tin_Ngay_Nghi_201803.$B$3:.$B$62]=[.$B50];[Thong_Tin_Ngay_Nghi_201803.$C$3:.$C$62])" office:value-type="float" office:value="0">
            <text:p>0</text:p>
          </table:table-cell>
          <table:table-cell table:style-name="ce60" table:formula="of:=SUMPRODUCT([Thong_Tin_Ngay_Nghi_201801.$B$3:.$B$62]=[.$B50];[Thong_Tin_Ngay_Nghi_201801.$C$3:.$C$62])+SUMPRODUCT([Thong_Tin_Ngay_Nghi_201802.$B$3:.$B$62]=[.$B50];[Thong_Tin_Ngay_Nghi_201802.$C$3:.$C$62])+SUMPRODUCT([Thong_Tin_Ngay_Nghi_201803.$B$3:.$B$63]=[.$B50];[Thong_Tin_Ngay_Nghi_201803.$C$3:.$C$63])+SUMPRODUCT([Thong_Tin_Ngay_Nghi_201804.$B$3:.$B$63]=[.$B50];[Thong_Tin_Ngay_Nghi_201804.$C$3:.$C$63])+SUMPRODUCT([Thong_Tin_Ngay_Nghi_201805.$B$3:.$B$62]=[.$B50];[Thong_Tin_Ngay_Nghi_201805.$C$3:.$C$62])+SUMPRODUCT([Thong_Tin_Ngay_Nghi_201806.$B$3:.$B$64]=[.$B50];[Thong_Tin_Ngay_Nghi_201806.$C$3:.$C$64])+SUMPRODUCT([Thong_Tin_Ngay_Nghi_201807.$B$3:.$B$66]=[.$B50];[Thong_Tin_Ngay_Nghi_201807.$C$3:.$C$66])+SUMPRODUCT([Thong_Tin_Ngay_Nghi_201808.$B$3:.$B$66]=[.$B50];[Thong_Tin_Ngay_Nghi_201808.$C$3:.$C$66])+SUMPRODUCT([Thong_Tin_Ngay_Nghi_201809.$B$3:.$B$64]=[.$B50];[Thong_Tin_Ngay_Nghi_201809.$C$3:.$C$64])+SUMPRODUCT([Thong_Tin_Ngay_Nghi_201810.$B$3:.$B$64]=[.$B50];[Thong_Tin_Ngay_Nghi_201810.$C$3:.$C$64])+SUMPRODUCT([Thong_Tin_Ngay_Nghi_201811.$B$3:.$B$66]=[.$B50];[Thong_Tin_Ngay_Nghi_201811.$C$3:.$C$66])+ SUMPRODUCT([Thong_Tin_Ngay_Nghi_201812.$B$3:.$B$66]=[.$B50];[Thong_Tin_Ngay_Nghi_201812.$C$3:.$C$66])" office:value-type="float" office:value="0">
            <text:p>0</text:p>
          </table:table-cell>
          <table:table-cell table:style-name="ce47" table:formula="of:=IF(DATE(YEAR([.E50]);MONTH([.E50]);DAY([.E50]))&lt;=DATE(YEAR([.E50]);3;31); [.C50]-[.G50] + [.F50]; IF([.G50]-[.C50]&lt;0;[.G50] + [.F50] -[.H50];[.F50]+[.C50]-[.H50]))" office:value-type="float" office:value="0.5">
            <text:p>0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50]+[.K50] +[.J50]+[.L50]" office:value-type="float" office:value="1.5">
            <text:p>1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47" office:value-type="float" office:value="7">
            <text:p>7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1]);DATE(YEAR([.D51]);12;31);NOW())" office:value-type="date" office:date-value="2018-02-06T14:50:29.83">
            <text:p>02/06/18</text:p>
          </table:table-cell>
          <table:table-cell table:style-name="ce51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">
            <text:p>1</text:p>
          </table:table-cell>
          <table:table-cell table:style-name="ce55" table:formula="of:=SUMPRODUCT([Thong_Tin_Ngay_Nghi_201801.$B$3:.$B$61]=[.$B51];[Thong_Tin_Ngay_Nghi_201801.$C$3:.$C$61]) +  SUMPRODUCT([Thong_Tin_Ngay_Nghi_201802.$B$3:.$B$61]=[.$B51];[Thong_Tin_Ngay_Nghi_201802.$C$3:.$C$61]) + SUMPRODUCT([Thong_Tin_Ngay_Nghi_201803.$B$3:.$B$62]=[.$B51];[Thong_Tin_Ngay_Nghi_201803.$C$3:.$C$62])" office:value-type="float" office:value="1">
            <text:p>1</text:p>
          </table:table-cell>
          <table:table-cell table:style-name="ce60" table:formula="of:=SUMPRODUCT([Thong_Tin_Ngay_Nghi_201801.$B$3:.$B$62]=[.$B51];[Thong_Tin_Ngay_Nghi_201801.$C$3:.$C$62])+SUMPRODUCT([Thong_Tin_Ngay_Nghi_201802.$B$3:.$B$62]=[.$B51];[Thong_Tin_Ngay_Nghi_201802.$C$3:.$C$62])+SUMPRODUCT([Thong_Tin_Ngay_Nghi_201803.$B$3:.$B$63]=[.$B51];[Thong_Tin_Ngay_Nghi_201803.$C$3:.$C$63])+SUMPRODUCT([Thong_Tin_Ngay_Nghi_201804.$B$3:.$B$63]=[.$B51];[Thong_Tin_Ngay_Nghi_201804.$C$3:.$C$63])+SUMPRODUCT([Thong_Tin_Ngay_Nghi_201805.$B$3:.$B$62]=[.$B51];[Thong_Tin_Ngay_Nghi_201805.$C$3:.$C$62])+SUMPRODUCT([Thong_Tin_Ngay_Nghi_201806.$B$3:.$B$64]=[.$B51];[Thong_Tin_Ngay_Nghi_201806.$C$3:.$C$64])+SUMPRODUCT([Thong_Tin_Ngay_Nghi_201807.$B$3:.$B$66]=[.$B51];[Thong_Tin_Ngay_Nghi_201807.$C$3:.$C$66])+SUMPRODUCT([Thong_Tin_Ngay_Nghi_201808.$B$3:.$B$66]=[.$B51];[Thong_Tin_Ngay_Nghi_201808.$C$3:.$C$66])+SUMPRODUCT([Thong_Tin_Ngay_Nghi_201809.$B$3:.$B$64]=[.$B51];[Thong_Tin_Ngay_Nghi_201809.$C$3:.$C$64])+SUMPRODUCT([Thong_Tin_Ngay_Nghi_201810.$B$3:.$B$64]=[.$B51];[Thong_Tin_Ngay_Nghi_201810.$C$3:.$C$64])+SUMPRODUCT([Thong_Tin_Ngay_Nghi_201811.$B$3:.$B$66]=[.$B51];[Thong_Tin_Ngay_Nghi_201811.$C$3:.$C$66])+ SUMPRODUCT([Thong_Tin_Ngay_Nghi_201812.$B$3:.$B$66]=[.$B51];[Thong_Tin_Ngay_Nghi_201812.$C$3:.$C$66])" office:value-type="float" office:value="1">
            <text:p>1</text:p>
          </table:table-cell>
          <table:table-cell table:style-name="ce47" table:formula="of:=IF(DATE(YEAR([.E51]);MONTH([.E51]);DAY([.E51]))&lt;=DATE(YEAR([.E51]);3;31); [.C51]-[.G51] + [.F51]; IF([.G51]-[.C51]&lt;0;[.G51] + [.F51] -[.H51];[.F51]+[.C51]-[.H51]))" office:value-type="float" office:value="7">
            <text:p>7</text:p>
          </table:table-cell>
          <table:table-cell table:number-columns-repeated="2" table:style-name="ce47"/>
          <table:table-cell table:style-name="ce62"/>
          <table:table-cell table:style-name="ce47" table:formula="of:=[.I51]+[.K51] +[.J51]+[.L51]" office:value-type="float" office:value="7">
            <text:p>7</text:p>
          </table:table-cell>
          <table:table-cell table:style-name="ce65"/>
          <table:table-cell table:number-columns-repeated="1010"/>
        </table:table-row>
        <table:table-row table:style-name="ro14">
          <table:table-cell table:style-name="ce41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47" office:value-type="float" office:value="-2">
            <text:p>-2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2]);DATE(YEAR([.D52]);12;31);NOW())" office:value-type="date" office:date-value="2018-02-06T14:50:29.83">
            <text:p>02/06/18</text:p>
          </table:table-cell>
          <table:table-cell table:style-name="ce51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">
            <text:p>1</text:p>
          </table:table-cell>
          <table:table-cell table:style-name="ce55" table:formula="of:=SUMPRODUCT([Thong_Tin_Ngay_Nghi_201801.$B$3:.$B$61]=[.$B52];[Thong_Tin_Ngay_Nghi_201801.$C$3:.$C$61]) +  SUMPRODUCT([Thong_Tin_Ngay_Nghi_201802.$B$3:.$B$61]=[.$B52];[Thong_Tin_Ngay_Nghi_201802.$C$3:.$C$61]) + SUMPRODUCT([Thong_Tin_Ngay_Nghi_201803.$B$3:.$B$62]=[.$B52];[Thong_Tin_Ngay_Nghi_201803.$C$3:.$C$62])" office:value-type="float" office:value="0">
            <text:p>0</text:p>
          </table:table-cell>
          <table:table-cell table:style-name="ce60" table:formula="of:=SUMPRODUCT([Thong_Tin_Ngay_Nghi_201801.$B$3:.$B$62]=[.$B52];[Thong_Tin_Ngay_Nghi_201801.$C$3:.$C$62])+SUMPRODUCT([Thong_Tin_Ngay_Nghi_201802.$B$3:.$B$62]=[.$B52];[Thong_Tin_Ngay_Nghi_201802.$C$3:.$C$62])+SUMPRODUCT([Thong_Tin_Ngay_Nghi_201803.$B$3:.$B$63]=[.$B52];[Thong_Tin_Ngay_Nghi_201803.$C$3:.$C$63])+SUMPRODUCT([Thong_Tin_Ngay_Nghi_201804.$B$3:.$B$63]=[.$B52];[Thong_Tin_Ngay_Nghi_201804.$C$3:.$C$63])+SUMPRODUCT([Thong_Tin_Ngay_Nghi_201805.$B$3:.$B$62]=[.$B52];[Thong_Tin_Ngay_Nghi_201805.$C$3:.$C$62])+SUMPRODUCT([Thong_Tin_Ngay_Nghi_201806.$B$3:.$B$64]=[.$B52];[Thong_Tin_Ngay_Nghi_201806.$C$3:.$C$64])+SUMPRODUCT([Thong_Tin_Ngay_Nghi_201807.$B$3:.$B$66]=[.$B52];[Thong_Tin_Ngay_Nghi_201807.$C$3:.$C$66])+SUMPRODUCT([Thong_Tin_Ngay_Nghi_201808.$B$3:.$B$66]=[.$B52];[Thong_Tin_Ngay_Nghi_201808.$C$3:.$C$66])+SUMPRODUCT([Thong_Tin_Ngay_Nghi_201809.$B$3:.$B$64]=[.$B52];[Thong_Tin_Ngay_Nghi_201809.$C$3:.$C$64])+SUMPRODUCT([Thong_Tin_Ngay_Nghi_201810.$B$3:.$B$64]=[.$B52];[Thong_Tin_Ngay_Nghi_201810.$C$3:.$C$64])+SUMPRODUCT([Thong_Tin_Ngay_Nghi_201811.$B$3:.$B$66]=[.$B52];[Thong_Tin_Ngay_Nghi_201811.$C$3:.$C$66])+ SUMPRODUCT([Thong_Tin_Ngay_Nghi_201812.$B$3:.$B$66]=[.$B52];[Thong_Tin_Ngay_Nghi_201812.$C$3:.$C$66])" office:value-type="float" office:value="0">
            <text:p>0</text:p>
          </table:table-cell>
          <table:table-cell table:style-name="ce47" table:formula="of:=IF(DATE(YEAR([.E52]);MONTH([.E52]);DAY([.E52]))&lt;=DATE(YEAR([.E52]);3;31); [.C52]-[.G52] + [.F52]; IF([.G52]-[.C52]&lt;0;[.G52] + [.F52] -[.H52];[.F52]+[.C52]-[.H52]))" office:value-type="float" office:value="-1">
            <text:p>-1</text:p>
          </table:table-cell>
          <table:table-cell table:number-columns-repeated="2" table:style-name="ce47"/>
          <table:table-cell table:style-name="ce62"/>
          <table:table-cell table:style-name="ce47" table:formula="of:=[.I52]+[.K52] +[.J52]+[.L52]" office:value-type="float" office:value="-1">
            <text:p>-1</text:p>
          </table:table-cell>
          <table:table-cell table:style-name="ce65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0"/>
        </table:table-row>
        <table:table-row table:style-name="ro13">
          <table:table-cell table:style-name="ce41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47" office:value-type="float" office:value="3.5">
            <text:p>3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3]);DATE(YEAR([.D53]);12;31);NOW())" office:value-type="date" office:date-value="2018-02-06T14:50:29.83">
            <text:p>02/06/18</text:p>
          </table:table-cell>
          <table:table-cell table:style-name="ce51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">
            <text:p>1</text:p>
          </table:table-cell>
          <table:table-cell table:style-name="ce55" table:formula="of:=SUMPRODUCT([Thong_Tin_Ngay_Nghi_201801.$B$3:.$B$61]=[.$B53];[Thong_Tin_Ngay_Nghi_201801.$C$3:.$C$61]) +  SUMPRODUCT([Thong_Tin_Ngay_Nghi_201802.$B$3:.$B$61]=[.$B53];[Thong_Tin_Ngay_Nghi_201802.$C$3:.$C$61]) + SUMPRODUCT([Thong_Tin_Ngay_Nghi_201803.$B$3:.$B$62]=[.$B53];[Thong_Tin_Ngay_Nghi_201803.$C$3:.$C$62])" office:value-type="float" office:value="0">
            <text:p>0</text:p>
          </table:table-cell>
          <table:table-cell table:style-name="ce60" table:formula="of:=SUMPRODUCT([Thong_Tin_Ngay_Nghi_201801.$B$3:.$B$62]=[.$B53];[Thong_Tin_Ngay_Nghi_201801.$C$3:.$C$62])+SUMPRODUCT([Thong_Tin_Ngay_Nghi_201802.$B$3:.$B$62]=[.$B53];[Thong_Tin_Ngay_Nghi_201802.$C$3:.$C$62])+SUMPRODUCT([Thong_Tin_Ngay_Nghi_201803.$B$3:.$B$63]=[.$B53];[Thong_Tin_Ngay_Nghi_201803.$C$3:.$C$63])+SUMPRODUCT([Thong_Tin_Ngay_Nghi_201804.$B$3:.$B$63]=[.$B53];[Thong_Tin_Ngay_Nghi_201804.$C$3:.$C$63])+SUMPRODUCT([Thong_Tin_Ngay_Nghi_201805.$B$3:.$B$62]=[.$B53];[Thong_Tin_Ngay_Nghi_201805.$C$3:.$C$62])+SUMPRODUCT([Thong_Tin_Ngay_Nghi_201806.$B$3:.$B$64]=[.$B53];[Thong_Tin_Ngay_Nghi_201806.$C$3:.$C$64])+SUMPRODUCT([Thong_Tin_Ngay_Nghi_201807.$B$3:.$B$66]=[.$B53];[Thong_Tin_Ngay_Nghi_201807.$C$3:.$C$66])+SUMPRODUCT([Thong_Tin_Ngay_Nghi_201808.$B$3:.$B$66]=[.$B53];[Thong_Tin_Ngay_Nghi_201808.$C$3:.$C$66])+SUMPRODUCT([Thong_Tin_Ngay_Nghi_201809.$B$3:.$B$64]=[.$B53];[Thong_Tin_Ngay_Nghi_201809.$C$3:.$C$64])+SUMPRODUCT([Thong_Tin_Ngay_Nghi_201810.$B$3:.$B$64]=[.$B53];[Thong_Tin_Ngay_Nghi_201810.$C$3:.$C$64])+SUMPRODUCT([Thong_Tin_Ngay_Nghi_201811.$B$3:.$B$66]=[.$B53];[Thong_Tin_Ngay_Nghi_201811.$C$3:.$C$66])+ SUMPRODUCT([Thong_Tin_Ngay_Nghi_201812.$B$3:.$B$66]=[.$B53];[Thong_Tin_Ngay_Nghi_201812.$C$3:.$C$66])" office:value-type="float" office:value="0">
            <text:p>0</text:p>
          </table:table-cell>
          <table:table-cell table:style-name="ce47" table:formula="of:=IF(DATE(YEAR([.E53]);MONTH([.E53]);DAY([.E53]))&lt;=DATE(YEAR([.E53]);3;31); [.C53]-[.G53] + [.F53]; IF([.G53]-[.C53]&lt;0;[.G53] + [.F53] -[.H53];[.F53]+[.C53]-[.H53]))" office:value-type="float" office:value="4.5">
            <text:p>4.5</text:p>
          </table:table-cell>
          <table:table-cell table:number-columns-repeated="2" table:style-name="ce47"/>
          <table:table-cell table:style-name="ce62"/>
          <table:table-cell table:style-name="ce47" table:formula="of:=[.I53]+[.K53] +[.J53]+[.L53]" office:value-type="float" office:value="4.5">
            <text:p>4.5</text:p>
          </table:table-cell>
          <table:table-cell table:style-name="ce65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47" office:value-type="float" office:value="-24">
            <text:p>-24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4]);DATE(YEAR([.D54]);12;31);NOW())" office:value-type="date" office:date-value="2018-02-06T14:50:29.83">
            <text:p>02/06/18</text:p>
          </table:table-cell>
          <table:table-cell table:style-name="ce51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">
            <text:p>1</text:p>
          </table:table-cell>
          <table:table-cell table:style-name="ce55" table:formula="of:=SUMPRODUCT([Thong_Tin_Ngay_Nghi_201801.$B$3:.$B$61]=[.$B54];[Thong_Tin_Ngay_Nghi_201801.$C$3:.$C$61]) +  SUMPRODUCT([Thong_Tin_Ngay_Nghi_201802.$B$3:.$B$61]=[.$B54];[Thong_Tin_Ngay_Nghi_201802.$C$3:.$C$61]) + SUMPRODUCT([Thong_Tin_Ngay_Nghi_201803.$B$3:.$B$62]=[.$B54];[Thong_Tin_Ngay_Nghi_201803.$C$3:.$C$62])" office:value-type="float" office:value="0">
            <text:p>0</text:p>
          </table:table-cell>
          <table:table-cell table:style-name="ce60" table:formula="of:=SUMPRODUCT([Thong_Tin_Ngay_Nghi_201801.$B$3:.$B$62]=[.$B54];[Thong_Tin_Ngay_Nghi_201801.$C$3:.$C$62])+SUMPRODUCT([Thong_Tin_Ngay_Nghi_201802.$B$3:.$B$62]=[.$B54];[Thong_Tin_Ngay_Nghi_201802.$C$3:.$C$62])+SUMPRODUCT([Thong_Tin_Ngay_Nghi_201803.$B$3:.$B$63]=[.$B54];[Thong_Tin_Ngay_Nghi_201803.$C$3:.$C$63])+SUMPRODUCT([Thong_Tin_Ngay_Nghi_201804.$B$3:.$B$63]=[.$B54];[Thong_Tin_Ngay_Nghi_201804.$C$3:.$C$63])+SUMPRODUCT([Thong_Tin_Ngay_Nghi_201805.$B$3:.$B$62]=[.$B54];[Thong_Tin_Ngay_Nghi_201805.$C$3:.$C$62])+SUMPRODUCT([Thong_Tin_Ngay_Nghi_201806.$B$3:.$B$64]=[.$B54];[Thong_Tin_Ngay_Nghi_201806.$C$3:.$C$64])+SUMPRODUCT([Thong_Tin_Ngay_Nghi_201807.$B$3:.$B$66]=[.$B54];[Thong_Tin_Ngay_Nghi_201807.$C$3:.$C$66])+SUMPRODUCT([Thong_Tin_Ngay_Nghi_201808.$B$3:.$B$66]=[.$B54];[Thong_Tin_Ngay_Nghi_201808.$C$3:.$C$66])+SUMPRODUCT([Thong_Tin_Ngay_Nghi_201809.$B$3:.$B$64]=[.$B54];[Thong_Tin_Ngay_Nghi_201809.$C$3:.$C$64])+SUMPRODUCT([Thong_Tin_Ngay_Nghi_201810.$B$3:.$B$64]=[.$B54];[Thong_Tin_Ngay_Nghi_201810.$C$3:.$C$64])+SUMPRODUCT([Thong_Tin_Ngay_Nghi_201811.$B$3:.$B$66]=[.$B54];[Thong_Tin_Ngay_Nghi_201811.$C$3:.$C$66])+ SUMPRODUCT([Thong_Tin_Ngay_Nghi_201812.$B$3:.$B$66]=[.$B54];[Thong_Tin_Ngay_Nghi_201812.$C$3:.$C$66])" office:value-type="float" office:value="0">
            <text:p>0</text:p>
          </table:table-cell>
          <table:table-cell table:style-name="ce47" table:formula="of:=IF(DATE(YEAR([.E54]);MONTH([.E54]);DAY([.E54]))&lt;=DATE(YEAR([.E54]);3;31); [.C54]-[.G54] + [.F54]; IF([.G54]-[.C54]&lt;0;[.G54] + [.F54] -[.H54];[.F54]+[.C54]-[.H54]))" office:value-type="float" office:value="-23">
            <text:p>-23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54]+[.K54] +[.J54]+[.L54]" office:value-type="float" office:value="-22">
            <text:p>-2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5]);DATE(YEAR([.D55]);12;31);NOW())" office:value-type="date" office:date-value="2018-02-06T14:50:29.83">
            <text:p>02/06/18</text:p>
          </table:table-cell>
          <table:table-cell table:style-name="ce51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">
            <text:p>1</text:p>
          </table:table-cell>
          <table:table-cell table:style-name="ce55" table:formula="of:=SUMPRODUCT([Thong_Tin_Ngay_Nghi_201801.$B$3:.$B$61]=[.$B55];[Thong_Tin_Ngay_Nghi_201801.$C$3:.$C$61]) +  SUMPRODUCT([Thong_Tin_Ngay_Nghi_201802.$B$3:.$B$61]=[.$B55];[Thong_Tin_Ngay_Nghi_201802.$C$3:.$C$61]) + SUMPRODUCT([Thong_Tin_Ngay_Nghi_201803.$B$3:.$B$62]=[.$B55];[Thong_Tin_Ngay_Nghi_201803.$C$3:.$C$62])" office:value-type="float" office:value="0">
            <text:p>0</text:p>
          </table:table-cell>
          <table:table-cell table:style-name="ce60" table:formula="of:=SUMPRODUCT([Thong_Tin_Ngay_Nghi_201801.$B$3:.$B$62]=[.$B55];[Thong_Tin_Ngay_Nghi_201801.$C$3:.$C$62])+SUMPRODUCT([Thong_Tin_Ngay_Nghi_201802.$B$3:.$B$62]=[.$B55];[Thong_Tin_Ngay_Nghi_201802.$C$3:.$C$62])+SUMPRODUCT([Thong_Tin_Ngay_Nghi_201803.$B$3:.$B$63]=[.$B55];[Thong_Tin_Ngay_Nghi_201803.$C$3:.$C$63])+SUMPRODUCT([Thong_Tin_Ngay_Nghi_201804.$B$3:.$B$63]=[.$B55];[Thong_Tin_Ngay_Nghi_201804.$C$3:.$C$63])+SUMPRODUCT([Thong_Tin_Ngay_Nghi_201805.$B$3:.$B$62]=[.$B55];[Thong_Tin_Ngay_Nghi_201805.$C$3:.$C$62])+SUMPRODUCT([Thong_Tin_Ngay_Nghi_201806.$B$3:.$B$64]=[.$B55];[Thong_Tin_Ngay_Nghi_201806.$C$3:.$C$64])+SUMPRODUCT([Thong_Tin_Ngay_Nghi_201807.$B$3:.$B$66]=[.$B55];[Thong_Tin_Ngay_Nghi_201807.$C$3:.$C$66])+SUMPRODUCT([Thong_Tin_Ngay_Nghi_201808.$B$3:.$B$66]=[.$B55];[Thong_Tin_Ngay_Nghi_201808.$C$3:.$C$66])+SUMPRODUCT([Thong_Tin_Ngay_Nghi_201809.$B$3:.$B$64]=[.$B55];[Thong_Tin_Ngay_Nghi_201809.$C$3:.$C$64])+SUMPRODUCT([Thong_Tin_Ngay_Nghi_201810.$B$3:.$B$64]=[.$B55];[Thong_Tin_Ngay_Nghi_201810.$C$3:.$C$64])+SUMPRODUCT([Thong_Tin_Ngay_Nghi_201811.$B$3:.$B$66]=[.$B55];[Thong_Tin_Ngay_Nghi_201811.$C$3:.$C$66])+ SUMPRODUCT([Thong_Tin_Ngay_Nghi_201812.$B$3:.$B$66]=[.$B55];[Thong_Tin_Ngay_Nghi_201812.$C$3:.$C$66])" office:value-type="float" office:value="0">
            <text:p>0</text:p>
          </table:table-cell>
          <table:table-cell table:style-name="ce47" table:formula="of:=IF(DATE(YEAR([.E55]);MONTH([.E55]);DAY([.E55]))&lt;=DATE(YEAR([.E55]);3;31); [.C55]-[.G55] + [.F55]; IF([.G55]-[.C55]&lt;0;[.G55] + [.F55] -[.H55];[.F55]+[.C55]-[.H55]))" office:value-type="float" office:value="3">
            <text:p>3</text:p>
          </table:table-cell>
          <table:table-cell table:number-columns-repeated="2" table:style-name="ce47"/>
          <table:table-cell table:style-name="ce62"/>
          <table:table-cell table:style-name="ce47" table:formula="of:=[.I55]+[.K55] +[.J55]+[.L55]" office:value-type="float" office:value="3">
            <text:p>3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50">
            <text:p>50</text:p>
          </table:table-cell>
          <table:table-cell table:style-name="ce43" office:value-type="string">
            <text:p>VietBA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6]);DATE(YEAR([.D56]);12;31);NOW())" office:value-type="date" office:date-value="2018-02-06T14:50:29.83">
            <text:p>02/06/18</text:p>
          </table:table-cell>
          <table:table-cell table:style-name="ce51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">
            <text:p>1</text:p>
          </table:table-cell>
          <table:table-cell table:style-name="ce55" table:formula="of:=SUMPRODUCT([Thong_Tin_Ngay_Nghi_201801.$B$3:.$B$61]=[.$B56];[Thong_Tin_Ngay_Nghi_201801.$C$3:.$C$61]) +  SUMPRODUCT([Thong_Tin_Ngay_Nghi_201802.$B$3:.$B$61]=[.$B56];[Thong_Tin_Ngay_Nghi_201802.$C$3:.$C$61]) + SUMPRODUCT([Thong_Tin_Ngay_Nghi_201803.$B$3:.$B$62]=[.$B56];[Thong_Tin_Ngay_Nghi_201803.$C$3:.$C$62])" office:value-type="float" office:value="0">
            <text:p>0</text:p>
          </table:table-cell>
          <table:table-cell table:style-name="ce60" table:formula="of:=SUMPRODUCT([Thong_Tin_Ngay_Nghi_201801.$B$3:.$B$62]=[.$B56];[Thong_Tin_Ngay_Nghi_201801.$C$3:.$C$62])+SUMPRODUCT([Thong_Tin_Ngay_Nghi_201802.$B$3:.$B$62]=[.$B56];[Thong_Tin_Ngay_Nghi_201802.$C$3:.$C$62])+SUMPRODUCT([Thong_Tin_Ngay_Nghi_201803.$B$3:.$B$63]=[.$B56];[Thong_Tin_Ngay_Nghi_201803.$C$3:.$C$63])+SUMPRODUCT([Thong_Tin_Ngay_Nghi_201804.$B$3:.$B$63]=[.$B56];[Thong_Tin_Ngay_Nghi_201804.$C$3:.$C$63])+SUMPRODUCT([Thong_Tin_Ngay_Nghi_201805.$B$3:.$B$62]=[.$B56];[Thong_Tin_Ngay_Nghi_201805.$C$3:.$C$62])+SUMPRODUCT([Thong_Tin_Ngay_Nghi_201806.$B$3:.$B$64]=[.$B56];[Thong_Tin_Ngay_Nghi_201806.$C$3:.$C$64])+SUMPRODUCT([Thong_Tin_Ngay_Nghi_201807.$B$3:.$B$66]=[.$B56];[Thong_Tin_Ngay_Nghi_201807.$C$3:.$C$66])+SUMPRODUCT([Thong_Tin_Ngay_Nghi_201808.$B$3:.$B$66]=[.$B56];[Thong_Tin_Ngay_Nghi_201808.$C$3:.$C$66])+SUMPRODUCT([Thong_Tin_Ngay_Nghi_201809.$B$3:.$B$64]=[.$B56];[Thong_Tin_Ngay_Nghi_201809.$C$3:.$C$64])+SUMPRODUCT([Thong_Tin_Ngay_Nghi_201810.$B$3:.$B$64]=[.$B56];[Thong_Tin_Ngay_Nghi_201810.$C$3:.$C$64])+SUMPRODUCT([Thong_Tin_Ngay_Nghi_201811.$B$3:.$B$66]=[.$B56];[Thong_Tin_Ngay_Nghi_201811.$C$3:.$C$66])+ SUMPRODUCT([Thong_Tin_Ngay_Nghi_201812.$B$3:.$B$66]=[.$B56];[Thong_Tin_Ngay_Nghi_201812.$C$3:.$C$66])" office:value-type="float" office:value="0">
            <text:p>0</text:p>
          </table:table-cell>
          <table:table-cell table:style-name="ce47" table:formula="of:=IF(DATE(YEAR([.E56]);MONTH([.E56]);DAY([.E56]))&lt;=DATE(YEAR([.E56]);3;31); [.C56]-[.G56] + [.F56]; IF([.G56]-[.C56]&lt;0;[.G56] + [.F56] -[.H56];[.F56]+[.C56]-[.H56]))" office:value-type="float" office:value="3.5">
            <text:p>3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56]+[.K56] +[.J56]+[.L56]" office:value-type="float" office:value="4.5">
            <text:p>4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51">
            <text:p>51</text:p>
          </table:table-cell>
          <table:table-cell table:style-name="ce45" office:value-type="string">
            <text:p>VinhP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7]);DATE(YEAR([.D57]);12;31);NOW())" office:value-type="date" office:date-value="2018-02-06T14:50:29.83">
            <text:p>02/06/18</text:p>
          </table:table-cell>
          <table:table-cell table:style-name="ce51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1">
            <text:p>1</text:p>
          </table:table-cell>
          <table:table-cell table:style-name="ce55" table:formula="of:=SUMPRODUCT([Thong_Tin_Ngay_Nghi_201801.$B$3:.$B$61]=[.$B57];[Thong_Tin_Ngay_Nghi_201801.$C$3:.$C$61]) +  SUMPRODUCT([Thong_Tin_Ngay_Nghi_201802.$B$3:.$B$61]=[.$B57];[Thong_Tin_Ngay_Nghi_201802.$C$3:.$C$61]) + SUMPRODUCT([Thong_Tin_Ngay_Nghi_201803.$B$3:.$B$62]=[.$B57];[Thong_Tin_Ngay_Nghi_201803.$C$3:.$C$62])" office:value-type="float" office:value="0">
            <text:p>0</text:p>
          </table:table-cell>
          <table:table-cell table:style-name="ce60" table:formula="of:=SUMPRODUCT([Thong_Tin_Ngay_Nghi_201801.$B$3:.$B$62]=[.$B57];[Thong_Tin_Ngay_Nghi_201801.$C$3:.$C$62])+SUMPRODUCT([Thong_Tin_Ngay_Nghi_201802.$B$3:.$B$62]=[.$B57];[Thong_Tin_Ngay_Nghi_201802.$C$3:.$C$62])+SUMPRODUCT([Thong_Tin_Ngay_Nghi_201803.$B$3:.$B$63]=[.$B57];[Thong_Tin_Ngay_Nghi_201803.$C$3:.$C$63])+SUMPRODUCT([Thong_Tin_Ngay_Nghi_201804.$B$3:.$B$63]=[.$B57];[Thong_Tin_Ngay_Nghi_201804.$C$3:.$C$63])+SUMPRODUCT([Thong_Tin_Ngay_Nghi_201805.$B$3:.$B$62]=[.$B57];[Thong_Tin_Ngay_Nghi_201805.$C$3:.$C$62])+SUMPRODUCT([Thong_Tin_Ngay_Nghi_201806.$B$3:.$B$64]=[.$B57];[Thong_Tin_Ngay_Nghi_201806.$C$3:.$C$64])+SUMPRODUCT([Thong_Tin_Ngay_Nghi_201807.$B$3:.$B$66]=[.$B57];[Thong_Tin_Ngay_Nghi_201807.$C$3:.$C$66])+SUMPRODUCT([Thong_Tin_Ngay_Nghi_201808.$B$3:.$B$66]=[.$B57];[Thong_Tin_Ngay_Nghi_201808.$C$3:.$C$66])+SUMPRODUCT([Thong_Tin_Ngay_Nghi_201809.$B$3:.$B$64]=[.$B57];[Thong_Tin_Ngay_Nghi_201809.$C$3:.$C$64])+SUMPRODUCT([Thong_Tin_Ngay_Nghi_201810.$B$3:.$B$64]=[.$B57];[Thong_Tin_Ngay_Nghi_201810.$C$3:.$C$64])+SUMPRODUCT([Thong_Tin_Ngay_Nghi_201811.$B$3:.$B$66]=[.$B57];[Thong_Tin_Ngay_Nghi_201811.$C$3:.$C$66])+ SUMPRODUCT([Thong_Tin_Ngay_Nghi_201812.$B$3:.$B$66]=[.$B57];[Thong_Tin_Ngay_Nghi_201812.$C$3:.$C$66])" office:value-type="float" office:value="0">
            <text:p>0</text:p>
          </table:table-cell>
          <table:table-cell table:style-name="ce47" table:formula="of:=IF(DATE(YEAR([.E57]);MONTH([.E57]);DAY([.E57]))&lt;=DATE(YEAR([.E57]);3;31); [.C57]-[.G57] + [.F57]; IF([.G57]-[.C57]&lt;0;[.G57] + [.F57] -[.H57];[.F57]+[.C57]-[.H57]))" office:value-type="float" office:value="3.5">
            <text:p>3.5</text:p>
          </table:table-cell>
          <table:table-cell table:number-columns-repeated="2" table:style-name="ce47"/>
          <table:table-cell table:style-name="ce62"/>
          <table:table-cell table:style-name="ce47" table:formula="of:=[.I57]+[.K57] +[.J57]+[.L57]" office:value-type="float" office:value="3.5">
            <text:p>3.5</text:p>
          </table:table-cell>
          <table:table-cell table:style-name="ce65"/>
          <table:table-cell table:number-columns-repeated="1010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2"/>
          <table:table-cell table:style-name="ce56"/>
          <table:table-cell table:number-columns-repeated="1016"/>
        </table:table-row>
        <table:table-row table:style-name="ro2" table:number-rows-repeated="1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1"/>
        <table:table-column table:style-name="co26" table:number-columns-repeated="7" table:default-cell-style-name="ce81"/>
        <table:table-column table:style-name="co25" table:number-columns-repeated="16" table:default-cell-style-name="ce81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76" table:number-columns-repeated="8"/>
          <table:table-cell table:style-name="ce82" office:value-type="string" table:number-columns-spanned="2" table:number-rows-spanned="1">
            <text:p>Month</text:p>
          </table:table-cell>
          <table:covered-table-cell table:style-name="ce83"/>
          <table:table-cell table:style-name="ce84" table:content-validation-name="val1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2" office:value-type="string" table:number-columns-spanned="2" table:number-rows-spanned="1">
            <text:p>Year</text:p>
          </table:table-cell>
          <table:covered-table-cell table:style-name="ce83"/>
          <table:table-cell table:style-name="ce82" office:value-type="float" office:value="2018" table:number-columns-spanned="2" table:number-rows-spanned="1">
            <text:p>2018</text:p>
          </table:table-cell>
          <table:covered-table-cell table:style-name="ce85"/>
          <table:table-cell table:style-name="ce76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77" table:formula="of:=DATE([.$R$1];[.N1];1)" office:value-type="date" office:date-value="2018-01-01">
            <text:p>01</text:p>
          </table:table-cell>
          <table:table-cell table:style-name="ce77" table:formula="of:=[.D2]+1" office:value-type="date" office:date-value="2018-01-02">
            <text:p>02</text:p>
          </table:table-cell>
          <table:table-cell table:style-name="ce77" table:formula="of:=[.E2]+1" office:value-type="date" office:date-value="2018-01-03">
            <text:p>03</text:p>
          </table:table-cell>
          <table:table-cell table:style-name="ce77" table:formula="of:=[.F2]+1" office:value-type="date" office:date-value="2018-01-04">
            <text:p>04</text:p>
          </table:table-cell>
          <table:table-cell table:style-name="ce77" table:formula="of:=[.G2]+1" office:value-type="date" office:date-value="2018-01-05">
            <text:p>05</text:p>
          </table:table-cell>
          <table:table-cell table:style-name="ce77" table:formula="of:=[.H2]+1" office:value-type="date" office:date-value="2018-01-06">
            <text:p>06</text:p>
          </table:table-cell>
          <table:table-cell table:style-name="ce77" table:formula="of:=[.I2]+1" office:value-type="date" office:date-value="2018-01-07">
            <text:p>07</text:p>
          </table:table-cell>
          <table:table-cell table:style-name="ce77" table:formula="of:=[.J2]+1" office:value-type="date" office:date-value="2018-01-08">
            <text:p>08</text:p>
          </table:table-cell>
          <table:table-cell table:style-name="ce77" table:formula="of:=[.K2]+1" office:value-type="date" office:date-value="2018-01-09">
            <text:p>09</text:p>
          </table:table-cell>
          <table:table-cell table:style-name="ce77" table:formula="of:=[.L2]+1" office:value-type="date" office:date-value="2018-01-10">
            <text:p>10</text:p>
          </table:table-cell>
          <table:table-cell table:style-name="ce77" table:formula="of:=[.M2]+1" office:value-type="date" office:date-value="2018-01-11">
            <text:p>11</text:p>
          </table:table-cell>
          <table:table-cell table:style-name="ce77" table:formula="of:=[.N2]+1" office:value-type="date" office:date-value="2018-01-12">
            <text:p>12</text:p>
          </table:table-cell>
          <table:table-cell table:style-name="ce77" table:formula="of:=[.O2]+1" office:value-type="date" office:date-value="2018-01-13">
            <text:p>13</text:p>
          </table:table-cell>
          <table:table-cell table:style-name="ce77" table:formula="of:=[.P2]+1" office:value-type="date" office:date-value="2018-01-14">
            <text:p>14</text:p>
          </table:table-cell>
          <table:table-cell table:style-name="ce77" table:formula="of:=[.Q2]+1" office:value-type="date" office:date-value="2018-01-15">
            <text:p>15</text:p>
          </table:table-cell>
          <table:table-cell table:style-name="ce77" table:formula="of:=[.R2]+1" office:value-type="date" office:date-value="2018-01-16">
            <text:p>16</text:p>
          </table:table-cell>
          <table:table-cell table:style-name="ce77" table:formula="of:=[.S2]+1" office:value-type="date" office:date-value="2018-01-17">
            <text:p>17</text:p>
          </table:table-cell>
          <table:table-cell table:style-name="ce77" table:formula="of:=[.T2]+1" office:value-type="date" office:date-value="2018-01-18">
            <text:p>18</text:p>
          </table:table-cell>
          <table:table-cell table:style-name="ce77" table:formula="of:=[.U2]+1" office:value-type="date" office:date-value="2018-01-19">
            <text:p>19</text:p>
          </table:table-cell>
          <table:table-cell table:style-name="ce77" table:formula="of:=[.V2]+1" office:value-type="date" office:date-value="2018-01-20">
            <text:p>20</text:p>
          </table:table-cell>
          <table:table-cell table:style-name="ce77" table:formula="of:=[.W2]+1" office:value-type="date" office:date-value="2018-01-21">
            <text:p>21</text:p>
          </table:table-cell>
          <table:table-cell table:style-name="ce77" table:formula="of:=[.X2]+1" office:value-type="date" office:date-value="2018-01-22">
            <text:p>22</text:p>
          </table:table-cell>
          <table:table-cell table:style-name="ce77" table:formula="of:=[.Y2]+1" office:value-type="date" office:date-value="2018-01-23">
            <text:p>23</text:p>
          </table:table-cell>
          <table:table-cell table:style-name="ce77" table:formula="of:=[.Z2]+1" office:value-type="date" office:date-value="2018-01-24">
            <text:p>24</text:p>
          </table:table-cell>
          <table:table-cell table:style-name="ce77" table:formula="of:=[.AA2]+1" office:value-type="date" office:date-value="2018-01-25">
            <text:p>25</text:p>
          </table:table-cell>
          <table:table-cell table:style-name="ce77" table:formula="of:=[.AB2]+1" office:value-type="date" office:date-value="2018-01-26">
            <text:p>26</text:p>
          </table:table-cell>
          <table:table-cell table:style-name="ce77" table:formula="of:=[.AC2]+1" office:value-type="date" office:date-value="2018-01-27">
            <text:p>27</text:p>
          </table:table-cell>
          <table:table-cell table:style-name="ce77" table:formula="of:=[.AD2]+1" office:value-type="date" office:date-value="2018-01-28">
            <text:p>28</text:p>
          </table:table-cell>
          <table:table-cell table:style-name="ce77" table:formula="of:=[.AE2]+1" office:value-type="date" office:date-value="2018-01-29">
            <text:p>29</text:p>
          </table:table-cell>
          <table:table-cell table:style-name="ce77" table:formula="of:=[.AF2]+1" office:value-type="date" office:date-value="2018-01-30">
            <text:p>30</text:p>
          </table:table-cell>
          <table:table-cell table:style-name="ce77" table:formula="of:=[.AG2]+1" office:value-type="date" office:date-value="2018-01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7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75" table:formula="of:=SUM([.D4:.AH4])" office:value-type="float" office:value="0.5">
            <text:p>0.5</text:p>
          </table:table-cell>
          <table:table-cell table:style-name="ce79"/>
          <table:table-cell table:style-name="ce79" office:value-type="float" office:value="0.5">
            <office:annotation draw:style-name="gr4" draw:text-style-name="P1" svg:width="1.1413in" svg:height="0.3902in" svg:x="3.1024in" svg:y="0.1213in" draw:caption-point-x="-0.2402in" draw:caption-point-y="0.5969in">
              <dc:date>2018-01-02T00:00:00</dc:date>
              <text:p text:style-name="P1"><text:span text:style-name="T1">Bận việc gia đình, xin đi trễ</text:span></text:p>
            </office:annotation>
            <text:p>0.5</text:p>
          </table:table-cell>
          <table:table-cell table:style-name="ce79" office:value-type="float" office:value="0">
            <office:annotation draw:style-name="gr4" draw:text-style-name="P1" svg:width="1.1413in" svg:height="0.3902in" svg:x="3.5591in" svg:y="0.1217in" draw:caption-point-x="-0.2402in" draw:caption-point-y="0.5965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75" table:formula="of:=SUM([.D5:.AH5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75" table:formula="of:=SUM([.D6:.AH6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75" table:formula="of:=SUM([.D7:.AH7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75" table:formula="of:=SUM([.D8:.AH8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75" table:formula="of:=SUM([.D9:.AH9])" office:value-type="float" office:value="1">
            <text:p>1</text:p>
          </table:table-cell>
          <table:table-cell table:style-name="ce79"/>
          <table:table-cell table:style-name="ce79" office:value-type="float" office:value="1">
            <office:annotation draw:style-name="gr6" draw:text-style-name="P1" svg:width="1.1413in" svg:height="0.2634in" svg:x="3.1024in" svg:y="1.3594in" draw:caption-point-x="-0.2402in" draw:caption-point-y="0.5972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75" table:formula="of:=SUM([.D10:.AH10])" office:value-type="float" office:value="1">
            <text:p>1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4" draw:text-style-name="P1" svg:width="1.1413in" svg:height="0.3902in" svg:x="3.5591in" svg:y="1.6079in" draw:caption-point-x="-0.2402in" draw:caption-point-y="0.5965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75" table:formula="of:=SUM([.D11:.AH11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75" table:formula="of:=SUM([.D12:.AH12])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3.5591in" svg:y="2.1031in" draw:caption-point-x="-0.2402in" draw:caption-point-y="0.5965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75" table:formula="of:=SUM([.D13:.AH13])" office:value-type="float" office:value="0.5">
            <text:p>0.5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.5">
            <office:annotation draw:style-name="gr4" draw:text-style-name="P1" svg:width="1.1413in" svg:height="0.3902in" svg:x="4.0157in" svg:y="2.3508in" draw:caption-point-x="-0.2402in" draw:caption-point-y="0.5965in">
              <dc:date>2018-01-03T00:00:00</dc:date>
              <text:p text:style-name="P1"><text:span text:style-name="T1">Đi nộp hồ sơ xin visa, off sáng</text:span></text:p>
            </office:annotation>
            <text:p>0.5</text:p>
          </table:table-cell>
          <table:table-cell table:style-name="ce79" table:number-columns-repeated="27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75" table:formula="of:=SUM([.D14:.AH14])" office:value-type="float" office:value="0.5">
            <text:p>0.5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3" draw:text-style-name="P1" svg:width="1.1413in" svg:height="0.7012in" svg:x="3.5591in" svg:y="2.5984in" draw:caption-point-x="-0.2402in" draw:caption-point-y="0.5965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75" table:formula="of:=SUM([.D15:.AH15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75" table:formula="of:=SUM([.D16:.AH16])" office:value-type="float" office:value="1">
            <text:p>1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75" table:formula="of:=SUM([.D17:.AH17])" office:value-type="float" office:value="0">
            <text:p>0</text:p>
          </table:table-cell>
          <table:table-cell table:style-name="ce79"/>
          <table:table-cell table:style-name="ce79" office:value-type="float" office:value="0">
            <office:annotation draw:style-name="gr4" draw:text-style-name="P1" svg:width="1.1413in" svg:height="0.3902in" svg:x="3.1024in" svg:y="3.3409in" draw:caption-point-x="-0.2402in" draw:caption-point-y="0.5972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75" table:formula="of:=SUM([.D18:.AH18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75" table:formula="of:=SUM([.D19:.AH19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75" table:formula="of:=SUM([.D20:.AH20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75" table:formula="of:=SUM([.D21:.AH21])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3.5591in" svg:y="4.3323in" draw:caption-point-x="-0.2402in" draw:caption-point-y="0.5965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75" table:formula="of:=SUM([.D22:.AH22])" office:value-type="float" office:value="1">
            <text:p>1</text:p>
          </table:table-cell>
          <table:table-cell table:style-name="ce79"/>
          <table:table-cell table:style-name="ce79" office:value-type="float" office:value="1">
            <office:annotation draw:style-name="gr4" draw:text-style-name="P1" svg:width="1.1413in" svg:height="0.3902in" svg:x="3.1024in" svg:y="4.5791in" draw:caption-point-x="-0.2402in" draw:caption-point-y="0.5972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75" table:formula="of:=SUM([.D23:.AH23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75" table:formula="of:=SUM([.D24:.AH24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75" table:formula="of:=SUM([.D25:.AH25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75" table:formula="of:=SUM([.D26:.AH26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75" table:formula="of:=SUM([.D27:.AH27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75" table:formula="of:=SUM([.D28:.AH28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75" table:formula="of:=SUM([.D29:.AH29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75" table:formula="of:=SUM([.D30:.AH30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75" table:formula="of:=SUM([.D31:.AH31])" office:value-type="float" office:value="0">
            <text:p>0</text:p>
          </table:table-cell>
          <table:table-cell table:style-name="ce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75" table:formula="of:=SUM([.D32:.AH32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75" table:formula="of:=SUM([.D33:.AH33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75" table:formula="of:=SUM([.D34:.AH34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75" table:formula="of:=SUM([.D35:.AH35])" office:value-type="float" office:value="2">
            <text:p>2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1">
            <office:annotation draw:style-name="gr6" draw:text-style-name="P1" svg:width="1.1413in" svg:height="0.2634in" svg:x="4.0157in" svg:y="7.8004in" draw:caption-point-x="-0.2402in" draw:caption-point-y="0.5961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79" office:value-type="float" office:value="1">
            <office:annotation draw:style-name="gr6" draw:text-style-name="P1" svg:width="1.1413in" svg:height="0.2634in" svg:x="4.472in" svg:y="7.8004in" draw:caption-point-x="-0.2402in" draw:caption-point-y="0.5961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75" table:formula="of:=SUM([.D36:.AH36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75" table:formula="of:=SUM([.D37:.AH37])" office:value-type="float" office:value="0">
            <text:p>0</text:p>
          </table:table-cell>
          <table:table-cell table:style-name="ce79"/>
          <table:table-cell table:style-name="ce79" office:value-type="float" office:value="0">
            <office:annotation draw:style-name="gr4" draw:text-style-name="P1" svg:width="1.1413in" svg:height="0.3902in" svg:x="3.1024in" svg:y="8.2945in" draw:caption-point-x="-0.2402in" draw:caption-point-y="0.5972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75" table:formula="of:=SUM([.D38:.AH38])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3.5591in" svg:y="8.5429in" draw:caption-point-x="-0.2402in" draw:caption-point-y="0.5965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75" table:formula="of:=SUM([.D39:.AH39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75" table:formula="of:=SUM([.D40:.AH40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75" table:formula="of:=SUM([.D41:.AH41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75" table:formula="of:=SUM([.D42:.AH42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75" table:formula="of:=SUM([.D43:.AH43])" office:value-type="float" office:value="1">
            <text:p>1</text:p>
          </table:table-cell>
          <table:table-cell table:style-name="ce79"/>
          <table:table-cell table:style-name="ce79" office:value-type="float" office:value="0">
            <office:annotation draw:style-name="gr4" draw:text-style-name="P1" svg:width="1.1413in" svg:height="0.3902in" svg:x="3.1024in" svg:y="9.7803in" draw:caption-point-x="-0.2402in" draw:caption-point-y="0.5972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79" office:value-type="float" office:value="1">
            <office:annotation draw:style-name="gr2" draw:text-style-name="P1" svg:width="1.1413in" svg:height="0.5457in" svg:x="3.5591in" svg:y="9.7811in" draw:caption-point-x="-0.2402in" draw:caption-point-y="0.5965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75" table:formula="of:=SUM([.D44:.AH44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75" table:formula="of:=SUM([.D45:.AH45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75" table:formula="of:=SUM([.D46:.AH46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75" table:formula="of:=SUM([.D47:.AH47])" office:value-type="float" office:value="0">
            <text:p>0</text:p>
          </table:table-cell>
          <table:table-cell table:style-name="ce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75" table:formula="of:=SUM([.D48:.AH48])" office:value-type="float" office:value="1">
            <text:p>1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4" draw:text-style-name="P1" svg:width="1.1413in" svg:height="0.3902in" svg:x="3.5591in" svg:y="11.0193in" draw:caption-point-x="-0.2402in" draw:caption-point-y="0.5969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75" table:formula="of:=SUM([.D49:.AH49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75" table:formula="of:=SUM([.D50:.AH50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75" table:formula="of:=SUM([.D51:.AH51])" office:value-type="float" office:value="0">
            <text:p>0</text:p>
          </table:table-cell>
          <table:table-cell table:style-name="ce79"/>
          <table:table-cell table:style-name="ce79" office:value-type="float" office:value="0">
            <office:annotation draw:style-name="gr2" draw:text-style-name="P1" svg:width="1.1413in" svg:height="0.5457in" svg:x="3.1024in" svg:y="11.763in" draw:caption-point-x="-0.2402in" draw:caption-point-y="0.5961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75" table:formula="of:=SUM([.D52:.AH52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75" table:formula="of:=SUM([.D53:.AH53])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3.5591in" svg:y="12.2587in" draw:caption-point-x="-0.2402in" draw:caption-point-y="0.5961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75" table:formula="of:=SUM([.D54:.AH54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8"/>
          <table:table-cell table:style-name="ce42" table:number-columns-repeated="952"/>
        </table:table-row>
        <table:table-row table:style-name="ro2" table:number-rows-repeated="65355">
          <table:table-cell table:style-name="ce42" table:number-columns-repeated="3"/>
          <table:table-cell table:style-name="ce80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80"/>
          <table:table-cell table:number-columns-repeated="27"/>
          <table:table-cell table:style-name="ce80" table:number-columns-repeated="3"/>
          <table:table-cell table:style-name="ce42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3"/>
        <table:table-column table:style-name="co26" table:number-columns-repeated="7" table:default-cell-style-name="ce93"/>
        <table:table-column table:style-name="co25" table:number-columns-repeated="16" table:default-cell-style-name="ce93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88" table:number-columns-repeated="8"/>
          <table:table-cell table:style-name="ce94" office:value-type="string" table:number-columns-spanned="2" table:number-rows-spanned="1">
            <text:p>Month</text:p>
          </table:table-cell>
          <table:covered-table-cell table:style-name="ce95"/>
          <table:table-cell table:style-name="ce96" table:content-validation-name="val1" office:value-type="float" office:value="2" table:number-columns-spanned="2" table:number-rows-spanned="1">
            <text:p>2</text:p>
          </table:table-cell>
          <table:covered-table-cell table:style-name="ce95"/>
          <table:table-cell table:style-name="ce94" office:value-type="string" table:number-columns-spanned="2" table:number-rows-spanned="1">
            <text:p>Year</text:p>
          </table:table-cell>
          <table:covered-table-cell table:style-name="ce95"/>
          <table:table-cell table:style-name="ce94" office:value-type="float" office:value="2018" table:number-columns-spanned="2" table:number-rows-spanned="1">
            <text:p>2018</text:p>
          </table:table-cell>
          <table:covered-table-cell table:style-name="ce97"/>
          <table:table-cell table:style-name="ce88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89" table:formula="of:=DATE([.$R$1];[.N1];1)" office:value-type="date" office:date-value="2018-02-01">
            <text:p>01</text:p>
          </table:table-cell>
          <table:table-cell table:style-name="ce89" table:formula="of:=[.D2]+1" office:value-type="date" office:date-value="2018-02-02">
            <text:p>02</text:p>
          </table:table-cell>
          <table:table-cell table:style-name="ce89" table:formula="of:=[.E2]+1" office:value-type="date" office:date-value="2018-02-03">
            <text:p>03</text:p>
          </table:table-cell>
          <table:table-cell table:style-name="ce89" table:formula="of:=[.F2]+1" office:value-type="date" office:date-value="2018-02-04">
            <text:p>04</text:p>
          </table:table-cell>
          <table:table-cell table:style-name="ce89" table:formula="of:=[.G2]+1" office:value-type="date" office:date-value="2018-02-05">
            <text:p>05</text:p>
          </table:table-cell>
          <table:table-cell table:style-name="ce89" table:formula="of:=[.H2]+1" office:value-type="date" office:date-value="2018-02-06">
            <text:p>06</text:p>
          </table:table-cell>
          <table:table-cell table:style-name="ce89" table:formula="of:=[.I2]+1" office:value-type="date" office:date-value="2018-02-07">
            <text:p>07</text:p>
          </table:table-cell>
          <table:table-cell table:style-name="ce89" table:formula="of:=[.J2]+1" office:value-type="date" office:date-value="2018-02-08">
            <text:p>08</text:p>
          </table:table-cell>
          <table:table-cell table:style-name="ce89" table:formula="of:=[.K2]+1" office:value-type="date" office:date-value="2018-02-09">
            <text:p>09</text:p>
          </table:table-cell>
          <table:table-cell table:style-name="ce89" table:formula="of:=[.L2]+1" office:value-type="date" office:date-value="2018-02-10">
            <text:p>10</text:p>
          </table:table-cell>
          <table:table-cell table:style-name="ce89" table:formula="of:=[.M2]+1" office:value-type="date" office:date-value="2018-02-11">
            <text:p>11</text:p>
          </table:table-cell>
          <table:table-cell table:style-name="ce89" table:formula="of:=[.N2]+1" office:value-type="date" office:date-value="2018-02-12">
            <text:p>12</text:p>
          </table:table-cell>
          <table:table-cell table:style-name="ce89" table:formula="of:=[.O2]+1" office:value-type="date" office:date-value="2018-02-13">
            <text:p>13</text:p>
          </table:table-cell>
          <table:table-cell table:style-name="ce89" table:formula="of:=[.P2]+1" office:value-type="date" office:date-value="2018-02-14">
            <text:p>14</text:p>
          </table:table-cell>
          <table:table-cell table:style-name="ce89" table:formula="of:=[.Q2]+1" office:value-type="date" office:date-value="2018-02-15">
            <text:p>15</text:p>
          </table:table-cell>
          <table:table-cell table:style-name="ce89" table:formula="of:=[.R2]+1" office:value-type="date" office:date-value="2018-02-16">
            <text:p>16</text:p>
          </table:table-cell>
          <table:table-cell table:style-name="ce89" table:formula="of:=[.S2]+1" office:value-type="date" office:date-value="2018-02-17">
            <text:p>17</text:p>
          </table:table-cell>
          <table:table-cell table:style-name="ce89" table:formula="of:=[.T2]+1" office:value-type="date" office:date-value="2018-02-18">
            <text:p>18</text:p>
          </table:table-cell>
          <table:table-cell table:style-name="ce89" table:formula="of:=[.U2]+1" office:value-type="date" office:date-value="2018-02-19">
            <text:p>19</text:p>
          </table:table-cell>
          <table:table-cell table:style-name="ce89" table:formula="of:=[.V2]+1" office:value-type="date" office:date-value="2018-02-20">
            <text:p>20</text:p>
          </table:table-cell>
          <table:table-cell table:style-name="ce89" table:formula="of:=[.W2]+1" office:value-type="date" office:date-value="2018-02-21">
            <text:p>21</text:p>
          </table:table-cell>
          <table:table-cell table:style-name="ce89" table:formula="of:=[.X2]+1" office:value-type="date" office:date-value="2018-02-22">
            <text:p>22</text:p>
          </table:table-cell>
          <table:table-cell table:style-name="ce89" table:formula="of:=[.Y2]+1" office:value-type="date" office:date-value="2018-02-23">
            <text:p>23</text:p>
          </table:table-cell>
          <table:table-cell table:style-name="ce89" table:formula="of:=[.Z2]+1" office:value-type="date" office:date-value="2018-02-24">
            <text:p>24</text:p>
          </table:table-cell>
          <table:table-cell table:style-name="ce89" table:formula="of:=[.AA2]+1" office:value-type="date" office:date-value="2018-02-25">
            <text:p>25</text:p>
          </table:table-cell>
          <table:table-cell table:style-name="ce89" table:formula="of:=[.AB2]+1" office:value-type="date" office:date-value="2018-02-26">
            <text:p>26</text:p>
          </table:table-cell>
          <table:table-cell table:style-name="ce89" table:formula="of:=[.AC2]+1" office:value-type="date" office:date-value="2018-02-27">
            <text:p>27</text:p>
          </table:table-cell>
          <table:table-cell table:style-name="ce89" table:formula="of:=[.AD2]+1" office:value-type="date" office:date-value="2018-02-28">
            <text:p>28</text:p>
          </table:table-cell>
          <table:table-cell table:style-name="ce89" table:formula="of:=[.AE2]+1" office:value-type="date" office:date-value="2018-03-01">
            <text:p>01</text:p>
          </table:table-cell>
          <table:table-cell table:style-name="ce89" table:formula="of:=[.AF2]+1" office:value-type="date" office:date-value="2018-03-02">
            <text:p>02</text:p>
          </table:table-cell>
          <table:table-cell table:style-name="ce89" table:formula="of:=[.AG2]+1" office:value-type="date" office:date-value="2018-03-03">
            <text:p>03</text:p>
          </table:table-cell>
          <table:table-cell table:style-name="ce86" table:number-columns-repeated="952"/>
        </table:table-row>
        <table:table-row table:style-name="ro8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90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87" table:formula="of:=SUM([.D4:.AH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87" table:formula="of:=SUM([.D5:.AH5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87" table:formula="of:=SUM([.D6:.AH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87" table:formula="of:=SUM([.D7:.AH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87" table:formula="of:=SUM([.D8:.AH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87" table:formula="of:=SUM([.D9:.AH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87" table:formula="of:=SUM([.D10:.AH10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87" table:formula="of:=SUM([.D11:.AH1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87" table:formula="of:=SUM([.D12:.AH1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87" table:formula="of:=SUM([.D13:.AH1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87" table:formula="of:=SUM([.D14:.AH1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87" table:formula="of:=SUM([.D15:.AH15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87" table:formula="of:=SUM([.D16:.AH1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87" table:formula="of:=SUM([.D17:.AH1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87" table:formula="of:=SUM([.D18:.AH1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87" table:formula="of:=SUM([.D19:.AH1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87" table:formula="of:=SUM([.D20:.AH20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87" table:formula="of:=SUM([.D21:.AH2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87" table:formula="of:=SUM([.D22:.AH2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87"/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87" table:formula="of:=SUM([.D24:.AH2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87" table:formula="of:=SUM([.D25:.AH25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87" table:formula="of:=SUM([.D26:.AH2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87" table:formula="of:=SUM([.D27:.AH2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87" table:formula="of:=SUM([.D28:.AH2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87" table:formula="of:=SUM([.D29:.AH2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87" table:formula="of:=SUM([.D30:.AH30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87" table:formula="of:=SUM([.D31:.AH3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87" table:formula="of:=SUM([.D32:.AH3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87" table:formula="of:=SUM([.D33:.AH3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87" table:formula="of:=SUM([.D34:.AH3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87" table:formula="of:=SUM([.D35:.AH35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87" table:formula="of:=SUM([.D36:.AH3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87" table:formula="of:=SUM([.D37:.AH3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87" table:formula="of:=SUM([.D38:.AH3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87" table:formula="of:=SUM([.D39:.AH3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87"/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87" table:formula="of:=SUM([.D41:.AH4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87" table:formula="of:=SUM([.D42:.AH4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87" table:formula="of:=SUM([.D43:.AH4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87" table:formula="of:=SUM([.D44:.AH4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87"/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87" table:formula="of:=SUM([.D46:.AH4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87" table:formula="of:=SUM([.D47:.AH4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87" table:formula="of:=SUM([.D48:.AH4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87" table:formula="of:=SUM([.D49:.AH4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87" table:formula="of:=SUM([.D50:.AH50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87" table:formula="of:=SUM([.D51:.AH5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87" table:formula="of:=SUM([.D52:.AH5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87" table:formula="of:=SUM([.D53:.AH5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87" table:formula="of:=SUM([.D54:.AH5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92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92"/>
          <table:table-cell table:number-columns-repeated="27"/>
          <table:table-cell table:style-name="ce92" table:number-columns-repeated="3"/>
          <table:table-cell table:style-name="ce42" table:number-columns-repeated="952"/>
        </table:table-row>
        <table:table-row table:style-name="ro2">
          <table:table-cell table:style-name="ce42" table:number-columns-repeated="2"/>
          <table:table-cell table:number-columns-repeated="984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4"/>
        <table:table-column table:style-name="co26" table:number-columns-repeated="7" table:default-cell-style-name="ce104"/>
        <table:table-column table:style-name="co25" table:number-columns-repeated="16" table:default-cell-style-name="ce104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99" table:number-columns-repeated="8"/>
          <table:table-cell table:style-name="ce105" office:value-type="string" table:number-columns-spanned="2" table:number-rows-spanned="1">
            <text:p>Month</text:p>
          </table:table-cell>
          <table:covered-table-cell table:style-name="ce106"/>
          <table:table-cell table:style-name="ce107" table:content-validation-name="val1" office:value-type="float" office:value="3" table:number-columns-spanned="2" table:number-rows-spanned="1">
            <text:p>3</text:p>
          </table:table-cell>
          <table:covered-table-cell table:style-name="ce106"/>
          <table:table-cell table:style-name="ce105" office:value-type="string" table:number-columns-spanned="2" table:number-rows-spanned="1">
            <text:p>Year</text:p>
          </table:table-cell>
          <table:covered-table-cell table:style-name="ce106"/>
          <table:table-cell table:style-name="ce105" office:value-type="float" office:value="2018" table:number-columns-spanned="2" table:number-rows-spanned="1">
            <text:p>2018</text:p>
          </table:table-cell>
          <table:covered-table-cell table:style-name="ce108"/>
          <table:table-cell table:style-name="ce99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00" table:formula="of:=DATE([.$R$1];[.N1];1)" office:value-type="date" office:date-value="2018-03-01">
            <text:p>01</text:p>
          </table:table-cell>
          <table:table-cell table:style-name="ce100" table:formula="of:=[.D2]+1" office:value-type="date" office:date-value="2018-03-02">
            <text:p>02</text:p>
          </table:table-cell>
          <table:table-cell table:style-name="ce100" table:formula="of:=[.E2]+1" office:value-type="date" office:date-value="2018-03-03">
            <text:p>03</text:p>
          </table:table-cell>
          <table:table-cell table:style-name="ce100" table:formula="of:=[.F2]+1" office:value-type="date" office:date-value="2018-03-04">
            <text:p>04</text:p>
          </table:table-cell>
          <table:table-cell table:style-name="ce100" table:formula="of:=[.G2]+1" office:value-type="date" office:date-value="2018-03-05">
            <text:p>05</text:p>
          </table:table-cell>
          <table:table-cell table:style-name="ce100" table:formula="of:=[.H2]+1" office:value-type="date" office:date-value="2018-03-06">
            <text:p>06</text:p>
          </table:table-cell>
          <table:table-cell table:style-name="ce100" table:formula="of:=[.I2]+1" office:value-type="date" office:date-value="2018-03-07">
            <text:p>07</text:p>
          </table:table-cell>
          <table:table-cell table:style-name="ce100" table:formula="of:=[.J2]+1" office:value-type="date" office:date-value="2018-03-08">
            <text:p>08</text:p>
          </table:table-cell>
          <table:table-cell table:style-name="ce100" table:formula="of:=[.K2]+1" office:value-type="date" office:date-value="2018-03-09">
            <text:p>09</text:p>
          </table:table-cell>
          <table:table-cell table:style-name="ce100" table:formula="of:=[.L2]+1" office:value-type="date" office:date-value="2018-03-10">
            <text:p>10</text:p>
          </table:table-cell>
          <table:table-cell table:style-name="ce100" table:formula="of:=[.M2]+1" office:value-type="date" office:date-value="2018-03-11">
            <text:p>11</text:p>
          </table:table-cell>
          <table:table-cell table:style-name="ce100" table:formula="of:=[.N2]+1" office:value-type="date" office:date-value="2018-03-12">
            <text:p>12</text:p>
          </table:table-cell>
          <table:table-cell table:style-name="ce100" table:formula="of:=[.O2]+1" office:value-type="date" office:date-value="2018-03-13">
            <text:p>13</text:p>
          </table:table-cell>
          <table:table-cell table:style-name="ce100" table:formula="of:=[.P2]+1" office:value-type="date" office:date-value="2018-03-14">
            <text:p>14</text:p>
          </table:table-cell>
          <table:table-cell table:style-name="ce100" table:formula="of:=[.Q2]+1" office:value-type="date" office:date-value="2018-03-15">
            <text:p>15</text:p>
          </table:table-cell>
          <table:table-cell table:style-name="ce100" table:formula="of:=[.R2]+1" office:value-type="date" office:date-value="2018-03-16">
            <text:p>16</text:p>
          </table:table-cell>
          <table:table-cell table:style-name="ce100" table:formula="of:=[.S2]+1" office:value-type="date" office:date-value="2018-03-17">
            <text:p>17</text:p>
          </table:table-cell>
          <table:table-cell table:style-name="ce100" table:formula="of:=[.T2]+1" office:value-type="date" office:date-value="2018-03-18">
            <text:p>18</text:p>
          </table:table-cell>
          <table:table-cell table:style-name="ce100" table:formula="of:=[.U2]+1" office:value-type="date" office:date-value="2018-03-19">
            <text:p>19</text:p>
          </table:table-cell>
          <table:table-cell table:style-name="ce100" table:formula="of:=[.V2]+1" office:value-type="date" office:date-value="2018-03-20">
            <text:p>20</text:p>
          </table:table-cell>
          <table:table-cell table:style-name="ce100" table:formula="of:=[.W2]+1" office:value-type="date" office:date-value="2018-03-21">
            <text:p>21</text:p>
          </table:table-cell>
          <table:table-cell table:style-name="ce100" table:formula="of:=[.X2]+1" office:value-type="date" office:date-value="2018-03-22">
            <text:p>22</text:p>
          </table:table-cell>
          <table:table-cell table:style-name="ce100" table:formula="of:=[.Y2]+1" office:value-type="date" office:date-value="2018-03-23">
            <text:p>23</text:p>
          </table:table-cell>
          <table:table-cell table:style-name="ce100" table:formula="of:=[.Z2]+1" office:value-type="date" office:date-value="2018-03-24">
            <text:p>24</text:p>
          </table:table-cell>
          <table:table-cell table:style-name="ce100" table:formula="of:=[.AA2]+1" office:value-type="date" office:date-value="2018-03-25">
            <text:p>25</text:p>
          </table:table-cell>
          <table:table-cell table:style-name="ce100" table:formula="of:=[.AB2]+1" office:value-type="date" office:date-value="2018-03-26">
            <text:p>26</text:p>
          </table:table-cell>
          <table:table-cell table:style-name="ce100" table:formula="of:=[.AC2]+1" office:value-type="date" office:date-value="2018-03-27">
            <text:p>27</text:p>
          </table:table-cell>
          <table:table-cell table:style-name="ce100" table:formula="of:=[.AD2]+1" office:value-type="date" office:date-value="2018-03-28">
            <text:p>28</text:p>
          </table:table-cell>
          <table:table-cell table:style-name="ce100" table:formula="of:=[.AE2]+1" office:value-type="date" office:date-value="2018-03-29">
            <text:p>29</text:p>
          </table:table-cell>
          <table:table-cell table:style-name="ce100" table:formula="of:=[.AF2]+1" office:value-type="date" office:date-value="2018-03-30">
            <text:p>30</text:p>
          </table:table-cell>
          <table:table-cell table:style-name="ce100" table:formula="of:=[.AG2]+1" office:value-type="date" office:date-value="2018-03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0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98" table:formula="of:=SUM([.D4:.AH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98" table:formula="of:=SUM([.D5:.AH5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98" table:formula="of:=SUM([.D6:.AH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98" table:formula="of:=SUM([.D7:.AH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98" table:formula="of:=SUM([.D8:.AH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98" table:formula="of:=SUM([.D9:.AH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98" table:formula="of:=SUM([.D10:.AH10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98" table:formula="of:=SUM([.D11:.AH1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98" table:formula="of:=SUM([.D12:.AH1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98" table:formula="of:=SUM([.D13:.AH1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98" table:formula="of:=SUM([.D14:.AH1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98" table:formula="of:=SUM([.D15:.AH15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98" table:formula="of:=SUM([.D16:.AH1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98" table:formula="of:=SUM([.D17:.AH1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98" table:formula="of:=SUM([.D18:.AH1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98" table:formula="of:=SUM([.D19:.AH1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98" table:formula="of:=SUM([.D20:.AH20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98" table:formula="of:=SUM([.D21:.AH2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98" table:formula="of:=SUM([.D22:.AH2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98"/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98" table:formula="of:=SUM([.D24:.AH2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98" table:formula="of:=SUM([.D25:.AH25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98" table:formula="of:=SUM([.D26:.AH2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98" table:formula="of:=SUM([.D27:.AH2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98" table:formula="of:=SUM([.D28:.AH2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98" table:formula="of:=SUM([.D29:.AH2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98" table:formula="of:=SUM([.D30:.AH30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98" table:formula="of:=SUM([.D31:.AH3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98" table:formula="of:=SUM([.D32:.AH3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98" table:formula="of:=SUM([.D33:.AH3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98" table:formula="of:=SUM([.D34:.AH3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98" table:formula="of:=SUM([.D35:.AH35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98" table:formula="of:=SUM([.D36:.AH3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98" table:formula="of:=SUM([.D37:.AH3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98" table:formula="of:=SUM([.D38:.AH3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98" table:formula="of:=SUM([.D39:.AH3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98"/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98" table:formula="of:=SUM([.D41:.AH4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98" table:formula="of:=SUM([.D42:.AH4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98" table:formula="of:=SUM([.D43:.AH4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98" table:formula="of:=SUM([.D44:.AH4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98"/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98" table:formula="of:=SUM([.D46:.AH4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98" table:formula="of:=SUM([.D47:.AH4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98" table:formula="of:=SUM([.D48:.AH4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98" table:formula="of:=SUM([.D49:.AH4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98" table:formula="of:=SUM([.D50:.AH50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98" table:formula="of:=SUM([.D51:.AH5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98" table:formula="of:=SUM([.D52:.AH5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98" table:formula="of:=SUM([.D53:.AH5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98" table:formula="of:=SUM([.D54:.AH5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03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03"/>
          <table:table-cell table:number-columns-repeated="27"/>
          <table:table-cell table:style-name="ce103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5"/>
        <table:table-column table:style-name="co26" table:number-columns-repeated="7" table:default-cell-style-name="ce115"/>
        <table:table-column table:style-name="co25" table:number-columns-repeated="16" table:default-cell-style-name="ce115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10" table:number-columns-repeated="8"/>
          <table:table-cell table:style-name="ce116" office:value-type="string" table:number-columns-spanned="2" table:number-rows-spanned="1">
            <text:p>Month</text:p>
          </table:table-cell>
          <table:covered-table-cell table:style-name="ce117"/>
          <table:table-cell table:style-name="ce118" table:content-validation-name="val1" office:value-type="float" office:value="4" table:number-columns-spanned="2" table:number-rows-spanned="1">
            <text:p>4</text:p>
          </table:table-cell>
          <table:covered-table-cell table:style-name="ce117"/>
          <table:table-cell table:style-name="ce116" office:value-type="string" table:number-columns-spanned="2" table:number-rows-spanned="1">
            <text:p>Year</text:p>
          </table:table-cell>
          <table:covered-table-cell table:style-name="ce117"/>
          <table:table-cell table:style-name="ce116" office:value-type="float" office:value="2018" table:number-columns-spanned="2" table:number-rows-spanned="1">
            <text:p>2018</text:p>
          </table:table-cell>
          <table:covered-table-cell table:style-name="ce119"/>
          <table:table-cell table:style-name="ce110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11" table:formula="of:=DATE([.$R$1];[.N1];1)" office:value-type="date" office:date-value="2018-04-01">
            <text:p>01</text:p>
          </table:table-cell>
          <table:table-cell table:style-name="ce111" table:formula="of:=[.D2]+1" office:value-type="date" office:date-value="2018-04-02">
            <text:p>02</text:p>
          </table:table-cell>
          <table:table-cell table:style-name="ce111" table:formula="of:=[.E2]+1" office:value-type="date" office:date-value="2018-04-03">
            <text:p>03</text:p>
          </table:table-cell>
          <table:table-cell table:style-name="ce111" table:formula="of:=[.F2]+1" office:value-type="date" office:date-value="2018-04-04">
            <text:p>04</text:p>
          </table:table-cell>
          <table:table-cell table:style-name="ce111" table:formula="of:=[.G2]+1" office:value-type="date" office:date-value="2018-04-05">
            <text:p>05</text:p>
          </table:table-cell>
          <table:table-cell table:style-name="ce111" table:formula="of:=[.H2]+1" office:value-type="date" office:date-value="2018-04-06">
            <text:p>06</text:p>
          </table:table-cell>
          <table:table-cell table:style-name="ce111" table:formula="of:=[.I2]+1" office:value-type="date" office:date-value="2018-04-07">
            <text:p>07</text:p>
          </table:table-cell>
          <table:table-cell table:style-name="ce111" table:formula="of:=[.J2]+1" office:value-type="date" office:date-value="2018-04-08">
            <text:p>08</text:p>
          </table:table-cell>
          <table:table-cell table:style-name="ce111" table:formula="of:=[.K2]+1" office:value-type="date" office:date-value="2018-04-09">
            <text:p>09</text:p>
          </table:table-cell>
          <table:table-cell table:style-name="ce111" table:formula="of:=[.L2]+1" office:value-type="date" office:date-value="2018-04-10">
            <text:p>10</text:p>
          </table:table-cell>
          <table:table-cell table:style-name="ce111" table:formula="of:=[.M2]+1" office:value-type="date" office:date-value="2018-04-11">
            <text:p>11</text:p>
          </table:table-cell>
          <table:table-cell table:style-name="ce111" table:formula="of:=[.N2]+1" office:value-type="date" office:date-value="2018-04-12">
            <text:p>12</text:p>
          </table:table-cell>
          <table:table-cell table:style-name="ce111" table:formula="of:=[.O2]+1" office:value-type="date" office:date-value="2018-04-13">
            <text:p>13</text:p>
          </table:table-cell>
          <table:table-cell table:style-name="ce111" table:formula="of:=[.P2]+1" office:value-type="date" office:date-value="2018-04-14">
            <text:p>14</text:p>
          </table:table-cell>
          <table:table-cell table:style-name="ce111" table:formula="of:=[.Q2]+1" office:value-type="date" office:date-value="2018-04-15">
            <text:p>15</text:p>
          </table:table-cell>
          <table:table-cell table:style-name="ce111" table:formula="of:=[.R2]+1" office:value-type="date" office:date-value="2018-04-16">
            <text:p>16</text:p>
          </table:table-cell>
          <table:table-cell table:style-name="ce111" table:formula="of:=[.S2]+1" office:value-type="date" office:date-value="2018-04-17">
            <text:p>17</text:p>
          </table:table-cell>
          <table:table-cell table:style-name="ce111" table:formula="of:=[.T2]+1" office:value-type="date" office:date-value="2018-04-18">
            <text:p>18</text:p>
          </table:table-cell>
          <table:table-cell table:style-name="ce111" table:formula="of:=[.U2]+1" office:value-type="date" office:date-value="2018-04-19">
            <text:p>19</text:p>
          </table:table-cell>
          <table:table-cell table:style-name="ce111" table:formula="of:=[.V2]+1" office:value-type="date" office:date-value="2018-04-20">
            <text:p>20</text:p>
          </table:table-cell>
          <table:table-cell table:style-name="ce111" table:formula="of:=[.W2]+1" office:value-type="date" office:date-value="2018-04-21">
            <text:p>21</text:p>
          </table:table-cell>
          <table:table-cell table:style-name="ce111" table:formula="of:=[.X2]+1" office:value-type="date" office:date-value="2018-04-22">
            <text:p>22</text:p>
          </table:table-cell>
          <table:table-cell table:style-name="ce111" table:formula="of:=[.Y2]+1" office:value-type="date" office:date-value="2018-04-23">
            <text:p>23</text:p>
          </table:table-cell>
          <table:table-cell table:style-name="ce111" table:formula="of:=[.Z2]+1" office:value-type="date" office:date-value="2018-04-24">
            <text:p>24</text:p>
          </table:table-cell>
          <table:table-cell table:style-name="ce111" table:formula="of:=[.AA2]+1" office:value-type="date" office:date-value="2018-04-25">
            <text:p>25</text:p>
          </table:table-cell>
          <table:table-cell table:style-name="ce111" table:formula="of:=[.AB2]+1" office:value-type="date" office:date-value="2018-04-26">
            <text:p>26</text:p>
          </table:table-cell>
          <table:table-cell table:style-name="ce111" table:formula="of:=[.AC2]+1" office:value-type="date" office:date-value="2018-04-27">
            <text:p>27</text:p>
          </table:table-cell>
          <table:table-cell table:style-name="ce111" table:formula="of:=[.AD2]+1" office:value-type="date" office:date-value="2018-04-28">
            <text:p>28</text:p>
          </table:table-cell>
          <table:table-cell table:style-name="ce111" table:formula="of:=[.AE2]+1" office:value-type="date" office:date-value="2018-04-29">
            <text:p>29</text:p>
          </table:table-cell>
          <table:table-cell table:style-name="ce111" table:formula="of:=[.AF2]+1" office:value-type="date" office:date-value="2018-04-30">
            <text:p>30</text:p>
          </table:table-cell>
          <table:table-cell table:style-name="ce111" table:formula="of:=[.AG2]+1" office:value-type="date" office:date-value="2018-05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12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2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2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2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2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2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2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2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2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2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2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2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2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2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2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2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2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2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2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2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2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09" table:formula="of:=SUM([.D4:.AH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09" table:formula="of:=SUM([.D5:.AH5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09" table:formula="of:=SUM([.D6:.AH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09" table:formula="of:=SUM([.D7:.AH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9" table:formula="of:=SUM([.D8:.AH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09" table:formula="of:=SUM([.D9:.AH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09" table:formula="of:=SUM([.D10:.AH10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09" table:formula="of:=SUM([.D11:.AH1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09" table:formula="of:=SUM([.D12:.AH1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09" table:formula="of:=SUM([.D13:.AH1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09" table:formula="of:=SUM([.D14:.AH1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09" table:formula="of:=SUM([.D15:.AH15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09" table:formula="of:=SUM([.D16:.AH1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09" table:formula="of:=SUM([.D17:.AH1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09" table:formula="of:=SUM([.D18:.AH1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09" table:formula="of:=SUM([.D19:.AH1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09" table:formula="of:=SUM([.D20:.AH20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09" table:formula="of:=SUM([.D21:.AH2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09" table:formula="of:=SUM([.D22:.AH2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09"/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09" table:formula="of:=SUM([.D24:.AH2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09" table:formula="of:=SUM([.D25:.AH25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09" table:formula="of:=SUM([.D26:.AH2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09" table:formula="of:=SUM([.D27:.AH2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09" table:formula="of:=SUM([.D28:.AH2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09" table:formula="of:=SUM([.D29:.AH2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09" table:formula="of:=SUM([.D30:.AH30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09" table:formula="of:=SUM([.D31:.AH3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09" table:formula="of:=SUM([.D32:.AH3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09" table:formula="of:=SUM([.D33:.AH3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09" table:formula="of:=SUM([.D34:.AH3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09" table:formula="of:=SUM([.D35:.AH35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09" table:formula="of:=SUM([.D36:.AH3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09" table:formula="of:=SUM([.D37:.AH3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09" table:formula="of:=SUM([.D38:.AH3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09" table:formula="of:=SUM([.D39:.AH3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09"/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09" table:formula="of:=SUM([.D41:.AH4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09" table:formula="of:=SUM([.D42:.AH4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09" table:formula="of:=SUM([.D43:.AH4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09" table:formula="of:=SUM([.D44:.AH4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09"/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09" table:formula="of:=SUM([.D46:.AH4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09" table:formula="of:=SUM([.D47:.AH4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09" table:formula="of:=SUM([.D48:.AH4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09" table:formula="of:=SUM([.D49:.AH4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09" table:formula="of:=SUM([.D50:.AH50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09" table:formula="of:=SUM([.D51:.AH5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09" table:formula="of:=SUM([.D52:.AH5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09" table:formula="of:=SUM([.D53:.AH5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09" table:formula="of:=SUM([.D54:.AH5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14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14"/>
          <table:table-cell table:number-columns-repeated="27"/>
          <table:table-cell table:style-name="ce114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6"/>
        <table:table-column table:style-name="co26" table:number-columns-repeated="7" table:default-cell-style-name="ce126"/>
        <table:table-column table:style-name="co25" table:number-columns-repeated="16" table:default-cell-style-name="ce126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21" table:number-columns-repeated="8"/>
          <table:table-cell table:style-name="ce127" office:value-type="string" table:number-columns-spanned="2" table:number-rows-spanned="1">
            <text:p>Month</text:p>
          </table:table-cell>
          <table:covered-table-cell table:style-name="ce128"/>
          <table:table-cell table:style-name="ce129" table:content-validation-name="val1" office:value-type="float" office:value="5" table:number-columns-spanned="2" table:number-rows-spanned="1">
            <text:p>5</text:p>
          </table:table-cell>
          <table:covered-table-cell table:style-name="ce128"/>
          <table:table-cell table:style-name="ce127" office:value-type="string" table:number-columns-spanned="2" table:number-rows-spanned="1">
            <text:p>Year</text:p>
          </table:table-cell>
          <table:covered-table-cell table:style-name="ce128"/>
          <table:table-cell table:style-name="ce127" office:value-type="float" office:value="2018" table:number-columns-spanned="2" table:number-rows-spanned="1">
            <text:p>2018</text:p>
          </table:table-cell>
          <table:covered-table-cell table:style-name="ce130"/>
          <table:table-cell table:style-name="ce121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22" table:formula="of:=DATE([.$R$1];[.N1];1)" office:value-type="date" office:date-value="2018-05-01">
            <text:p>01</text:p>
          </table:table-cell>
          <table:table-cell table:style-name="ce122" table:formula="of:=[.D2]+1" office:value-type="date" office:date-value="2018-05-02">
            <text:p>02</text:p>
          </table:table-cell>
          <table:table-cell table:style-name="ce122" table:formula="of:=[.E2]+1" office:value-type="date" office:date-value="2018-05-03">
            <text:p>03</text:p>
          </table:table-cell>
          <table:table-cell table:style-name="ce122" table:formula="of:=[.F2]+1" office:value-type="date" office:date-value="2018-05-04">
            <text:p>04</text:p>
          </table:table-cell>
          <table:table-cell table:style-name="ce122" table:formula="of:=[.G2]+1" office:value-type="date" office:date-value="2018-05-05">
            <text:p>05</text:p>
          </table:table-cell>
          <table:table-cell table:style-name="ce122" table:formula="of:=[.H2]+1" office:value-type="date" office:date-value="2018-05-06">
            <text:p>06</text:p>
          </table:table-cell>
          <table:table-cell table:style-name="ce122" table:formula="of:=[.I2]+1" office:value-type="date" office:date-value="2018-05-07">
            <text:p>07</text:p>
          </table:table-cell>
          <table:table-cell table:style-name="ce122" table:formula="of:=[.J2]+1" office:value-type="date" office:date-value="2018-05-08">
            <text:p>08</text:p>
          </table:table-cell>
          <table:table-cell table:style-name="ce122" table:formula="of:=[.K2]+1" office:value-type="date" office:date-value="2018-05-09">
            <text:p>09</text:p>
          </table:table-cell>
          <table:table-cell table:style-name="ce122" table:formula="of:=[.L2]+1" office:value-type="date" office:date-value="2018-05-10">
            <text:p>10</text:p>
          </table:table-cell>
          <table:table-cell table:style-name="ce122" table:formula="of:=[.M2]+1" office:value-type="date" office:date-value="2018-05-11">
            <text:p>11</text:p>
          </table:table-cell>
          <table:table-cell table:style-name="ce122" table:formula="of:=[.N2]+1" office:value-type="date" office:date-value="2018-05-12">
            <text:p>12</text:p>
          </table:table-cell>
          <table:table-cell table:style-name="ce122" table:formula="of:=[.O2]+1" office:value-type="date" office:date-value="2018-05-13">
            <text:p>13</text:p>
          </table:table-cell>
          <table:table-cell table:style-name="ce122" table:formula="of:=[.P2]+1" office:value-type="date" office:date-value="2018-05-14">
            <text:p>14</text:p>
          </table:table-cell>
          <table:table-cell table:style-name="ce122" table:formula="of:=[.Q2]+1" office:value-type="date" office:date-value="2018-05-15">
            <text:p>15</text:p>
          </table:table-cell>
          <table:table-cell table:style-name="ce122" table:formula="of:=[.R2]+1" office:value-type="date" office:date-value="2018-05-16">
            <text:p>16</text:p>
          </table:table-cell>
          <table:table-cell table:style-name="ce122" table:formula="of:=[.S2]+1" office:value-type="date" office:date-value="2018-05-17">
            <text:p>17</text:p>
          </table:table-cell>
          <table:table-cell table:style-name="ce122" table:formula="of:=[.T2]+1" office:value-type="date" office:date-value="2018-05-18">
            <text:p>18</text:p>
          </table:table-cell>
          <table:table-cell table:style-name="ce122" table:formula="of:=[.U2]+1" office:value-type="date" office:date-value="2018-05-19">
            <text:p>19</text:p>
          </table:table-cell>
          <table:table-cell table:style-name="ce122" table:formula="of:=[.V2]+1" office:value-type="date" office:date-value="2018-05-20">
            <text:p>20</text:p>
          </table:table-cell>
          <table:table-cell table:style-name="ce122" table:formula="of:=[.W2]+1" office:value-type="date" office:date-value="2018-05-21">
            <text:p>21</text:p>
          </table:table-cell>
          <table:table-cell table:style-name="ce122" table:formula="of:=[.X2]+1" office:value-type="date" office:date-value="2018-05-22">
            <text:p>22</text:p>
          </table:table-cell>
          <table:table-cell table:style-name="ce122" table:formula="of:=[.Y2]+1" office:value-type="date" office:date-value="2018-05-23">
            <text:p>23</text:p>
          </table:table-cell>
          <table:table-cell table:style-name="ce122" table:formula="of:=[.Z2]+1" office:value-type="date" office:date-value="2018-05-24">
            <text:p>24</text:p>
          </table:table-cell>
          <table:table-cell table:style-name="ce122" table:formula="of:=[.AA2]+1" office:value-type="date" office:date-value="2018-05-25">
            <text:p>25</text:p>
          </table:table-cell>
          <table:table-cell table:style-name="ce122" table:formula="of:=[.AB2]+1" office:value-type="date" office:date-value="2018-05-26">
            <text:p>26</text:p>
          </table:table-cell>
          <table:table-cell table:style-name="ce122" table:formula="of:=[.AC2]+1" office:value-type="date" office:date-value="2018-05-27">
            <text:p>27</text:p>
          </table:table-cell>
          <table:table-cell table:style-name="ce122" table:formula="of:=[.AD2]+1" office:value-type="date" office:date-value="2018-05-28">
            <text:p>28</text:p>
          </table:table-cell>
          <table:table-cell table:style-name="ce122" table:formula="of:=[.AE2]+1" office:value-type="date" office:date-value="2018-05-29">
            <text:p>29</text:p>
          </table:table-cell>
          <table:table-cell table:style-name="ce122" table:formula="of:=[.AF2]+1" office:value-type="date" office:date-value="2018-05-30">
            <text:p>30</text:p>
          </table:table-cell>
          <table:table-cell table:style-name="ce122" table:formula="of:=[.AG2]+1" office:value-type="date" office:date-value="2018-05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2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20" table:formula="of:=SUM([.D4:.AH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20" table:formula="of:=SUM([.D5:.AH5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20" table:formula="of:=SUM([.D6:.AH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20" table:formula="of:=SUM([.D7:.AH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20" table:formula="of:=SUM([.D8:.AH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20" table:formula="of:=SUM([.D9:.AH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20" table:formula="of:=SUM([.D10:.AH10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20" table:formula="of:=SUM([.D11:.AH1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20" table:formula="of:=SUM([.D12:.AH1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20" table:formula="of:=SUM([.D13:.AH1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20" table:formula="of:=SUM([.D14:.AH1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20" table:formula="of:=SUM([.D15:.AH15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20" table:formula="of:=SUM([.D16:.AH1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20" table:formula="of:=SUM([.D17:.AH1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20" table:formula="of:=SUM([.D18:.AH1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20" table:formula="of:=SUM([.D19:.AH1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20" table:formula="of:=SUM([.D20:.AH20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20" table:formula="of:=SUM([.D21:.AH2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20" table:formula="of:=SUM([.D22:.AH2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20"/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20" table:formula="of:=SUM([.D24:.AH2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20" table:formula="of:=SUM([.D25:.AH25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20" table:formula="of:=SUM([.D26:.AH2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20" table:formula="of:=SUM([.D27:.AH2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20" table:formula="of:=SUM([.D28:.AH2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20" table:formula="of:=SUM([.D29:.AH2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20" table:formula="of:=SUM([.D30:.AH30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20" table:formula="of:=SUM([.D31:.AH3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20" table:formula="of:=SUM([.D32:.AH3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20" table:formula="of:=SUM([.D33:.AH3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20" table:formula="of:=SUM([.D34:.AH3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20" table:formula="of:=SUM([.D35:.AH35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20" table:formula="of:=SUM([.D36:.AH3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20" table:formula="of:=SUM([.D37:.AH3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20" table:formula="of:=SUM([.D38:.AH3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20" table:formula="of:=SUM([.D39:.AH3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20"/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20" table:formula="of:=SUM([.D41:.AH4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20" table:formula="of:=SUM([.D42:.AH4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20" table:formula="of:=SUM([.D43:.AH4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20" table:formula="of:=SUM([.D44:.AH4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20"/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20" table:formula="of:=SUM([.D46:.AH4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20" table:formula="of:=SUM([.D47:.AH4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20" table:formula="of:=SUM([.D48:.AH4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20" table:formula="of:=SUM([.D49:.AH4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20" table:formula="of:=SUM([.D50:.AH50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20" table:formula="of:=SUM([.D51:.AH5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20" table:formula="of:=SUM([.D52:.AH5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20" table:formula="of:=SUM([.D53:.AH5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20" table:formula="of:=SUM([.D54:.AH5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25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25"/>
          <table:table-cell table:number-columns-repeated="27"/>
          <table:table-cell table:style-name="ce125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32" table:number-columns-repeated="8"/>
          <table:table-cell table:style-name="ce138" office:value-type="string" table:number-columns-spanned="2" table:number-rows-spanned="1">
            <text:p>Month</text:p>
          </table:table-cell>
          <table:covered-table-cell table:style-name="ce139"/>
          <table:table-cell table:style-name="ce140" table:content-validation-name="val1" office:value-type="float" office:value="6" table:number-columns-spanned="2" table:number-rows-spanned="1">
            <text:p>6</text:p>
          </table:table-cell>
          <table:covered-table-cell table:style-name="ce139"/>
          <table:table-cell table:style-name="ce138" office:value-type="string" table:number-columns-spanned="2" table:number-rows-spanned="1">
            <text:p>Year</text:p>
          </table:table-cell>
          <table:covered-table-cell table:style-name="ce139"/>
          <table:table-cell table:style-name="ce138" office:value-type="float" office:value="2018" table:number-columns-spanned="2" table:number-rows-spanned="1">
            <text:p>2018</text:p>
          </table:table-cell>
          <table:covered-table-cell table:style-name="ce141"/>
          <table:table-cell table:style-name="ce132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33" table:formula="of:=DATE([.$R$1];[.N1];1)" office:value-type="date" office:date-value="2018-06-01">
            <text:p>01</text:p>
          </table:table-cell>
          <table:table-cell table:style-name="ce133" table:formula="of:=[.D2]+1" office:value-type="date" office:date-value="2018-06-02">
            <text:p>02</text:p>
          </table:table-cell>
          <table:table-cell table:style-name="ce133" table:formula="of:=[.E2]+1" office:value-type="date" office:date-value="2018-06-03">
            <text:p>03</text:p>
          </table:table-cell>
          <table:table-cell table:style-name="ce133" table:formula="of:=[.F2]+1" office:value-type="date" office:date-value="2018-06-04">
            <text:p>04</text:p>
          </table:table-cell>
          <table:table-cell table:style-name="ce133" table:formula="of:=[.G2]+1" office:value-type="date" office:date-value="2018-06-05">
            <text:p>05</text:p>
          </table:table-cell>
          <table:table-cell table:style-name="ce133" table:formula="of:=[.H2]+1" office:value-type="date" office:date-value="2018-06-06">
            <text:p>06</text:p>
          </table:table-cell>
          <table:table-cell table:style-name="ce133" table:formula="of:=[.I2]+1" office:value-type="date" office:date-value="2018-06-07">
            <text:p>07</text:p>
          </table:table-cell>
          <table:table-cell table:style-name="ce133" table:formula="of:=[.J2]+1" office:value-type="date" office:date-value="2018-06-08">
            <text:p>08</text:p>
          </table:table-cell>
          <table:table-cell table:style-name="ce133" table:formula="of:=[.K2]+1" office:value-type="date" office:date-value="2018-06-09">
            <text:p>09</text:p>
          </table:table-cell>
          <table:table-cell table:style-name="ce133" table:formula="of:=[.L2]+1" office:value-type="date" office:date-value="2018-06-10">
            <text:p>10</text:p>
          </table:table-cell>
          <table:table-cell table:style-name="ce133" table:formula="of:=[.M2]+1" office:value-type="date" office:date-value="2018-06-11">
            <text:p>11</text:p>
          </table:table-cell>
          <table:table-cell table:style-name="ce133" table:formula="of:=[.N2]+1" office:value-type="date" office:date-value="2018-06-12">
            <text:p>12</text:p>
          </table:table-cell>
          <table:table-cell table:style-name="ce133" table:formula="of:=[.O2]+1" office:value-type="date" office:date-value="2018-06-13">
            <text:p>13</text:p>
          </table:table-cell>
          <table:table-cell table:style-name="ce133" table:formula="of:=[.P2]+1" office:value-type="date" office:date-value="2018-06-14">
            <text:p>14</text:p>
          </table:table-cell>
          <table:table-cell table:style-name="ce133" table:formula="of:=[.Q2]+1" office:value-type="date" office:date-value="2018-06-15">
            <text:p>15</text:p>
          </table:table-cell>
          <table:table-cell table:style-name="ce133" table:formula="of:=[.R2]+1" office:value-type="date" office:date-value="2018-06-16">
            <text:p>16</text:p>
          </table:table-cell>
          <table:table-cell table:style-name="ce133" table:formula="of:=[.S2]+1" office:value-type="date" office:date-value="2018-06-17">
            <text:p>17</text:p>
          </table:table-cell>
          <table:table-cell table:style-name="ce133" table:formula="of:=[.T2]+1" office:value-type="date" office:date-value="2018-06-18">
            <text:p>18</text:p>
          </table:table-cell>
          <table:table-cell table:style-name="ce133" table:formula="of:=[.U2]+1" office:value-type="date" office:date-value="2018-06-19">
            <text:p>19</text:p>
          </table:table-cell>
          <table:table-cell table:style-name="ce133" table:formula="of:=[.V2]+1" office:value-type="date" office:date-value="2018-06-20">
            <text:p>20</text:p>
          </table:table-cell>
          <table:table-cell table:style-name="ce133" table:formula="of:=[.W2]+1" office:value-type="date" office:date-value="2018-06-21">
            <text:p>21</text:p>
          </table:table-cell>
          <table:table-cell table:style-name="ce133" table:formula="of:=[.X2]+1" office:value-type="date" office:date-value="2018-06-22">
            <text:p>22</text:p>
          </table:table-cell>
          <table:table-cell table:style-name="ce133" table:formula="of:=[.Y2]+1" office:value-type="date" office:date-value="2018-06-23">
            <text:p>23</text:p>
          </table:table-cell>
          <table:table-cell table:style-name="ce133" table:formula="of:=[.Z2]+1" office:value-type="date" office:date-value="2018-06-24">
            <text:p>24</text:p>
          </table:table-cell>
          <table:table-cell table:style-name="ce133" table:formula="of:=[.AA2]+1" office:value-type="date" office:date-value="2018-06-25">
            <text:p>25</text:p>
          </table:table-cell>
          <table:table-cell table:style-name="ce133" table:formula="of:=[.AB2]+1" office:value-type="date" office:date-value="2018-06-26">
            <text:p>26</text:p>
          </table:table-cell>
          <table:table-cell table:style-name="ce133" table:formula="of:=[.AC2]+1" office:value-type="date" office:date-value="2018-06-27">
            <text:p>27</text:p>
          </table:table-cell>
          <table:table-cell table:style-name="ce133" table:formula="of:=[.AD2]+1" office:value-type="date" office:date-value="2018-06-28">
            <text:p>28</text:p>
          </table:table-cell>
          <table:table-cell table:style-name="ce133" table:formula="of:=[.AE2]+1" office:value-type="date" office:date-value="2018-06-29">
            <text:p>29</text:p>
          </table:table-cell>
          <table:table-cell table:style-name="ce133" table:formula="of:=[.AF2]+1" office:value-type="date" office:date-value="2018-06-30">
            <text:p>30</text:p>
          </table:table-cell>
          <table:table-cell table:style-name="ce133" table:formula="of:=[.AG2]+1" office:value-type="date" office:date-value="2018-07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31" table:formula="of:=SUM([.D4:.AH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31" table:formula="of:=SUM([.D5:.AH5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31" table:formula="of:=SUM([.D6:.AH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31" table:formula="of:=SUM([.D8:.AH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31" table:formula="of:=SUM([.D10:.AH10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31" table:formula="of:=SUM([.D11:.AH1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31" table:formula="of:=SUM([.D12:.AH1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31" table:formula="of:=SUM([.D13:.AH1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31" table:formula="of:=SUM([.D14:.AH1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31" table:formula="of:=SUM([.D15:.AH15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31" table:formula="of:=SUM([.D16:.AH1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31" table:formula="of:=SUM([.D17:.AH1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31" table:formula="of:=SUM([.D18:.AH1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31" table:formula="of:=SUM([.D19:.AH1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31" table:formula="of:=SUM([.D20:.AH20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31"/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31" table:formula="of:=SUM([.D24:.AH2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31" table:formula="of:=SUM([.D25:.AH25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31" table:formula="of:=SUM([.D26:.AH2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31" table:formula="of:=SUM([.D27:.AH2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31" table:formula="of:=SUM([.D28:.AH2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31" table:formula="of:=SUM([.D29:.AH2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31" table:formula="of:=SUM([.D31:.AH3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31" table:formula="of:=SUM([.D35:.AH35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31" table:formula="of:=SUM([.D36:.AH3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31" table:formula="of:=SUM([.D37:.AH3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31" table:formula="of:=SUM([.D38:.AH3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31" table:formula="of:=SUM([.D39:.AH3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31"/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31" table:formula="of:=SUM([.D41:.AH4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31" table:formula="of:=SUM([.D42:.AH4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31" table:formula="of:=SUM([.D43:.AH4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31" table:formula="of:=SUM([.D44:.AH4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31"/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31" table:formula="of:=SUM([.D46:.AH4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31" table:formula="of:=SUM([.D49:.AH4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31" table:formula="of:=SUM([.D50:.AH50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31" table:formula="of:=SUM([.D51:.AH5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31" table:formula="of:=SUM([.D52:.AH5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31" table:formula="of:=SUM([.D53:.AH5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31" table:formula="of:=SUM([.D54:.AH5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36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36"/>
          <table:table-cell table:number-columns-repeated="27"/>
          <table:table-cell table:style-name="ce136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8"/>
        <table:table-column table:style-name="co26" table:number-columns-repeated="7" table:default-cell-style-name="ce148"/>
        <table:table-column table:style-name="co25" table:number-columns-repeated="16" table:default-cell-style-name="ce148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43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7" table:number-columns-spanned="2" table:number-rows-spanned="1">
            <text:p>7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8" table:number-columns-spanned="2" table:number-rows-spanned="1">
            <text:p>2018</text:p>
          </table:table-cell>
          <table:covered-table-cell table:style-name="ce152"/>
          <table:table-cell table:style-name="ce143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44" table:formula="of:=DATE([.$R$1];[.N1];1)" office:value-type="date" office:date-value="2018-07-01">
            <text:p>01</text:p>
          </table:table-cell>
          <table:table-cell table:style-name="ce144" table:formula="of:=[.D2]+1" office:value-type="date" office:date-value="2018-07-02">
            <text:p>02</text:p>
          </table:table-cell>
          <table:table-cell table:style-name="ce144" table:formula="of:=[.E2]+1" office:value-type="date" office:date-value="2018-07-03">
            <text:p>03</text:p>
          </table:table-cell>
          <table:table-cell table:style-name="ce144" table:formula="of:=[.F2]+1" office:value-type="date" office:date-value="2018-07-04">
            <text:p>04</text:p>
          </table:table-cell>
          <table:table-cell table:style-name="ce144" table:formula="of:=[.G2]+1" office:value-type="date" office:date-value="2018-07-05">
            <text:p>05</text:p>
          </table:table-cell>
          <table:table-cell table:style-name="ce144" table:formula="of:=[.H2]+1" office:value-type="date" office:date-value="2018-07-06">
            <text:p>06</text:p>
          </table:table-cell>
          <table:table-cell table:style-name="ce144" table:formula="of:=[.I2]+1" office:value-type="date" office:date-value="2018-07-07">
            <text:p>07</text:p>
          </table:table-cell>
          <table:table-cell table:style-name="ce144" table:formula="of:=[.J2]+1" office:value-type="date" office:date-value="2018-07-08">
            <text:p>08</text:p>
          </table:table-cell>
          <table:table-cell table:style-name="ce144" table:formula="of:=[.K2]+1" office:value-type="date" office:date-value="2018-07-09">
            <text:p>09</text:p>
          </table:table-cell>
          <table:table-cell table:style-name="ce144" table:formula="of:=[.L2]+1" office:value-type="date" office:date-value="2018-07-10">
            <text:p>10</text:p>
          </table:table-cell>
          <table:table-cell table:style-name="ce144" table:formula="of:=[.M2]+1" office:value-type="date" office:date-value="2018-07-11">
            <text:p>11</text:p>
          </table:table-cell>
          <table:table-cell table:style-name="ce144" table:formula="of:=[.N2]+1" office:value-type="date" office:date-value="2018-07-12">
            <text:p>12</text:p>
          </table:table-cell>
          <table:table-cell table:style-name="ce144" table:formula="of:=[.O2]+1" office:value-type="date" office:date-value="2018-07-13">
            <text:p>13</text:p>
          </table:table-cell>
          <table:table-cell table:style-name="ce144" table:formula="of:=[.P2]+1" office:value-type="date" office:date-value="2018-07-14">
            <text:p>14</text:p>
          </table:table-cell>
          <table:table-cell table:style-name="ce144" table:formula="of:=[.Q2]+1" office:value-type="date" office:date-value="2018-07-15">
            <text:p>15</text:p>
          </table:table-cell>
          <table:table-cell table:style-name="ce144" table:formula="of:=[.R2]+1" office:value-type="date" office:date-value="2018-07-16">
            <text:p>16</text:p>
          </table:table-cell>
          <table:table-cell table:style-name="ce144" table:formula="of:=[.S2]+1" office:value-type="date" office:date-value="2018-07-17">
            <text:p>17</text:p>
          </table:table-cell>
          <table:table-cell table:style-name="ce144" table:formula="of:=[.T2]+1" office:value-type="date" office:date-value="2018-07-18">
            <text:p>18</text:p>
          </table:table-cell>
          <table:table-cell table:style-name="ce144" table:formula="of:=[.U2]+1" office:value-type="date" office:date-value="2018-07-19">
            <text:p>19</text:p>
          </table:table-cell>
          <table:table-cell table:style-name="ce144" table:formula="of:=[.V2]+1" office:value-type="date" office:date-value="2018-07-20">
            <text:p>20</text:p>
          </table:table-cell>
          <table:table-cell table:style-name="ce144" table:formula="of:=[.W2]+1" office:value-type="date" office:date-value="2018-07-21">
            <text:p>21</text:p>
          </table:table-cell>
          <table:table-cell table:style-name="ce144" table:formula="of:=[.X2]+1" office:value-type="date" office:date-value="2018-07-22">
            <text:p>22</text:p>
          </table:table-cell>
          <table:table-cell table:style-name="ce144" table:formula="of:=[.Y2]+1" office:value-type="date" office:date-value="2018-07-23">
            <text:p>23</text:p>
          </table:table-cell>
          <table:table-cell table:style-name="ce144" table:formula="of:=[.Z2]+1" office:value-type="date" office:date-value="2018-07-24">
            <text:p>24</text:p>
          </table:table-cell>
          <table:table-cell table:style-name="ce144" table:formula="of:=[.AA2]+1" office:value-type="date" office:date-value="2018-07-25">
            <text:p>25</text:p>
          </table:table-cell>
          <table:table-cell table:style-name="ce144" table:formula="of:=[.AB2]+1" office:value-type="date" office:date-value="2018-07-26">
            <text:p>26</text:p>
          </table:table-cell>
          <table:table-cell table:style-name="ce144" table:formula="of:=[.AC2]+1" office:value-type="date" office:date-value="2018-07-27">
            <text:p>27</text:p>
          </table:table-cell>
          <table:table-cell table:style-name="ce144" table:formula="of:=[.AD2]+1" office:value-type="date" office:date-value="2018-07-28">
            <text:p>28</text:p>
          </table:table-cell>
          <table:table-cell table:style-name="ce144" table:formula="of:=[.AE2]+1" office:value-type="date" office:date-value="2018-07-29">
            <text:p>29</text:p>
          </table:table-cell>
          <table:table-cell table:style-name="ce144" table:formula="of:=[.AF2]+1" office:value-type="date" office:date-value="2018-07-30">
            <text:p>30</text:p>
          </table:table-cell>
          <table:table-cell table:style-name="ce144" table:formula="of:=[.AG2]+1" office:value-type="date" office:date-value="2018-07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4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42" table:formula="of:=SUM([.D4:.AH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42" table:formula="of:=SUM([.D5:.AH5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42" table:formula="of:=SUM([.D6:.AH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42" table:formula="of:=SUM([.D7:.AH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42" table:formula="of:=SUM([.D8:.AH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42" table:formula="of:=SUM([.D9:.AH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42" table:formula="of:=SUM([.D10:.AH10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42" table:formula="of:=SUM([.D11:.AH1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42" table:formula="of:=SUM([.D12:.AH1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42" table:formula="of:=SUM([.D13:.AH1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42" table:formula="of:=SUM([.D14:.AH1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42" table:formula="of:=SUM([.D15:.AH15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42" table:formula="of:=SUM([.D16:.AH1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42" table:formula="of:=SUM([.D17:.AH1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42" table:formula="of:=SUM([.D18:.AH1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42" table:formula="of:=SUM([.D19:.AH1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42" table:formula="of:=SUM([.D20:.AH20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42" table:formula="of:=SUM([.D21:.AH2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42" table:formula="of:=SUM([.D22:.AH2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42"/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42" table:formula="of:=SUM([.D24:.AH2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42" table:formula="of:=SUM([.D25:.AH25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42" table:formula="of:=SUM([.D26:.AH2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42" table:formula="of:=SUM([.D27:.AH2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42" table:formula="of:=SUM([.D28:.AH2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42" table:formula="of:=SUM([.D29:.AH2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42" table:formula="of:=SUM([.D30:.AH30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42" table:formula="of:=SUM([.D31:.AH3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42" table:formula="of:=SUM([.D32:.AH3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42" table:formula="of:=SUM([.D33:.AH3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42" table:formula="of:=SUM([.D34:.AH3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42" table:formula="of:=SUM([.D35:.AH35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42" table:formula="of:=SUM([.D36:.AH3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42" table:formula="of:=SUM([.D37:.AH3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42" table:formula="of:=SUM([.D38:.AH3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42" table:formula="of:=SUM([.D39:.AH3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42"/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42" table:formula="of:=SUM([.D41:.AH4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42" table:formula="of:=SUM([.D42:.AH4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42" table:formula="of:=SUM([.D43:.AH4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42" table:formula="of:=SUM([.D44:.AH4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42"/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42" table:formula="of:=SUM([.D46:.AH4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42" table:formula="of:=SUM([.D47:.AH4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42" table:formula="of:=SUM([.D48:.AH4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42" table:formula="of:=SUM([.D49:.AH4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42" table:formula="of:=SUM([.D50:.AH50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42" table:formula="of:=SUM([.D51:.AH5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42" table:formula="of:=SUM([.D52:.AH5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42" table:formula="of:=SUM([.D53:.AH5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42" table:formula="of:=SUM([.D54:.AH5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47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47"/>
          <table:table-cell table:number-columns-repeated="27"/>
          <table:table-cell table:style-name="ce147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9"/>
        <table:table-column table:style-name="co26" table:number-columns-repeated="7" table:default-cell-style-name="ce159"/>
        <table:table-column table:style-name="co25" table:number-columns-repeated="16" table:default-cell-style-name="ce159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54" table:number-columns-repeated="8"/>
          <table:table-cell table:style-name="ce160" office:value-type="string" table:number-columns-spanned="2" table:number-rows-spanned="1">
            <text:p>Month</text:p>
          </table:table-cell>
          <table:covered-table-cell table:style-name="ce161"/>
          <table:table-cell table:style-name="ce162" table:content-validation-name="val1" office:value-type="float" office:value="8" table:number-columns-spanned="2" table:number-rows-spanned="1">
            <text:p>8</text:p>
          </table:table-cell>
          <table:covered-table-cell table:style-name="ce161"/>
          <table:table-cell table:style-name="ce160" office:value-type="string" table:number-columns-spanned="2" table:number-rows-spanned="1">
            <text:p>Year</text:p>
          </table:table-cell>
          <table:covered-table-cell table:style-name="ce161"/>
          <table:table-cell table:style-name="ce160" office:value-type="float" office:value="2018" table:number-columns-spanned="2" table:number-rows-spanned="1">
            <text:p>2018</text:p>
          </table:table-cell>
          <table:covered-table-cell table:style-name="ce163"/>
          <table:table-cell table:style-name="ce154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55" table:formula="of:=DATE([.$R$1];[.N1];1)" office:value-type="date" office:date-value="2018-08-01">
            <text:p>01</text:p>
          </table:table-cell>
          <table:table-cell table:style-name="ce155" table:formula="of:=[.D2]+1" office:value-type="date" office:date-value="2018-08-02">
            <text:p>02</text:p>
          </table:table-cell>
          <table:table-cell table:style-name="ce155" table:formula="of:=[.E2]+1" office:value-type="date" office:date-value="2018-08-03">
            <text:p>03</text:p>
          </table:table-cell>
          <table:table-cell table:style-name="ce155" table:formula="of:=[.F2]+1" office:value-type="date" office:date-value="2018-08-04">
            <text:p>04</text:p>
          </table:table-cell>
          <table:table-cell table:style-name="ce155" table:formula="of:=[.G2]+1" office:value-type="date" office:date-value="2018-08-05">
            <text:p>05</text:p>
          </table:table-cell>
          <table:table-cell table:style-name="ce155" table:formula="of:=[.H2]+1" office:value-type="date" office:date-value="2018-08-06">
            <text:p>06</text:p>
          </table:table-cell>
          <table:table-cell table:style-name="ce155" table:formula="of:=[.I2]+1" office:value-type="date" office:date-value="2018-08-07">
            <text:p>07</text:p>
          </table:table-cell>
          <table:table-cell table:style-name="ce155" table:formula="of:=[.J2]+1" office:value-type="date" office:date-value="2018-08-08">
            <text:p>08</text:p>
          </table:table-cell>
          <table:table-cell table:style-name="ce155" table:formula="of:=[.K2]+1" office:value-type="date" office:date-value="2018-08-09">
            <text:p>09</text:p>
          </table:table-cell>
          <table:table-cell table:style-name="ce155" table:formula="of:=[.L2]+1" office:value-type="date" office:date-value="2018-08-10">
            <text:p>10</text:p>
          </table:table-cell>
          <table:table-cell table:style-name="ce155" table:formula="of:=[.M2]+1" office:value-type="date" office:date-value="2018-08-11">
            <text:p>11</text:p>
          </table:table-cell>
          <table:table-cell table:style-name="ce155" table:formula="of:=[.N2]+1" office:value-type="date" office:date-value="2018-08-12">
            <text:p>12</text:p>
          </table:table-cell>
          <table:table-cell table:style-name="ce155" table:formula="of:=[.O2]+1" office:value-type="date" office:date-value="2018-08-13">
            <text:p>13</text:p>
          </table:table-cell>
          <table:table-cell table:style-name="ce155" table:formula="of:=[.P2]+1" office:value-type="date" office:date-value="2018-08-14">
            <text:p>14</text:p>
          </table:table-cell>
          <table:table-cell table:style-name="ce155" table:formula="of:=[.Q2]+1" office:value-type="date" office:date-value="2018-08-15">
            <text:p>15</text:p>
          </table:table-cell>
          <table:table-cell table:style-name="ce155" table:formula="of:=[.R2]+1" office:value-type="date" office:date-value="2018-08-16">
            <text:p>16</text:p>
          </table:table-cell>
          <table:table-cell table:style-name="ce155" table:formula="of:=[.S2]+1" office:value-type="date" office:date-value="2018-08-17">
            <text:p>17</text:p>
          </table:table-cell>
          <table:table-cell table:style-name="ce155" table:formula="of:=[.T2]+1" office:value-type="date" office:date-value="2018-08-18">
            <text:p>18</text:p>
          </table:table-cell>
          <table:table-cell table:style-name="ce155" table:formula="of:=[.U2]+1" office:value-type="date" office:date-value="2018-08-19">
            <text:p>19</text:p>
          </table:table-cell>
          <table:table-cell table:style-name="ce155" table:formula="of:=[.V2]+1" office:value-type="date" office:date-value="2018-08-20">
            <text:p>20</text:p>
          </table:table-cell>
          <table:table-cell table:style-name="ce155" table:formula="of:=[.W2]+1" office:value-type="date" office:date-value="2018-08-21">
            <text:p>21</text:p>
          </table:table-cell>
          <table:table-cell table:style-name="ce155" table:formula="of:=[.X2]+1" office:value-type="date" office:date-value="2018-08-22">
            <text:p>22</text:p>
          </table:table-cell>
          <table:table-cell table:style-name="ce155" table:formula="of:=[.Y2]+1" office:value-type="date" office:date-value="2018-08-23">
            <text:p>23</text:p>
          </table:table-cell>
          <table:table-cell table:style-name="ce155" table:formula="of:=[.Z2]+1" office:value-type="date" office:date-value="2018-08-24">
            <text:p>24</text:p>
          </table:table-cell>
          <table:table-cell table:style-name="ce155" table:formula="of:=[.AA2]+1" office:value-type="date" office:date-value="2018-08-25">
            <text:p>25</text:p>
          </table:table-cell>
          <table:table-cell table:style-name="ce155" table:formula="of:=[.AB2]+1" office:value-type="date" office:date-value="2018-08-26">
            <text:p>26</text:p>
          </table:table-cell>
          <table:table-cell table:style-name="ce155" table:formula="of:=[.AC2]+1" office:value-type="date" office:date-value="2018-08-27">
            <text:p>27</text:p>
          </table:table-cell>
          <table:table-cell table:style-name="ce155" table:formula="of:=[.AD2]+1" office:value-type="date" office:date-value="2018-08-28">
            <text:p>28</text:p>
          </table:table-cell>
          <table:table-cell table:style-name="ce155" table:formula="of:=[.AE2]+1" office:value-type="date" office:date-value="2018-08-29">
            <text:p>29</text:p>
          </table:table-cell>
          <table:table-cell table:style-name="ce155" table:formula="of:=[.AF2]+1" office:value-type="date" office:date-value="2018-08-30">
            <text:p>30</text:p>
          </table:table-cell>
          <table:table-cell table:style-name="ce155" table:formula="of:=[.AG2]+1" office:value-type="date" office:date-value="2018-08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5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53" table:formula="of:=SUM([.D9:.AH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53" table:formula="of:=SUM([.D10:.AH10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53" table:formula="of:=SUM([.D11:.AH1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53" table:formula="of:=SUM([.D12:.AH1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53" table:formula="of:=SUM([.D13:.AH1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53" table:formula="of:=SUM([.D14:.AH1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53" table:formula="of:=SUM([.D15:.AH15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53" table:formula="of:=SUM([.D16:.AH1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53" table:formula="of:=SUM([.D17:.AH1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53" table:formula="of:=SUM([.D18:.AH1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53" table:formula="of:=SUM([.D19:.AH1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53" table:formula="of:=SUM([.D20:.AH20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53" table:formula="of:=SUM([.D21:.AH2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53" table:formula="of:=SUM([.D22:.AH2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53"/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53" table:formula="of:=SUM([.D24:.AH2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53" table:formula="of:=SUM([.D25:.AH25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53" table:formula="of:=SUM([.D26:.AH2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53" table:formula="of:=SUM([.D27:.AH2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53" table:formula="of:=SUM([.D28:.AH2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53" table:formula="of:=SUM([.D29:.AH2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53" table:formula="of:=SUM([.D30:.AH30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53" table:formula="of:=SUM([.D31:.AH3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53" table:formula="of:=SUM([.D32:.AH3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53" table:formula="of:=SUM([.D33:.AH3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53" table:formula="of:=SUM([.D34:.AH3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53" table:formula="of:=SUM([.D35:.AH35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53" table:formula="of:=SUM([.D36:.AH3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53" table:formula="of:=SUM([.D37:.AH3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53" table:formula="of:=SUM([.D38:.AH3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53" table:formula="of:=SUM([.D39:.AH3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53"/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53" table:formula="of:=SUM([.D41:.AH4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53" table:formula="of:=SUM([.D42:.AH4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53" table:formula="of:=SUM([.D43:.AH4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53" table:formula="of:=SUM([.D44:.AH4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53"/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53" table:formula="of:=SUM([.D46:.AH4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53" table:formula="of:=SUM([.D47:.AH4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53" table:formula="of:=SUM([.D48:.AH4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53" table:formula="of:=SUM([.D49:.AH4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53" table:formula="of:=SUM([.D50:.AH50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53" table:formula="of:=SUM([.D51:.AH5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53" table:formula="of:=SUM([.D52:.AH5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53" table:formula="of:=SUM([.D53:.AH5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53" table:formula="of:=SUM([.D54:.AH5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58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58"/>
          <table:table-cell table:number-columns-repeated="27"/>
          <table:table-cell table:style-name="ce158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0"/>
        <table:table-column table:style-name="co26" table:number-columns-repeated="7" table:default-cell-style-name="ce170"/>
        <table:table-column table:style-name="co25" table:number-columns-repeated="16" table:default-cell-style-name="ce170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65" table:number-columns-repeated="8"/>
          <table:table-cell table:style-name="ce171" office:value-type="string" table:number-columns-spanned="2" table:number-rows-spanned="1">
            <text:p>Month</text:p>
          </table:table-cell>
          <table:covered-table-cell table:style-name="ce172"/>
          <table:table-cell table:style-name="ce173" table:content-validation-name="val1" office:value-type="float" office:value="9" table:number-columns-spanned="2" table:number-rows-spanned="1">
            <text:p>9</text:p>
          </table:table-cell>
          <table:covered-table-cell table:style-name="ce172"/>
          <table:table-cell table:style-name="ce171" office:value-type="string" table:number-columns-spanned="2" table:number-rows-spanned="1">
            <text:p>Year</text:p>
          </table:table-cell>
          <table:covered-table-cell table:style-name="ce172"/>
          <table:table-cell table:style-name="ce171" office:value-type="float" office:value="2018" table:number-columns-spanned="2" table:number-rows-spanned="1">
            <text:p>2018</text:p>
          </table:table-cell>
          <table:covered-table-cell table:style-name="ce174"/>
          <table:table-cell table:style-name="ce165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66" table:formula="of:=DATE([.$R$1];[.N1];1)" office:value-type="date" office:date-value="2018-09-01">
            <text:p>01</text:p>
          </table:table-cell>
          <table:table-cell table:style-name="ce166" table:formula="of:=[.D2]+1" office:value-type="date" office:date-value="2018-09-02">
            <text:p>02</text:p>
          </table:table-cell>
          <table:table-cell table:style-name="ce166" table:formula="of:=[.E2]+1" office:value-type="date" office:date-value="2018-09-03">
            <text:p>03</text:p>
          </table:table-cell>
          <table:table-cell table:style-name="ce166" table:formula="of:=[.F2]+1" office:value-type="date" office:date-value="2018-09-04">
            <text:p>04</text:p>
          </table:table-cell>
          <table:table-cell table:style-name="ce166" table:formula="of:=[.G2]+1" office:value-type="date" office:date-value="2018-09-05">
            <text:p>05</text:p>
          </table:table-cell>
          <table:table-cell table:style-name="ce166" table:formula="of:=[.H2]+1" office:value-type="date" office:date-value="2018-09-06">
            <text:p>06</text:p>
          </table:table-cell>
          <table:table-cell table:style-name="ce166" table:formula="of:=[.I2]+1" office:value-type="date" office:date-value="2018-09-07">
            <text:p>07</text:p>
          </table:table-cell>
          <table:table-cell table:style-name="ce166" table:formula="of:=[.J2]+1" office:value-type="date" office:date-value="2018-09-08">
            <text:p>08</text:p>
          </table:table-cell>
          <table:table-cell table:style-name="ce166" table:formula="of:=[.K2]+1" office:value-type="date" office:date-value="2018-09-09">
            <text:p>09</text:p>
          </table:table-cell>
          <table:table-cell table:style-name="ce166" table:formula="of:=[.L2]+1" office:value-type="date" office:date-value="2018-09-10">
            <text:p>10</text:p>
          </table:table-cell>
          <table:table-cell table:style-name="ce166" table:formula="of:=[.M2]+1" office:value-type="date" office:date-value="2018-09-11">
            <text:p>11</text:p>
          </table:table-cell>
          <table:table-cell table:style-name="ce166" table:formula="of:=[.N2]+1" office:value-type="date" office:date-value="2018-09-12">
            <text:p>12</text:p>
          </table:table-cell>
          <table:table-cell table:style-name="ce166" table:formula="of:=[.O2]+1" office:value-type="date" office:date-value="2018-09-13">
            <text:p>13</text:p>
          </table:table-cell>
          <table:table-cell table:style-name="ce166" table:formula="of:=[.P2]+1" office:value-type="date" office:date-value="2018-09-14">
            <text:p>14</text:p>
          </table:table-cell>
          <table:table-cell table:style-name="ce166" table:formula="of:=[.Q2]+1" office:value-type="date" office:date-value="2018-09-15">
            <text:p>15</text:p>
          </table:table-cell>
          <table:table-cell table:style-name="ce166" table:formula="of:=[.R2]+1" office:value-type="date" office:date-value="2018-09-16">
            <text:p>16</text:p>
          </table:table-cell>
          <table:table-cell table:style-name="ce166" table:formula="of:=[.S2]+1" office:value-type="date" office:date-value="2018-09-17">
            <text:p>17</text:p>
          </table:table-cell>
          <table:table-cell table:style-name="ce166" table:formula="of:=[.T2]+1" office:value-type="date" office:date-value="2018-09-18">
            <text:p>18</text:p>
          </table:table-cell>
          <table:table-cell table:style-name="ce166" table:formula="of:=[.U2]+1" office:value-type="date" office:date-value="2018-09-19">
            <text:p>19</text:p>
          </table:table-cell>
          <table:table-cell table:style-name="ce166" table:formula="of:=[.V2]+1" office:value-type="date" office:date-value="2018-09-20">
            <text:p>20</text:p>
          </table:table-cell>
          <table:table-cell table:style-name="ce166" table:formula="of:=[.W2]+1" office:value-type="date" office:date-value="2018-09-21">
            <text:p>21</text:p>
          </table:table-cell>
          <table:table-cell table:style-name="ce166" table:formula="of:=[.X2]+1" office:value-type="date" office:date-value="2018-09-22">
            <text:p>22</text:p>
          </table:table-cell>
          <table:table-cell table:style-name="ce166" table:formula="of:=[.Y2]+1" office:value-type="date" office:date-value="2018-09-23">
            <text:p>23</text:p>
          </table:table-cell>
          <table:table-cell table:style-name="ce166" table:formula="of:=[.Z2]+1" office:value-type="date" office:date-value="2018-09-24">
            <text:p>24</text:p>
          </table:table-cell>
          <table:table-cell table:style-name="ce166" table:formula="of:=[.AA2]+1" office:value-type="date" office:date-value="2018-09-25">
            <text:p>25</text:p>
          </table:table-cell>
          <table:table-cell table:style-name="ce166" table:formula="of:=[.AB2]+1" office:value-type="date" office:date-value="2018-09-26">
            <text:p>26</text:p>
          </table:table-cell>
          <table:table-cell table:style-name="ce166" table:formula="of:=[.AC2]+1" office:value-type="date" office:date-value="2018-09-27">
            <text:p>27</text:p>
          </table:table-cell>
          <table:table-cell table:style-name="ce166" table:formula="of:=[.AD2]+1" office:value-type="date" office:date-value="2018-09-28">
            <text:p>28</text:p>
          </table:table-cell>
          <table:table-cell table:style-name="ce166" table:formula="of:=[.AE2]+1" office:value-type="date" office:date-value="2018-09-29">
            <text:p>29</text:p>
          </table:table-cell>
          <table:table-cell table:style-name="ce166" table:formula="of:=[.AF2]+1" office:value-type="date" office:date-value="2018-09-30">
            <text:p>30</text:p>
          </table:table-cell>
          <table:table-cell table:style-name="ce166" table:formula="of:=[.AG2]+1" office:value-type="date" office:date-value="2018-10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6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64" table:formula="of:=SUM([.D4:.AH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64" table:formula="of:=SUM([.D5:.AH5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64" table:formula="of:=SUM([.D6:.AH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64" table:formula="of:=SUM([.D7:.AH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64" table:formula="of:=SUM([.D8:.AH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64" table:formula="of:=SUM([.D9:.AH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64" table:formula="of:=SUM([.D10:.AH10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64" table:formula="of:=SUM([.D11:.AH1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64" table:formula="of:=SUM([.D12:.AH1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64" table:formula="of:=SUM([.D13:.AH1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64" table:formula="of:=SUM([.D14:.AH1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64" table:formula="of:=SUM([.D15:.AH15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64" table:formula="of:=SUM([.D16:.AH1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64" table:formula="of:=SUM([.D17:.AH1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64" table:formula="of:=SUM([.D18:.AH1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64" table:formula="of:=SUM([.D19:.AH1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64" table:formula="of:=SUM([.D20:.AH20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64" table:formula="of:=SUM([.D21:.AH2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64" table:formula="of:=SUM([.D22:.AH2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64"/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64" table:formula="of:=SUM([.D24:.AH2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64" table:formula="of:=SUM([.D25:.AH25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64" table:formula="of:=SUM([.D26:.AH2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64" table:formula="of:=SUM([.D27:.AH2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64" table:formula="of:=SUM([.D28:.AH2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64" table:formula="of:=SUM([.D29:.AH2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64" table:formula="of:=SUM([.D30:.AH30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64" table:formula="of:=SUM([.D31:.AH3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64" table:formula="of:=SUM([.D32:.AH3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64" table:formula="of:=SUM([.D33:.AH3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64" table:formula="of:=SUM([.D34:.AH3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64" table:formula="of:=SUM([.D35:.AH35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64" table:formula="of:=SUM([.D36:.AH3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64" table:formula="of:=SUM([.D37:.AH3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64" table:formula="of:=SUM([.D38:.AH3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64" table:formula="of:=SUM([.D39:.AH3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64"/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64" table:formula="of:=SUM([.D41:.AH4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64" table:formula="of:=SUM([.D42:.AH4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64" table:formula="of:=SUM([.D43:.AH4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64" table:formula="of:=SUM([.D44:.AH4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64"/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64" table:formula="of:=SUM([.D46:.AH4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64" table:formula="of:=SUM([.D47:.AH4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64" table:formula="of:=SUM([.D48:.AH4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64" table:formula="of:=SUM([.D49:.AH4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64" table:formula="of:=SUM([.D50:.AH50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64" table:formula="of:=SUM([.D51:.AH5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64" table:formula="of:=SUM([.D52:.AH5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64" table:formula="of:=SUM([.D53:.AH5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64" table:formula="of:=SUM([.D54:.AH5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69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69"/>
          <table:table-cell table:number-columns-repeated="27"/>
          <table:table-cell table:style-name="ce169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1"/>
        <table:table-column table:style-name="co26" table:number-columns-repeated="7" table:default-cell-style-name="ce181"/>
        <table:table-column table:style-name="co25" table:number-columns-repeated="16" table:default-cell-style-name="ce181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76" table:number-columns-repeated="8"/>
          <table:table-cell table:style-name="ce182" office:value-type="string" table:number-columns-spanned="2" table:number-rows-spanned="1">
            <text:p>Month</text:p>
          </table:table-cell>
          <table:covered-table-cell table:style-name="ce183"/>
          <table:table-cell table:style-name="ce184" table:content-validation-name="val1" office:value-type="float" office:value="10" table:number-columns-spanned="2" table:number-rows-spanned="1">
            <text:p>10</text:p>
          </table:table-cell>
          <table:covered-table-cell table:style-name="ce183"/>
          <table:table-cell table:style-name="ce182" office:value-type="string" table:number-columns-spanned="2" table:number-rows-spanned="1">
            <text:p>Year</text:p>
          </table:table-cell>
          <table:covered-table-cell table:style-name="ce183"/>
          <table:table-cell table:style-name="ce182" office:value-type="float" office:value="2018" table:number-columns-spanned="2" table:number-rows-spanned="1">
            <text:p>2018</text:p>
          </table:table-cell>
          <table:covered-table-cell table:style-name="ce185"/>
          <table:table-cell table:style-name="ce176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77" table:formula="of:=DATE([.$R$1];[.N1];1)" office:value-type="date" office:date-value="2018-10-01">
            <text:p>01</text:p>
          </table:table-cell>
          <table:table-cell table:style-name="ce177" table:formula="of:=[.D2]+1" office:value-type="date" office:date-value="2018-10-02">
            <text:p>02</text:p>
          </table:table-cell>
          <table:table-cell table:style-name="ce177" table:formula="of:=[.E2]+1" office:value-type="date" office:date-value="2018-10-03">
            <text:p>03</text:p>
          </table:table-cell>
          <table:table-cell table:style-name="ce177" table:formula="of:=[.F2]+1" office:value-type="date" office:date-value="2018-10-04">
            <text:p>04</text:p>
          </table:table-cell>
          <table:table-cell table:style-name="ce177" table:formula="of:=[.G2]+1" office:value-type="date" office:date-value="2018-10-05">
            <text:p>05</text:p>
          </table:table-cell>
          <table:table-cell table:style-name="ce177" table:formula="of:=[.H2]+1" office:value-type="date" office:date-value="2018-10-06">
            <text:p>06</text:p>
          </table:table-cell>
          <table:table-cell table:style-name="ce177" table:formula="of:=[.I2]+1" office:value-type="date" office:date-value="2018-10-07">
            <text:p>07</text:p>
          </table:table-cell>
          <table:table-cell table:style-name="ce177" table:formula="of:=[.J2]+1" office:value-type="date" office:date-value="2018-10-08">
            <text:p>08</text:p>
          </table:table-cell>
          <table:table-cell table:style-name="ce177" table:formula="of:=[.K2]+1" office:value-type="date" office:date-value="2018-10-09">
            <text:p>09</text:p>
          </table:table-cell>
          <table:table-cell table:style-name="ce177" table:formula="of:=[.L2]+1" office:value-type="date" office:date-value="2018-10-10">
            <text:p>10</text:p>
          </table:table-cell>
          <table:table-cell table:style-name="ce177" table:formula="of:=[.M2]+1" office:value-type="date" office:date-value="2018-10-11">
            <text:p>11</text:p>
          </table:table-cell>
          <table:table-cell table:style-name="ce177" table:formula="of:=[.N2]+1" office:value-type="date" office:date-value="2018-10-12">
            <text:p>12</text:p>
          </table:table-cell>
          <table:table-cell table:style-name="ce177" table:formula="of:=[.O2]+1" office:value-type="date" office:date-value="2018-10-13">
            <text:p>13</text:p>
          </table:table-cell>
          <table:table-cell table:style-name="ce177" table:formula="of:=[.P2]+1" office:value-type="date" office:date-value="2018-10-14">
            <text:p>14</text:p>
          </table:table-cell>
          <table:table-cell table:style-name="ce177" table:formula="of:=[.Q2]+1" office:value-type="date" office:date-value="2018-10-15">
            <text:p>15</text:p>
          </table:table-cell>
          <table:table-cell table:style-name="ce177" table:formula="of:=[.R2]+1" office:value-type="date" office:date-value="2018-10-16">
            <text:p>16</text:p>
          </table:table-cell>
          <table:table-cell table:style-name="ce177" table:formula="of:=[.S2]+1" office:value-type="date" office:date-value="2018-10-17">
            <text:p>17</text:p>
          </table:table-cell>
          <table:table-cell table:style-name="ce177" table:formula="of:=[.T2]+1" office:value-type="date" office:date-value="2018-10-18">
            <text:p>18</text:p>
          </table:table-cell>
          <table:table-cell table:style-name="ce177" table:formula="of:=[.U2]+1" office:value-type="date" office:date-value="2018-10-19">
            <text:p>19</text:p>
          </table:table-cell>
          <table:table-cell table:style-name="ce177" table:formula="of:=[.V2]+1" office:value-type="date" office:date-value="2018-10-20">
            <text:p>20</text:p>
          </table:table-cell>
          <table:table-cell table:style-name="ce177" table:formula="of:=[.W2]+1" office:value-type="date" office:date-value="2018-10-21">
            <text:p>21</text:p>
          </table:table-cell>
          <table:table-cell table:style-name="ce177" table:formula="of:=[.X2]+1" office:value-type="date" office:date-value="2018-10-22">
            <text:p>22</text:p>
          </table:table-cell>
          <table:table-cell table:style-name="ce177" table:formula="of:=[.Y2]+1" office:value-type="date" office:date-value="2018-10-23">
            <text:p>23</text:p>
          </table:table-cell>
          <table:table-cell table:style-name="ce177" table:formula="of:=[.Z2]+1" office:value-type="date" office:date-value="2018-10-24">
            <text:p>24</text:p>
          </table:table-cell>
          <table:table-cell table:style-name="ce177" table:formula="of:=[.AA2]+1" office:value-type="date" office:date-value="2018-10-25">
            <text:p>25</text:p>
          </table:table-cell>
          <table:table-cell table:style-name="ce177" table:formula="of:=[.AB2]+1" office:value-type="date" office:date-value="2018-10-26">
            <text:p>26</text:p>
          </table:table-cell>
          <table:table-cell table:style-name="ce177" table:formula="of:=[.AC2]+1" office:value-type="date" office:date-value="2018-10-27">
            <text:p>27</text:p>
          </table:table-cell>
          <table:table-cell table:style-name="ce177" table:formula="of:=[.AD2]+1" office:value-type="date" office:date-value="2018-10-28">
            <text:p>28</text:p>
          </table:table-cell>
          <table:table-cell table:style-name="ce177" table:formula="of:=[.AE2]+1" office:value-type="date" office:date-value="2018-10-29">
            <text:p>29</text:p>
          </table:table-cell>
          <table:table-cell table:style-name="ce177" table:formula="of:=[.AF2]+1" office:value-type="date" office:date-value="2018-10-30">
            <text:p>30</text:p>
          </table:table-cell>
          <table:table-cell table:style-name="ce177" table:formula="of:=[.AG2]+1" office:value-type="date" office:date-value="2018-10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7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75" table:formula="of:=SUM([.D4:.AH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75" table:formula="of:=SUM([.D5:.AH5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75" table:formula="of:=SUM([.D6:.AH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75" table:formula="of:=SUM([.D7:.AH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75" table:formula="of:=SUM([.D8:.AH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75" table:formula="of:=SUM([.D9:.AH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75" table:formula="of:=SUM([.D10:.AH10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75" table:formula="of:=SUM([.D11:.AH1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75" table:formula="of:=SUM([.D12:.AH1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75" table:formula="of:=SUM([.D13:.AH1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75" table:formula="of:=SUM([.D14:.AH1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75" table:formula="of:=SUM([.D15:.AH15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75" table:formula="of:=SUM([.D16:.AH1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75" table:formula="of:=SUM([.D17:.AH1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75" table:formula="of:=SUM([.D18:.AH1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75" table:formula="of:=SUM([.D19:.AH1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75" table:formula="of:=SUM([.D20:.AH20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75" table:formula="of:=SUM([.D21:.AH2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75" table:formula="of:=SUM([.D22:.AH2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75"/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75" table:formula="of:=SUM([.D24:.AH2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75" table:formula="of:=SUM([.D25:.AH25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75" table:formula="of:=SUM([.D26:.AH2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75" table:formula="of:=SUM([.D27:.AH2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75" table:formula="of:=SUM([.D28:.AH2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75" table:formula="of:=SUM([.D29:.AH2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75" table:formula="of:=SUM([.D30:.AH30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75" table:formula="of:=SUM([.D31:.AH3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75" table:formula="of:=SUM([.D32:.AH3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75" table:formula="of:=SUM([.D33:.AH3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75" table:formula="of:=SUM([.D34:.AH3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75" table:formula="of:=SUM([.D35:.AH35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75" table:formula="of:=SUM([.D36:.AH3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75" table:formula="of:=SUM([.D37:.AH3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75" table:formula="of:=SUM([.D38:.AH3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75" table:formula="of:=SUM([.D39:.AH3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75"/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75" table:formula="of:=SUM([.D41:.AH4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75" table:formula="of:=SUM([.D42:.AH4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75" table:formula="of:=SUM([.D43:.AH4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75" table:formula="of:=SUM([.D44:.AH4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75"/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75" table:formula="of:=SUM([.D46:.AH4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75" table:formula="of:=SUM([.D47:.AH4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75" table:formula="of:=SUM([.D48:.AH4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75" table:formula="of:=SUM([.D49:.AH4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75" table:formula="of:=SUM([.D50:.AH50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75" table:formula="of:=SUM([.D51:.AH5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75" table:formula="of:=SUM([.D52:.AH5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75" table:formula="of:=SUM([.D53:.AH5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75" table:formula="of:=SUM([.D54:.AH5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80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80"/>
          <table:table-cell table:number-columns-repeated="27"/>
          <table:table-cell table:style-name="ce180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2"/>
        <table:table-column table:style-name="co26" table:number-columns-repeated="7" table:default-cell-style-name="ce192"/>
        <table:table-column table:style-name="co25" table:number-columns-repeated="16" table:default-cell-style-name="ce192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87" table:number-columns-repeated="8"/>
          <table:table-cell table:style-name="ce193" office:value-type="string" table:number-columns-spanned="2" table:number-rows-spanned="1">
            <text:p>Month</text:p>
          </table:table-cell>
          <table:covered-table-cell table:style-name="ce194"/>
          <table:table-cell table:style-name="ce195" table:content-validation-name="val1" office:value-type="float" office:value="11" table:number-columns-spanned="2" table:number-rows-spanned="1">
            <text:p>11</text:p>
          </table:table-cell>
          <table:covered-table-cell table:style-name="ce194"/>
          <table:table-cell table:style-name="ce193" office:value-type="string" table:number-columns-spanned="2" table:number-rows-spanned="1">
            <text:p>Year</text:p>
          </table:table-cell>
          <table:covered-table-cell table:style-name="ce194"/>
          <table:table-cell table:style-name="ce193" office:value-type="float" office:value="2018" table:number-columns-spanned="2" table:number-rows-spanned="1">
            <text:p>2018</text:p>
          </table:table-cell>
          <table:covered-table-cell table:style-name="ce196"/>
          <table:table-cell table:style-name="ce187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88" table:formula="of:=DATE([.$R$1];[.N1];1)" office:value-type="date" office:date-value="2018-11-01">
            <text:p>01</text:p>
          </table:table-cell>
          <table:table-cell table:style-name="ce188" table:formula="of:=[.D2]+1" office:value-type="date" office:date-value="2018-11-02">
            <text:p>02</text:p>
          </table:table-cell>
          <table:table-cell table:style-name="ce188" table:formula="of:=[.E2]+1" office:value-type="date" office:date-value="2018-11-03">
            <text:p>03</text:p>
          </table:table-cell>
          <table:table-cell table:style-name="ce188" table:formula="of:=[.F2]+1" office:value-type="date" office:date-value="2018-11-04">
            <text:p>04</text:p>
          </table:table-cell>
          <table:table-cell table:style-name="ce188" table:formula="of:=[.G2]+1" office:value-type="date" office:date-value="2018-11-05">
            <text:p>05</text:p>
          </table:table-cell>
          <table:table-cell table:style-name="ce188" table:formula="of:=[.H2]+1" office:value-type="date" office:date-value="2018-11-06">
            <text:p>06</text:p>
          </table:table-cell>
          <table:table-cell table:style-name="ce188" table:formula="of:=[.I2]+1" office:value-type="date" office:date-value="2018-11-07">
            <text:p>07</text:p>
          </table:table-cell>
          <table:table-cell table:style-name="ce188" table:formula="of:=[.J2]+1" office:value-type="date" office:date-value="2018-11-08">
            <text:p>08</text:p>
          </table:table-cell>
          <table:table-cell table:style-name="ce188" table:formula="of:=[.K2]+1" office:value-type="date" office:date-value="2018-11-09">
            <text:p>09</text:p>
          </table:table-cell>
          <table:table-cell table:style-name="ce188" table:formula="of:=[.L2]+1" office:value-type="date" office:date-value="2018-11-10">
            <text:p>10</text:p>
          </table:table-cell>
          <table:table-cell table:style-name="ce188" table:formula="of:=[.M2]+1" office:value-type="date" office:date-value="2018-11-11">
            <text:p>11</text:p>
          </table:table-cell>
          <table:table-cell table:style-name="ce188" table:formula="of:=[.N2]+1" office:value-type="date" office:date-value="2018-11-12">
            <text:p>12</text:p>
          </table:table-cell>
          <table:table-cell table:style-name="ce188" table:formula="of:=[.O2]+1" office:value-type="date" office:date-value="2018-11-13">
            <text:p>13</text:p>
          </table:table-cell>
          <table:table-cell table:style-name="ce188" table:formula="of:=[.P2]+1" office:value-type="date" office:date-value="2018-11-14">
            <text:p>14</text:p>
          </table:table-cell>
          <table:table-cell table:style-name="ce188" table:formula="of:=[.Q2]+1" office:value-type="date" office:date-value="2018-11-15">
            <text:p>15</text:p>
          </table:table-cell>
          <table:table-cell table:style-name="ce188" table:formula="of:=[.R2]+1" office:value-type="date" office:date-value="2018-11-16">
            <text:p>16</text:p>
          </table:table-cell>
          <table:table-cell table:style-name="ce188" table:formula="of:=[.S2]+1" office:value-type="date" office:date-value="2018-11-17">
            <text:p>17</text:p>
          </table:table-cell>
          <table:table-cell table:style-name="ce188" table:formula="of:=[.T2]+1" office:value-type="date" office:date-value="2018-11-18">
            <text:p>18</text:p>
          </table:table-cell>
          <table:table-cell table:style-name="ce188" table:formula="of:=[.U2]+1" office:value-type="date" office:date-value="2018-11-19">
            <text:p>19</text:p>
          </table:table-cell>
          <table:table-cell table:style-name="ce188" table:formula="of:=[.V2]+1" office:value-type="date" office:date-value="2018-11-20">
            <text:p>20</text:p>
          </table:table-cell>
          <table:table-cell table:style-name="ce188" table:formula="of:=[.W2]+1" office:value-type="date" office:date-value="2018-11-21">
            <text:p>21</text:p>
          </table:table-cell>
          <table:table-cell table:style-name="ce188" table:formula="of:=[.X2]+1" office:value-type="date" office:date-value="2018-11-22">
            <text:p>22</text:p>
          </table:table-cell>
          <table:table-cell table:style-name="ce188" table:formula="of:=[.Y2]+1" office:value-type="date" office:date-value="2018-11-23">
            <text:p>23</text:p>
          </table:table-cell>
          <table:table-cell table:style-name="ce188" table:formula="of:=[.Z2]+1" office:value-type="date" office:date-value="2018-11-24">
            <text:p>24</text:p>
          </table:table-cell>
          <table:table-cell table:style-name="ce188" table:formula="of:=[.AA2]+1" office:value-type="date" office:date-value="2018-11-25">
            <text:p>25</text:p>
          </table:table-cell>
          <table:table-cell table:style-name="ce188" table:formula="of:=[.AB2]+1" office:value-type="date" office:date-value="2018-11-26">
            <text:p>26</text:p>
          </table:table-cell>
          <table:table-cell table:style-name="ce188" table:formula="of:=[.AC2]+1" office:value-type="date" office:date-value="2018-11-27">
            <text:p>27</text:p>
          </table:table-cell>
          <table:table-cell table:style-name="ce188" table:formula="of:=[.AD2]+1" office:value-type="date" office:date-value="2018-11-28">
            <text:p>28</text:p>
          </table:table-cell>
          <table:table-cell table:style-name="ce188" table:formula="of:=[.AE2]+1" office:value-type="date" office:date-value="2018-11-29">
            <text:p>29</text:p>
          </table:table-cell>
          <table:table-cell table:style-name="ce188" table:formula="of:=[.AF2]+1" office:value-type="date" office:date-value="2018-11-30">
            <text:p>30</text:p>
          </table:table-cell>
          <table:table-cell table:style-name="ce188" table:formula="of:=[.AG2]+1" office:value-type="date" office:date-value="2018-12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86" table:formula="of:=SUM([.D4:.AH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86" table:formula="of:=SUM([.D5:.AH5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86" table:formula="of:=SUM([.D6:.AH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86" table:formula="of:=SUM([.D7:.AH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86" table:formula="of:=SUM([.D8:.AH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86" table:formula="of:=SUM([.D9:.AH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86" table:formula="of:=SUM([.D10:.AH1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86" table:formula="of:=SUM([.D11:.AH1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86" table:formula="of:=SUM([.D12:.AH1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86" table:formula="of:=SUM([.D13:.AH1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86" table:formula="of:=SUM([.D14:.AH1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86" table:formula="of:=SUM([.D15:.AH15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86" table:formula="of:=SUM([.D16:.AH1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86" table:formula="of:=SUM([.D17:.AH1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86" table:formula="of:=SUM([.D18:.AH1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86" table:formula="of:=SUM([.D19:.AH1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86" table:formula="of:=SUM([.D20:.AH2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86" table:formula="of:=SUM([.D21:.AH2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86" table:formula="of:=SUM([.D22:.AH2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86"/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86" table:formula="of:=SUM([.D24:.AH2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86" table:formula="of:=SUM([.D25:.AH25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86" table:formula="of:=SUM([.D26:.AH2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86" table:formula="of:=SUM([.D27:.AH2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86" table:formula="of:=SUM([.D28:.AH2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86" table:formula="of:=SUM([.D29:.AH2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86" table:formula="of:=SUM([.D30:.AH3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86" table:formula="of:=SUM([.D31:.AH3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86" table:formula="of:=SUM([.D32:.AH3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86" table:formula="of:=SUM([.D33:.AH3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86" table:formula="of:=SUM([.D34:.AH3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86" table:formula="of:=SUM([.D35:.AH35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86" table:formula="of:=SUM([.D36:.AH3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86" table:formula="of:=SUM([.D37:.AH3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86" table:formula="of:=SUM([.D38:.AH3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86" table:formula="of:=SUM([.D39:.AH3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86"/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86" table:formula="of:=SUM([.D41:.AH4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86" table:formula="of:=SUM([.D42:.AH4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86" table:formula="of:=SUM([.D43:.AH4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86" table:formula="of:=SUM([.D44:.AH4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86"/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86" table:formula="of:=SUM([.D46:.AH4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86" table:formula="of:=SUM([.D47:.AH4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86" table:formula="of:=SUM([.D48:.AH4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86" table:formula="of:=SUM([.D49:.AH4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86" table:formula="of:=SUM([.D50:.AH5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86" table:formula="of:=SUM([.D51:.AH5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86" table:formula="of:=SUM([.D52:.AH5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86" table:formula="of:=SUM([.D53:.AH5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86" table:formula="of:=SUM([.D54:.AH5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191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91"/>
          <table:table-cell table:number-columns-repeated="27"/>
          <table:table-cell table:style-name="ce191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3"/>
        <table:table-column table:style-name="co26" table:number-columns-repeated="7" table:default-cell-style-name="ce203"/>
        <table:table-column table:style-name="co25" table:number-columns-repeated="16" table:default-cell-style-name="ce203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98" table:number-columns-repeated="8"/>
          <table:table-cell table:style-name="ce204" office:value-type="string" table:number-columns-spanned="2" table:number-rows-spanned="1">
            <text:p>Month</text:p>
          </table:table-cell>
          <table:covered-table-cell table:style-name="ce205"/>
          <table:table-cell table:style-name="ce206" table:content-validation-name="val1" office:value-type="float" office:value="12" table:number-columns-spanned="2" table:number-rows-spanned="1">
            <text:p>12</text:p>
          </table:table-cell>
          <table:covered-table-cell table:style-name="ce205"/>
          <table:table-cell table:style-name="ce204" office:value-type="string" table:number-columns-spanned="2" table:number-rows-spanned="1">
            <text:p>Year</text:p>
          </table:table-cell>
          <table:covered-table-cell table:style-name="ce205"/>
          <table:table-cell table:style-name="ce204" office:value-type="float" office:value="2018" table:number-columns-spanned="2" table:number-rows-spanned="1">
            <text:p>2018</text:p>
          </table:table-cell>
          <table:covered-table-cell table:style-name="ce207"/>
          <table:table-cell table:style-name="ce198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99" table:formula="of:=DATE([.$R$1];[.N1];1)" office:value-type="date" office:date-value="2018-12-01">
            <text:p>01</text:p>
          </table:table-cell>
          <table:table-cell table:style-name="ce199" table:formula="of:=[.D2]+1" office:value-type="date" office:date-value="2018-12-02">
            <text:p>02</text:p>
          </table:table-cell>
          <table:table-cell table:style-name="ce199" table:formula="of:=[.E2]+1" office:value-type="date" office:date-value="2018-12-03">
            <text:p>03</text:p>
          </table:table-cell>
          <table:table-cell table:style-name="ce199" table:formula="of:=[.F2]+1" office:value-type="date" office:date-value="2018-12-04">
            <text:p>04</text:p>
          </table:table-cell>
          <table:table-cell table:style-name="ce199" table:formula="of:=[.G2]+1" office:value-type="date" office:date-value="2018-12-05">
            <text:p>05</text:p>
          </table:table-cell>
          <table:table-cell table:style-name="ce199" table:formula="of:=[.H2]+1" office:value-type="date" office:date-value="2018-12-06">
            <text:p>06</text:p>
          </table:table-cell>
          <table:table-cell table:style-name="ce199" table:formula="of:=[.I2]+1" office:value-type="date" office:date-value="2018-12-07">
            <text:p>07</text:p>
          </table:table-cell>
          <table:table-cell table:style-name="ce199" table:formula="of:=[.J2]+1" office:value-type="date" office:date-value="2018-12-08">
            <text:p>08</text:p>
          </table:table-cell>
          <table:table-cell table:style-name="ce199" table:formula="of:=[.K2]+1" office:value-type="date" office:date-value="2018-12-09">
            <text:p>09</text:p>
          </table:table-cell>
          <table:table-cell table:style-name="ce199" table:formula="of:=[.L2]+1" office:value-type="date" office:date-value="2018-12-10">
            <text:p>10</text:p>
          </table:table-cell>
          <table:table-cell table:style-name="ce199" table:formula="of:=[.M2]+1" office:value-type="date" office:date-value="2018-12-11">
            <text:p>11</text:p>
          </table:table-cell>
          <table:table-cell table:style-name="ce199" table:formula="of:=[.N2]+1" office:value-type="date" office:date-value="2018-12-12">
            <text:p>12</text:p>
          </table:table-cell>
          <table:table-cell table:style-name="ce199" table:formula="of:=[.O2]+1" office:value-type="date" office:date-value="2018-12-13">
            <text:p>13</text:p>
          </table:table-cell>
          <table:table-cell table:style-name="ce199" table:formula="of:=[.P2]+1" office:value-type="date" office:date-value="2018-12-14">
            <text:p>14</text:p>
          </table:table-cell>
          <table:table-cell table:style-name="ce199" table:formula="of:=[.Q2]+1" office:value-type="date" office:date-value="2018-12-15">
            <text:p>15</text:p>
          </table:table-cell>
          <table:table-cell table:style-name="ce199" table:formula="of:=[.R2]+1" office:value-type="date" office:date-value="2018-12-16">
            <text:p>16</text:p>
          </table:table-cell>
          <table:table-cell table:style-name="ce199" table:formula="of:=[.S2]+1" office:value-type="date" office:date-value="2018-12-17">
            <text:p>17</text:p>
          </table:table-cell>
          <table:table-cell table:style-name="ce199" table:formula="of:=[.T2]+1" office:value-type="date" office:date-value="2018-12-18">
            <text:p>18</text:p>
          </table:table-cell>
          <table:table-cell table:style-name="ce199" table:formula="of:=[.U2]+1" office:value-type="date" office:date-value="2018-12-19">
            <text:p>19</text:p>
          </table:table-cell>
          <table:table-cell table:style-name="ce199" table:formula="of:=[.V2]+1" office:value-type="date" office:date-value="2018-12-20">
            <text:p>20</text:p>
          </table:table-cell>
          <table:table-cell table:style-name="ce199" table:formula="of:=[.W2]+1" office:value-type="date" office:date-value="2018-12-21">
            <text:p>21</text:p>
          </table:table-cell>
          <table:table-cell table:style-name="ce199" table:formula="of:=[.X2]+1" office:value-type="date" office:date-value="2018-12-22">
            <text:p>22</text:p>
          </table:table-cell>
          <table:table-cell table:style-name="ce199" table:formula="of:=[.Y2]+1" office:value-type="date" office:date-value="2018-12-23">
            <text:p>23</text:p>
          </table:table-cell>
          <table:table-cell table:style-name="ce199" table:formula="of:=[.Z2]+1" office:value-type="date" office:date-value="2018-12-24">
            <text:p>24</text:p>
          </table:table-cell>
          <table:table-cell table:style-name="ce199" table:formula="of:=[.AA2]+1" office:value-type="date" office:date-value="2018-12-25">
            <text:p>25</text:p>
          </table:table-cell>
          <table:table-cell table:style-name="ce199" table:formula="of:=[.AB2]+1" office:value-type="date" office:date-value="2018-12-26">
            <text:p>26</text:p>
          </table:table-cell>
          <table:table-cell table:style-name="ce199" table:formula="of:=[.AC2]+1" office:value-type="date" office:date-value="2018-12-27">
            <text:p>27</text:p>
          </table:table-cell>
          <table:table-cell table:style-name="ce199" table:formula="of:=[.AD2]+1" office:value-type="date" office:date-value="2018-12-28">
            <text:p>28</text:p>
          </table:table-cell>
          <table:table-cell table:style-name="ce199" table:formula="of:=[.AE2]+1" office:value-type="date" office:date-value="2018-12-29">
            <text:p>29</text:p>
          </table:table-cell>
          <table:table-cell table:style-name="ce199" table:formula="of:=[.AF2]+1" office:value-type="date" office:date-value="2018-12-30">
            <text:p>30</text:p>
          </table:table-cell>
          <table:table-cell table:style-name="ce199" table:formula="of:=[.AG2]+1" office:value-type="date" office:date-value="2018-12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20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number-columns-repeated="952"/>
        </table:table-row>
        <table:table-row table:style-name="ro8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97" table:formula="of:=SUM([.D4:.AH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97" table:formula="of:=SUM([.D5:.AH5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97" table:formula="of:=SUM([.D6:.AH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97" table:formula="of:=SUM([.D7:.AH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97" table:formula="of:=SUM([.D8:.AH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97" table:formula="of:=SUM([.D9:.AH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97" table:formula="of:=SUM([.D10:.AH10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97" table:formula="of:=SUM([.D11:.AH1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97" table:formula="of:=SUM([.D12:.AH1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97" table:formula="of:=SUM([.D13:.AH1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97" table:formula="of:=SUM([.D14:.AH1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97" table:formula="of:=SUM([.D15:.AH15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97" table:formula="of:=SUM([.D16:.AH1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97" table:formula="of:=SUM([.D17:.AH1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97" table:formula="of:=SUM([.D18:.AH1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97" table:formula="of:=SUM([.D19:.AH1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97" table:formula="of:=SUM([.D20:.AH20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97" table:formula="of:=SUM([.D21:.AH2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97" table:formula="of:=SUM([.D22:.AH2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197"/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197" table:formula="of:=SUM([.D24:.AH2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197" table:formula="of:=SUM([.D25:.AH25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197" table:formula="of:=SUM([.D26:.AH2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97" table:formula="of:=SUM([.D27:.AH2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97" table:formula="of:=SUM([.D28:.AH2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97" table:formula="of:=SUM([.D29:.AH2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97" table:formula="of:=SUM([.D30:.AH30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97" table:formula="of:=SUM([.D31:.AH3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97" table:formula="of:=SUM([.D32:.AH3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97" table:formula="of:=SUM([.D33:.AH3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97" table:formula="of:=SUM([.D34:.AH3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97" table:formula="of:=SUM([.D35:.AH35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97" table:formula="of:=SUM([.D36:.AH3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97" table:formula="of:=SUM([.D37:.AH3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97" table:formula="of:=SUM([.D38:.AH3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97" table:formula="of:=SUM([.D39:.AH3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49"/>
          <table:table-cell table:number-columns-repeated="3"/>
        </table:table-row>
        <table:table-row table:style-name="ro8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97"/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97" table:formula="of:=SUM([.D41:.AH4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97" table:formula="of:=SUM([.D42:.AH4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97" table:formula="of:=SUM([.D43:.AH4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97" table:formula="of:=SUM([.D44:.AH4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97"/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97" table:formula="of:=SUM([.D46:.AH4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97" table:formula="of:=SUM([.D47:.AH4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97" table:formula="of:=SUM([.D48:.AH4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97" table:formula="of:=SUM([.D49:.AH4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97" table:formula="of:=SUM([.D50:.AH50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97" table:formula="of:=SUM([.D51:.AH5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97" table:formula="of:=SUM([.D52:.AH5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97" table:formula="of:=SUM([.D53:.AH5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8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97" table:formula="of:=SUM([.D54:.AH5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202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202"/>
          <table:table-cell table:number-columns-repeated="27"/>
          <table:table-cell table:style-name="ce202" table:number-columns-repeated="3"/>
          <table:table-cell table:style-name="ce42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N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14:5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2-06">02/06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464</meta:editing-cycles>
    <meta:editing-duration>P9DT3H33M47S</meta:editing-duration>
    <meta:generator>OpenOffice/4.1.3$Win32 OpenOffice.org_project/413m1$Build-9783</meta:generator>
    <dc:date>2018-02-06T14:50:30.50</dc:date>
    <meta:print-date>2017-11-27T10:08:43.96</meta:print-date>
    <dc:creator>Thuy Le</dc:creator>
    <meta:document-statistic meta:table-count="15" meta:cell-count="3448" meta:object-count="0"/>
    <meta:user-defined meta:name="Info 1"/>
    <meta:user-defined meta:name="Info 2"/>
    <meta:user-defined meta:name="Info 3"/>
    <meta:user-defined meta:name="Info 4"/>
  </office:meta>
</office:document-meta>
</file>